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2" svg:font-family="'DejaVu Sans'"/>
    <style:font-face style:name="MyriadProular1" svg:font-family="MyriadProular"/>
    <style:font-face style:name="DejaVu Sans1" svg:font-family="'DejaVu Sans'" style:font-pitch="variable"/>
    <style:font-face style:name="Liberation Serif1" svg:font-family="'Liberation Serif'" style:font-pitch="variable"/>
    <style:font-face style:name="MyriadProular" svg:font-family="MyriadPr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0.5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6.47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20.47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81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90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14cm" svg:stroke-color="#1d1d1b" draw:stroke-linejoin="miter" svg:stroke-linecap="butt" draw:fill="none" fo:padding-top="0.007cm" fo:padding-bottom="0.007cm" fo:padding-left="0.007cm" fo:padding-right="0.0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4.8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0.43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1.10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1.1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18.80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4.95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51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4.61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1d1d1b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8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58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5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47cm" svg:stroke-color="#000000" draw:stroke-linejoin="round" svg:stroke-linecap="round" draw:fill="none" fo:padding-top="0.023cm" fo:padding-bottom="0.023cm" fo:padding-left="0.023cm" fo:padding-right="0.023cm"/>
    </style:style>
    <style:style style:name="gr24" style:family="graphic" style:parent-style-name="standard">
      <style:graphic-properties draw:stroke="solid" svg:stroke-width="0.027cm" svg:stroke-color="#000000" draw:stroke-linejoin="round" svg:stroke-linecap="butt" draw:fill="none" fo:padding-top="0.013cm" fo:padding-bottom="0.013cm" fo:padding-left="0.013cm" fo:padding-right="0.013cm"/>
    </style:style>
    <style:style style:name="gr25" style:family="graphic" style:parent-style-name="standard">
      <style:graphic-properties draw:stroke="none" draw:fill="solid" draw:fill-color="#000000"/>
    </style:style>
    <style:style style:name="gr26" style:family="graphic" style:parent-style-name="standard">
      <style:graphic-properties draw:stroke="solid" svg:stroke-width="0.047cm" svg:stroke-color="#000000" draw:stroke-linejoin="round" svg:stroke-linecap="butt" draw:fill="none" fo:padding-top="0.023cm" fo:padding-bottom="0.023cm" fo:padding-left="0.023cm" fo:padding-right="0.023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8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647cm" fo:min-width="5.31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.049cm" svg:stroke-color="#9d9d9c" draw:stroke-linejoin="miter" svg:stroke-linecap="butt" draw:fill="none" fo:padding-top="0.024cm" fo:padding-bottom="0.024cm" fo:padding-left="0.024cm" fo:padding-right="0.024cm"/>
    </style:style>
    <style:style style:name="gr30" style:family="graphic" style:parent-style-name="standard">
      <style:graphic-properties draw:stroke="solid" svg:stroke-width="0.049cm" svg:stroke-color="#1d1d1b" draw:stroke-linejoin="miter" svg:stroke-linecap="butt" draw:fill="none" fo:padding-top="0.024cm" fo:padding-bottom="0.024cm" fo:padding-left="0.024cm" fo:padding-right="0.024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1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0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67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92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95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16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2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9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8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37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5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solid" svg:stroke-width="0.031cm" svg:stroke-color="#1d1d1b" draw:stroke-linejoin="miter" svg:stroke-linecap="butt" draw:fill="none" fo:padding-top="0.015cm" fo:padding-bottom="0.015cm" fo:padding-left="0.015cm" fo:padding-right="0.015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4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8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1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8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3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9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9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03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93cm" fo:min-width="6.50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7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solid" draw:fill-color="#9d9d9c"/>
    </style:style>
    <style:style style:name="gr59" style:family="graphic" style:parent-style-name="standard">
      <style:graphic-properties draw:stroke="dash" draw:stroke-dash="stroke-dash30" svg:stroke-width="0.049cm" svg:stroke-color="#9d9d9c" draw:stroke-linejoin="miter" svg:stroke-linecap="butt" draw:fill="none" fo:padding-top="0.024cm" fo:padding-bottom="0.024cm" fo:padding-left="0.024cm" fo:padding-right="0.024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9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solid" svg:stroke-width="0.049cm" svg:stroke-color="#9d9d9c" draw:stroke-linejoin="miter" svg:stroke-linecap="butt" draw:fill="solid" draw:fill-color="#ffffff" fo:padding-top="0.024cm" fo:padding-bottom="0.024cm" fo:padding-left="0.024cm" fo:padding-right="0.024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29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9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1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12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45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4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5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58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61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3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7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2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2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5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9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21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5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5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5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9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18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45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68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72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36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05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5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9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1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6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8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3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9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4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solid" svg:stroke-width="0.017cm" svg:stroke-color="#1d1d1b" draw:stroke-linejoin="miter" svg:stroke-linecap="butt" draw:fill="none" fo:padding-top="0.008cm" fo:padding-bottom="0.008cm" fo:padding-left="0.008cm" fo:padding-right="0.008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55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88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53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59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6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01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60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.64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0pt" fo:font-weight="bold" style:font-size-asian="24pt" style:font-size-complex="24pt"/>
    </style:style>
    <style:style style:name="P3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1d1d1b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color="#ffffff" style:font-name="DejaVu Sans" fo:font-size="8pt" style:font-size-asian="8pt" style:font-size-complex="8pt"/>
    </style:style>
    <style:style style:name="P9" style:family="paragraph">
      <loext:graphic-properties draw:fill="solid" draw:fill-color="#000000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  <style:text-properties fo:font-size="16.1000003814697pt" style:font-size-asian="16.1000003814697pt" style:font-size-complex="16.1000003814697pt"/>
    </style:style>
    <style:style style:name="P12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3" style:family="paragraph">
      <loext:graphic-properties draw:fill="solid" draw:fill-color="#9d9d9c"/>
    </style:style>
    <style:style style:name="P14" style:family="paragraph">
      <loext:graphic-properties draw:fill="none"/>
      <style:paragraph-properties fo:text-align="start" style:writing-mode="lr-tb"/>
      <style:text-properties fo:font-size="8.39999961853027pt" style:font-size-asian="8.39999961853027pt" style:font-size-complex="8.39999961853027pt"/>
    </style:style>
    <style:style style:name="P15" style:family="paragraph">
      <loext:graphic-properties draw:fill="none" draw:fill-color="#ffffff"/>
      <style:paragraph-properties style:writing-mode="lr-tb"/>
      <style:text-properties style:font-name="MyriadProular1" fo:font-size="8pt" style:font-size-asian="8pt" style:font-size-complex="8pt"/>
    </style:style>
    <style:style style:name="P16" style:family="paragraph">
      <style:text-properties style:font-name="MyriadProular1" fo:font-size="8pt" style:font-size-asian="8pt" style:font-size-complex="8pt"/>
    </style:style>
    <style:style style:name="P17" style:family="paragraph">
      <loext:graphic-properties draw:fill="none" draw:fill-color="#ffffff"/>
      <style:text-properties style:font-name="MyriadProular1" fo:font-size="8pt" style:font-size-asian="8pt" style:font-size-complex="8pt"/>
    </style:style>
    <style:style style:name="T1" style:family="text">
      <style:text-properties fo:color="#1d1d1b" style:font-name="MyriadProular1" fo:font-size="20pt" fo:font-weight="bold" style:font-size-asian="24pt" style:font-name-complex="MyriadProular1" style:font-size-complex="24pt"/>
    </style:style>
    <style:style style:name="T2" style:family="text">
      <style:text-properties fo:color="#1d1d1b" style:font-name="MyriadProular1" fo:font-size="8pt" style:font-size-asian="8pt" style:font-name-complex="MyriadProular1" style:font-size-complex="8pt"/>
    </style:style>
    <style:style style:name="T3" style:family="text">
      <style:text-properties fo:color="#1d1d1b" style:font-name="MyriadProular1" fo:font-size="12pt" style:font-size-asian="12pt" style:font-name-complex="MyriadProular1" style:font-size-complex="12pt"/>
    </style:style>
    <style:style style:name="T4" style:family="text">
      <style:text-properties fo:color="#ffffff" style:font-name="DejaVu Sans" fo:font-size="4pt" style:font-size-asian="4pt" style:font-size-complex="4pt"/>
    </style:style>
    <style:style style:name="T5" style:family="text">
      <style:text-properties fo:color="#ffffff" style:font-name="DejaVu Sans" fo:font-size="8pt" style:font-size-asian="8pt" style:font-size-complex="8pt"/>
    </style:style>
    <style:style style:name="T6" style:family="text">
      <style:text-properties fo:color="#000000" style:font-name="DejaVu Sans2" fo:font-size="12pt" style:font-size-asian="12pt" style:font-name-complex="DejaVu Sans2" style:font-size-complex="12pt"/>
    </style:style>
    <style:style style:name="T7" style:family="text">
      <style:text-properties fo:color="#000000" style:font-name="DejaVu Sans2" fo:font-size="24pt" fo:font-weight="bold" style:font-size-asian="24pt" style:font-name-complex="DejaVu Sans2" style:font-size-complex="24pt" style:font-weight-complex="bold"/>
    </style:style>
    <style:style style:name="T8" style:family="text">
      <style:text-properties fo:color="#000000" style:font-name="DejaVu Sans2" fo:font-size="16.1000003814697pt" fo:font-weight="bold" style:font-size-asian="16.1000003814697pt" style:font-name-complex="DejaVu Sans2" style:font-size-complex="16.1000003814697pt" style:font-weight-complex="bold"/>
    </style:style>
    <style:style style:name="T9" style:family="text">
      <style:text-properties fo:color="#000000" style:font-name="DejaVu Sans2" fo:font-size="16.1000003814697pt" fo:font-weight="normal" style:font-size-asian="16.1000003814697pt" style:font-weight-asian="normal" style:font-name-complex="DejaVu Sans2" style:font-size-complex="16.1000003814697pt" style:font-weight-complex="normal"/>
    </style:style>
    <style:style style:name="T10" style:family="text">
      <style:text-properties fo:color="#1d1d1b" style:font-name="MyriadProular1" fo:font-size="6pt" style:font-size-asian="6pt" style:font-name-complex="MyriadProular1" style:font-size-complex="6pt"/>
    </style:style>
    <style:style style:name="T11" style:family="text">
      <style:text-properties fo:color="#9d9d9c" style:font-name="MyriadProular1" fo:font-size="12pt" style:font-size-asian="12pt" style:font-name-complex="MyriadProular1" style:font-size-complex="12pt"/>
    </style:style>
    <style:style style:name="T12" style:family="text">
      <style:text-properties fo:color="#9d9d9c" style:font-name="MyriadProular1" fo:font-size="8.39999961853027pt" style:font-size-asian="8.39999961853027pt" style:font-name-complex="MyriadProular1" style:font-size-complex="8.39999961853027pt"/>
    </style:style>
    <style:style style:name="T13" style:family="text">
      <style:text-properties style:font-name="MyriadProular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0.559cm" svg:height="0.846cm" svg:x="4.5cm" svg:y="0.6cm">
          <draw:text-box>
            <text:p text:style-name="P1"><text:span text:style-name="T1">Kurzanleitung zur Wortuhr mit der Firmware 3.4.10</text:span></text:p>
          </draw:text-box>
        </draw:frame>
        <draw:frame draw:style-name="gr2" draw:text-style-name="P3" draw:layer="layout" svg:width="26.478cm" svg:height="0.331cm" svg:x="4.6cm" svg:y="14.3cm">
          <draw:text-box>
            <text:p text:style-name="P1"><text:span text:style-name="T2">Die eingestellte Uhrzeit wird gegebenfalls durch den DCF77-Empfänger korrigiert. Ohne Empfang läuft sie über die Quarzuhr (Echtzeituhr).</text:span></text:p>
          </draw:text-box>
        </draw:frame>
        <draw:frame draw:style-name="gr3" draw:text-style-name="P3" draw:layer="layout" svg:width="20.478cm" svg:height="0.661cm" svg:x="4.6cm" svg:y="14.977cm">
          <draw:text-box>
            <text:p text:style-name="P1"><text:span text:style-name="T2">Alarmfunktion: (Nur verfügbar, wenn beim Compilieren aktiviert.) Der Wecker unterscheidet im 24-Stunden-Modus Vormittag und Nachmittag.</text:span><text:span text:style-name="T2"><text:line-break/></text:span><text:span text:style-name="T2">Snoozefunktion: (Nur verfügbar, wenn beim Compilieren aktiviert.) Nach 5,10,..,30 Minuten geht der Alarm erneut an.</text:span></text:p>
          </draw:text-box>
        </draw:frame>
        <draw:frame draw:style-name="gr4" draw:text-style-name="P3" draw:layer="layout" svg:width="16.816cm" svg:height="0.331cm" svg:x="4.6cm" svg:y="15.654cm">
          <draw:text-box>
            <text:p text:style-name="P1"><text:span text:style-name="T2">Helligkeit: Visualisierung über Balken- oder Prozentanzeige (beim Compilieren wählbar).</text:span></text:p>
          </draw:text-box>
        </draw:frame>
        <draw:frame draw:style-name="gr5" draw:text-style-name="P3" draw:layer="layout" svg:width="7.909cm" svg:height="0.331cm" svg:x="4.6cm" svg:y="15.993cm">
          <draw:text-box>
            <text:p text:style-name="P1"><text:span text:style-name="T2">LDR-Modus: A = Automatik; M = Manuell.</text:span></text:p>
          </draw:text-box>
        </draw:frame>
        <draw:polygon draw:style-name="gr6" draw:text-style-name="P4" draw:layer="layout" svg:width="0.177cm" svg:height="0cm" svg:x="6.965cm" svg:y="16.621cm" svg:viewBox="0 0 178 0" draw:points="0,0 178,0">
          <text:p/>
        </draw:polygon>
        <draw:polygon draw:style-name="gr6" draw:text-style-name="P4" draw:layer="layout" svg:width="0.248cm" svg:height="0cm" svg:x="9.627cm" svg:y="16.621cm" svg:viewBox="0 0 249 0" draw:points="0,0 249,0">
          <text:p/>
        </draw:polygon>
        <draw:polygon draw:style-name="gr6" draw:text-style-name="P4" draw:layer="layout" svg:width="0.433cm" svg:height="0cm" svg:x="12.739cm" svg:y="16.621cm" svg:viewBox="0 0 434 0" draw:points="0,0 434,0">
          <text:p/>
        </draw:polygon>
        <draw:polygon draw:style-name="gr6" draw:text-style-name="P4" draw:layer="layout" svg:width="0.251cm" svg:height="0cm" svg:x="15.083cm" svg:y="16.621cm" svg:viewBox="0 0 252 0" draw:points="0,0 252,0">
          <text:p/>
        </draw:polygon>
        <draw:polygon draw:style-name="gr6" draw:text-style-name="P4" draw:layer="layout" svg:width="0.229cm" svg:height="0cm" svg:x="15.573cm" svg:y="16.621cm" svg:viewBox="0 0 230 0" draw:points="0,0 230,0">
          <text:p/>
        </draw:polygon>
        <draw:frame draw:style-name="gr7" draw:text-style-name="P3" draw:layer="layout" svg:width="14.816cm" svg:height="0.331cm" svg:x="4.6cm" svg:y="16.332cm">
          <draw:text-box>
            <text:p text:style-name="P1"><text:span text:style-name="T2">Nacht via LDR (LDR-gesteuerter Nachtmodus): EN = ENabled; DA = DisAbled.</text:span></text:p>
          </draw:text-box>
        </draw:frame>
        <draw:polygon draw:style-name="gr6" draw:text-style-name="P4" draw:layer="layout" svg:width="0.219cm" svg:height="0cm" svg:x="7.815cm" svg:y="16.96cm" svg:viewBox="0 0 220 0" draw:points="0,0 220,0">
          <text:p/>
        </draw:polygon>
        <draw:polygon draw:style-name="gr6" draw:text-style-name="P4" draw:layer="layout" svg:width="0.312cm" svg:height="0cm" svg:x="8.677cm" svg:y="16.96cm" svg:viewBox="0 0 313 0" draw:points="0,0 313,0">
          <text:p/>
        </draw:polygon>
        <draw:polygon draw:style-name="gr6" draw:text-style-name="P4" draw:layer="layout" svg:width="0.215cm" svg:height="0cm" svg:x="13.784cm" svg:y="16.96cm" svg:viewBox="0 0 216 0" draw:points="0,0 216,0">
          <text:p/>
        </draw:polygon>
        <draw:polygon draw:style-name="gr6" draw:text-style-name="P4" draw:layer="layout" svg:width="0.219cm" svg:height="0cm" svg:x="15.139cm" svg:y="16.96cm" svg:viewBox="0 0 220 0" draw:points="0,0 220,0">
          <text:p/>
        </draw:polygon>
        <draw:polygon draw:style-name="gr6" draw:text-style-name="P4" draw:layer="layout" svg:width="0.312cm" svg:height="0cm" svg:x="16.001cm" svg:y="16.96cm" svg:viewBox="0 0 313 0" draw:points="0,0 313,0">
          <text:p/>
        </draw:polygon>
        <draw:frame draw:style-name="gr8" draw:text-style-name="P3" draw:layer="layout" svg:width="20.431cm" svg:height="0.331cm" svg:x="4.6cm" svg:y="16.67cm">
          <draw:text-box>
            <text:p text:style-name="P1"><text:span text:style-name="T2">Ecken-Modus: CW = ClockWise = im Uhrzeigersinn; CCW = Counter ClockWise = gegen den Uhrzeigersinn.</text:span></text:p>
          </draw:text-box>
        </draw:frame>
        <draw:polygon draw:style-name="gr6" draw:text-style-name="P4" draw:layer="layout" svg:width="0.409cm" svg:height="0cm" svg:x="7.058cm" svg:y="17.299cm" svg:viewBox="0 0 410 0" draw:points="0,0 410,0">
          <text:p/>
        </draw:polygon>
        <draw:polygon draw:style-name="gr6" draw:text-style-name="P4" draw:layer="layout" svg:width="0.434cm" svg:height="0cm" svg:x="8.169cm" svg:y="17.299cm" svg:viewBox="0 0 435 0" draw:points="0,0 435,0">
          <text:p/>
        </draw:polygon>
        <draw:polygon draw:style-name="gr6" draw:text-style-name="P4" draw:layer="layout" svg:width="0.409cm" svg:height="0cm" svg:x="11.052cm" svg:y="17.299cm" svg:viewBox="0 0 410 0" draw:points="0,0 410,0">
          <text:p/>
        </draw:polygon>
        <draw:polygon draw:style-name="gr6" draw:text-style-name="P4" draw:layer="layout" svg:width="0.251cm" svg:height="0cm" svg:x="12.165cm" svg:y="17.299cm" svg:viewBox="0 0 252 0" draw:points="0,0 252,0">
          <text:p/>
        </draw:polygon>
        <draw:polygon draw:style-name="gr6" draw:text-style-name="P4" draw:layer="layout" svg:width="0.228cm" svg:height="0cm" svg:x="12.655cm" svg:y="17.299cm" svg:viewBox="0 0 229 0" draw:points="0,0 229,0">
          <text:p/>
        </draw:polygon>
        <draw:frame draw:style-name="gr9" draw:text-style-name="P3" draw:layer="layout" svg:width="11.104cm" svg:height="0.331cm" svg:x="4.6cm" svg:y="17.009cm">
          <draw:text-box>
            <text:p text:style-name="P1"><text:span text:style-name="T2">Alarm: AL/EN = ALarm ENabled; AL/DA = ALarm DisAbled.</text:span></text:p>
          </draw:text-box>
        </draw:frame>
        <draw:polygon draw:style-name="gr6" draw:text-style-name="P4" draw:layer="layout" svg:width="0.277cm" svg:height="0cm" svg:x="7.261cm" svg:y="17.637cm" svg:viewBox="0 0 278 0" draw:points="0,0 278,0">
          <text:p/>
        </draw:polygon>
        <draw:polygon draw:style-name="gr6" draw:text-style-name="P4" draw:layer="layout" svg:width="0.434cm" svg:height="0cm" svg:x="8.071cm" svg:y="17.637cm" svg:viewBox="0 0 435 0" draw:points="0,0 435,0">
          <text:p/>
        </draw:polygon>
        <draw:polygon draw:style-name="gr6" draw:text-style-name="P4" draw:layer="layout" svg:width="0.277cm" svg:height="0cm" svg:x="10.914cm" svg:y="17.637cm" svg:viewBox="0 0 278 0" draw:points="0,0 278,0">
          <text:p/>
        </draw:polygon>
        <draw:polygon draw:style-name="gr6" draw:text-style-name="P4" draw:layer="layout" svg:width="0.251cm" svg:height="0cm" svg:x="11.724cm" svg:y="17.637cm" svg:viewBox="0 0 252 0" draw:points="0,0 252,0">
          <text:p/>
        </draw:polygon>
        <draw:polygon draw:style-name="gr6" draw:text-style-name="P4" draw:layer="layout" svg:width="0.229cm" svg:height="0cm" svg:x="12.214cm" svg:y="17.637cm" svg:viewBox="0 0 230 0" draw:points="0,0 230,0">
          <text:p/>
        </draw:polygon>
        <draw:frame draw:style-name="gr10" draw:text-style-name="P3" draw:layer="layout" svg:width="11.188cm" svg:height="0.331cm" svg:x="4.6cm" svg:y="17.348cm">
          <draw:text-box>
            <text:p text:style-name="P1"><text:span text:style-name="T2">„</text:span><text:span text:style-name="T2">ES IST“: IT/EN = „IT is“ ENabled; IT/DA = „IT is“ DisAbled.</text:span></text:p>
          </draw:text-box>
        </draw:frame>
        <draw:polygon draw:style-name="gr6" draw:text-style-name="P4" draw:layer="layout" svg:width="0.208cm" svg:height="0cm" svg:x="7.735cm" svg:y="17.976cm" svg:viewBox="0 0 209 0" draw:points="0,0 209,0">
          <text:p/>
        </draw:polygon>
        <draw:polygon draw:style-name="gr6" draw:text-style-name="P4" draw:layer="layout" svg:width="0.185cm" svg:height="0cm" svg:x="8.635cm" svg:y="17.976cm" svg:viewBox="0 0 186 0" draw:points="0,0 186,0">
          <text:p/>
        </draw:polygon>
        <draw:polygon draw:style-name="gr6" draw:text-style-name="P4" draw:layer="layout" svg:width="0.342cm" svg:height="0cm" svg:x="9.679cm" svg:y="17.976cm" svg:viewBox="0 0 343 0" draw:points="0,0 343,0">
          <text:p/>
        </draw:polygon>
        <draw:polygon draw:style-name="gr6" draw:text-style-name="P4" draw:layer="layout" svg:width="0.208cm" svg:height="0cm" svg:x="12.617cm" svg:y="17.976cm" svg:viewBox="0 0 209 0" draw:points="0,0 209,0">
          <text:p/>
        </draw:polygon>
        <draw:polygon draw:style-name="gr6" draw:text-style-name="P4" draw:layer="layout" svg:width="0.185cm" svg:height="0cm" svg:x="13.517cm" svg:y="17.976cm" svg:viewBox="0 0 186 0" draw:points="0,0 186,0">
          <text:p/>
        </draw:polygon>
        <draw:polygon draw:style-name="gr6" draw:text-style-name="P4" draw:layer="layout" svg:width="0.508cm" svg:height="0cm" svg:x="14.561cm" svg:y="17.976cm" svg:viewBox="0 0 509 0" draw:points="0,0 509,0">
          <text:p/>
        </draw:polygon>
        <draw:frame draw:style-name="gr11" draw:text-style-name="P3" draw:layer="layout" svg:width="18.806cm" svg:height="0.661cm" svg:x="4.6cm" svg:y="17.686cm">
          <draw:text-box>
            <text:p text:style-name="P1"><text:span text:style-name="T2">DCF-Signal: RS/IN = RadioSignal INverted; RS/NO = RadioSignal Normal.</text:span><text:span text:style-name="T2"><text:line-break/></text:span><text:span text:style-name="T2">Näherungssensor: (wenn eingebaut) Zum Aktivieren des Schlummermodus bei Alarm und zum Einschalten der LED im Nachtmodus.</text:span></text:p>
          </draw:text-box>
        </draw:frame>
        <draw:frame draw:style-name="gr12" draw:text-style-name="P3" draw:layer="layout" svg:width="24.953cm" svg:height="0.331cm" svg:x="4.6cm" svg:y="18.364cm">
          <draw:text-box>
            <text:p text:style-name="P1"><text:span text:style-name="T2">Sprachen: DE = Hochdeutsch; DE/SW = Schwäbisch; DE/BA = Bayrisch; DE/SA = Sächsisch; CH = Schweizerisch (Berner-Deutsch); </text:span></text:p>
          </draw:text-box>
        </draw:frame>
        <draw:frame draw:style-name="gr13" draw:text-style-name="P3" draw:layer="layout" svg:width="16.516cm" svg:height="0.331cm" svg:x="4.6cm" svg:y="18.702cm">
          <draw:text-box>
            <text:p text:style-name="P1"><text:span text:style-name="T2">EN = Englisch; FR = Französisch; <text:s/>IT = Italienisch; NL = Niederländisch; ES = Spanisch</text:span></text:p>
          </draw:text-box>
        </draw:frame>
        <draw:frame draw:style-name="gr14" draw:text-style-name="P3" draw:layer="layout" svg:width="14.618cm" svg:height="0.331cm" svg:x="4.6cm" svg:y="19.38cm">
          <draw:text-box>
            <text:p text:style-name="P1"><text:span text:style-name="T2">[ ] = Funktion ist je nach Funktionsumfang und Einstellung (nicht) verfügbar.</text:span></text:p>
          </draw:text-box>
        </draw:frame>
        <draw:path draw:style-name="gr15" draw:text-style-name="P5" draw:layer="layout" svg:width="0.484cm" svg:height="0.485cm" svg:x="4.697cm" svg:y="1.778cm" svg:viewBox="0 0 485 486" svg:d="M485 243c0 134-108 243-242 243-135 0-243-109-243-243s108-243 243-243c134 0 242 109 242 243z">
          <text:p/>
        </draw:path>
        <draw:path draw:style-name="gr16" draw:text-style-name="P6" draw:layer="layout" svg:width="0.236cm" svg:height="0.231cm" svg:x="4.821cm" svg:y="1.905cm" svg:viewBox="0 0 237 232" svg:d="M202 130c-2-33-4-72-4-100-9 27-18 56-30 88l-40 113h-23l-38-111c-11-33-20-63-26-90h-1c-1 29-2 67-4 102l-7 100h-29l17-232h38l40 112c9 29 17 55 23 79h1c6-24 14-49 24-79l42-112h38l14 232h-30z">
          <text:p/>
        </draw:path>
        <draw:path draw:style-name="gr15" draw:text-style-name="P5" draw:layer="layout" svg:width="0.484cm" svg:height="0.485cm" svg:x="12.863cm" svg:y="1.778cm" svg:viewBox="0 0 485 486" svg:d="M485 243c0 134-108 243-242 243-135 0-243-109-243-243s108-243 243-243c134 0 242 109 242 243z">
          <text:p/>
        </draw:path>
        <draw:polygon draw:style-name="gr16" draw:text-style-name="P6" draw:layer="layout" svg:width="0.141cm" svg:height="0.19cm" svg:x="12.946cm" svg:y="1.926cm" svg:viewBox="0 0 142 191" draw:points="24,0 24,79 116,79 116,0 142,0 142,191 116,191 116,102 24,102 24,191 0,191 0,0">
          <text:p/>
        </draw:polygon>
        <draw:polygon draw:style-name="gr16" draw:text-style-name="P6" draw:layer="layout" svg:width="0.146cm" svg:height="0.15cm" svg:x="13.119cm" svg:y="1.966cm" svg:viewBox="0 0 147 151" draw:points="83,0 83,67 147,67 147,84 83,84 83,151 65,151 65,84 0,84 0,67 65,67 65,0">
          <text:p/>
        </draw:polygon>
        <draw:frame draw:style-name="gr17" draw:text-style-name="P7" draw:layer="layout" svg:width="3.185cm" svg:height="0.497cm" svg:x="5.297cm" svg:y="1.753cm">
          <draw:text-box>
            <text:p text:style-name="P1"><text:span text:style-name="T3">= Modus-Taste</text:span></text:p>
          </draw:text-box>
        </draw:frame>
        <draw:path draw:style-name="gr15" draw:text-style-name="P5" draw:layer="layout" svg:width="0.484cm" svg:height="0.485cm" svg:x="18.327cm" svg:y="1.778cm" svg:viewBox="0 0 485 486" svg:d="M485 243c0 134-108 243-242 243-133 0-243-109-243-243s110-243 243-243c134 0 242 109 242 243z">
          <text:p/>
        </draw:path>
        <draw:path draw:style-name="gr16" draw:text-style-name="P6" draw:layer="layout" svg:width="0.194cm" svg:height="0.19cm" svg:x="18.386cm" svg:y="1.926cm" svg:viewBox="0 0 195 191" svg:d="M166 107c-1-27-3-59-3-83h-1c-7 22-14 46-24 73l-33 92h-19l-31-90c-10-28-17-52-22-75h-1c0 24-2 55-4 85l-5 82h-23l13-191h31l34 92c8 24 14 45 19 64 6-19 12-40 21-64l34-92h31l12 191h-25z">
          <text:p/>
        </draw:path>
        <draw:polygon draw:style-name="gr16" draw:text-style-name="P6" draw:layer="layout" svg:width="0.146cm" svg:height="0.15cm" svg:x="18.607cm" svg:y="1.966cm" svg:viewBox="0 0 147 151" draw:points="82,0 82,67 147,67 147,84 82,84 82,151 64,151 64,84 0,84 0,67 64,67 64,0">
          <text:p/>
        </draw:polygon>
        <draw:frame draw:style-name="gr18" draw:text-style-name="P7" draw:layer="layout" svg:width="4.582cm" svg:height="0.497cm" svg:x="13.521cm" svg:y="1.753cm">
          <draw:text-box>
            <text:p text:style-name="P1"><text:span text:style-name="T3">= Stunden-Plus-Taste</text:span></text:p>
          </draw:text-box>
        </draw:frame>
        <draw:frame draw:style-name="gr19" draw:text-style-name="P7" draw:layer="layout" svg:width="4.532cm" svg:height="0.497cm" svg:x="18.991cm" svg:y="1.753cm">
          <draw:text-box>
            <text:p text:style-name="P1"><text:span text:style-name="T3">= Minuten-Plus-Taste</text:span></text:p>
          </draw:text-box>
        </draw:frame>
        <draw:path draw:style-name="gr15" draw:text-style-name="P5" draw:layer="layout" svg:width="0.484cm" svg:height="0.485cm" svg:x="8.9cm" svg:y="1.771cm" svg:viewBox="0 0 485 486" svg:d="M485 243c0 134-108 243-242 243-135 0-243-109-243-243s108-243 243-243c134 0 242 109 242 243z">
          <text:p/>
        </draw:path>
        <draw:frame draw:style-name="gr20" draw:text-style-name="P7" draw:layer="layout" svg:width="2.97cm" svg:height="0.497cm" svg:x="9.5cm" svg:y="1.746cm">
          <draw:text-box>
            <text:p text:style-name="P1"><text:span text:style-name="T3">= Menü-Taste</text:span></text:p>
          </draw:text-box>
        </draw:frame>
        <draw:frame draw:style-name="gr21" draw:text-style-name="P8" draw:layer="layout" svg:width="0.8cm" svg:height="0.6cm" svg:x="9cm" svg:y="1.846cm">
          <draw:text-box>
            <text:p><text:span text:style-name="T4"><text:s/></text:span><text:span text:style-name="T5">E</text:span></text:p>
          </draw:text-box>
        </draw:frame>
        <draw:frame draw:style-name="gr22" draw:text-style-name="P7" draw:layer="layout" svg:width="2.694cm" svg:height="0.497cm" svg:x="8.885cm" svg:y="12.35cm">
          <draw:text-box>
            <text:p text:style-name="P1"><text:span text:style-name="T6">Modus-Taste</text:span></text:p>
          </draw:text-box>
        </draw:frame>
        <draw:polygon draw:style-name="gr23" draw:text-style-name="P4" draw:layer="layout" svg:width="5.002cm" svg:height="5.001cm" svg:x="11.686cm" svg:y="6.319cm" svg:viewBox="0 0 5003 5002" draw:points="0,5002 0,0 5003,0 5003,5002">
          <text:p/>
        </draw:polygon>
        <draw:line draw:style-name="gr24" draw:text-style-name="P4" draw:layer="layout" svg:x1="14.186cm" svg:y1="5.518cm" svg:x2="14.186cm" svg:y2="7.275cm">
          <text:p/>
        </draw:line>
        <draw:polygon draw:style-name="gr25" draw:text-style-name="P9" draw:layer="layout" svg:width="0.171cm" svg:height="0.256cm" svg:x="14.099cm" svg:y="7.264cm" svg:viewBox="0 0 172 257" draw:points="88,257 172,0 0,0">
          <text:p/>
        </draw:polygon>
        <draw:line draw:style-name="gr24" draw:text-style-name="P4" draw:layer="layout" svg:x1="10.887cm" svg:y1="8.816cm" svg:x2="12.644cm" svg:y2="8.816cm">
          <text:p/>
        </draw:line>
        <draw:polygon draw:style-name="gr25" draw:text-style-name="P9" draw:layer="layout" svg:width="0.254cm" svg:height="0.171cm" svg:x="12.633cm" svg:y="8.732cm" svg:viewBox="0 0 255 172" draw:points="255,86 0,0 0,172">
          <text:p/>
        </draw:polygon>
        <draw:line draw:style-name="gr24" draw:text-style-name="P4" draw:layer="layout" svg:x1="17.482cm" svg:y1="8.816cm" svg:x2="15.727cm" svg:y2="8.816cm">
          <text:p/>
        </draw:line>
        <draw:polygon draw:style-name="gr25" draw:text-style-name="P9" draw:layer="layout" svg:width="0.255cm" svg:height="0.171cm" svg:x="15.487cm" svg:y="8.732cm" svg:viewBox="0 0 256 172" draw:points="0,86 256,172 256,0">
          <text:p/>
        </draw:polygon>
        <draw:line draw:style-name="gr24" draw:text-style-name="P4" draw:layer="layout" svg:x1="10.887cm" svg:y1="12.118cm" svg:x2="13.717cm" svg:y2="9.286cm">
          <text:p/>
        </draw:line>
        <draw:polygon draw:style-name="gr25" draw:text-style-name="P9" draw:layer="layout" svg:width="0.24cm" svg:height="0.242cm" svg:x="13.649cm" svg:y="9.116cm" svg:viewBox="0 0 241 243" draw:points="241,0 0,121 118,243">
          <text:p/>
        </draw:polygon>
        <draw:path draw:style-name="gr26" draw:text-style-name="P4" draw:layer="layout" svg:width="0.197cm" svg:height="0.2cm" svg:x="14.087cm" svg:y="9.617cm" svg:viewBox="0 0 198 201" svg:d="M99 0c59 0 99 43 99 102 0 56-40 99-99 99-58 0-99-43-99-99 0-59 41-102 99-102z">
          <text:p/>
        </draw:path>
        <draw:polygon draw:style-name="gr26" draw:text-style-name="P4" draw:layer="layout" svg:width="0cm" svg:height="0cm" svg:x="14.087cm" svg:y="9.617cm" svg:viewBox="0 0 0 0" draw:points="0,0">
          <text:p/>
        </draw:polygon>
        <draw:polygon draw:style-name="gr26" draw:text-style-name="P4" draw:layer="layout" svg:width="0cm" svg:height="0cm" svg:x="14.287cm" svg:y="9.818cm" svg:viewBox="0 0 0 0" draw:points="0,0">
          <text:p/>
        </draw:polygon>
        <draw:path draw:style-name="gr26" draw:text-style-name="P4" draw:layer="layout" svg:width="0.197cm" svg:height="0.203cm" svg:x="14.087cm" svg:y="8.714cm" svg:viewBox="0 0 198 204" svg:d="M99 0c59 0 99 42 99 100s-40 104-99 104c-58 0-99-46-99-104s41-100 99-100z">
          <text:p/>
        </draw:path>
        <draw:polygon draw:style-name="gr26" draw:text-style-name="P4" draw:layer="layout" svg:width="0cm" svg:height="0cm" svg:x="14.087cm" svg:y="8.714cm" svg:viewBox="0 0 0 0" draw:points="0,0">
          <text:p/>
        </draw:polygon>
        <draw:polygon draw:style-name="gr26" draw:text-style-name="P4" draw:layer="layout" svg:width="0cm" svg:height="0cm" svg:x="14.287cm" svg:y="8.915cm" svg:viewBox="0 0 0 0" draw:points="0,0">
          <text:p/>
        </draw:polygon>
        <draw:path draw:style-name="gr26" draw:text-style-name="P4" draw:layer="layout" svg:width="0.197cm" svg:height="0.203cm" svg:x="14.087cm" svg:y="7.818cm" svg:viewBox="0 0 198 204" svg:d="M99 0c59 0 99 42 99 99 0 56-40 105-99 105-58 0-99-49-99-105 0-57 41-99 99-99z">
          <text:p/>
        </draw:path>
        <draw:polygon draw:style-name="gr26" draw:text-style-name="P4" draw:layer="layout" svg:width="0cm" svg:height="0cm" svg:x="14.087cm" svg:y="7.818cm" svg:viewBox="0 0 0 0" draw:points="0,0">
          <text:p/>
        </draw:polygon>
        <draw:polygon draw:style-name="gr26" draw:text-style-name="P4" draw:layer="layout" svg:width="0cm" svg:height="0cm" svg:x="14.287cm" svg:y="8.019cm" svg:viewBox="0 0 0 0" draw:points="0,0">
          <text:p/>
        </draw:polygon>
        <draw:path draw:style-name="gr26" draw:text-style-name="P4" draw:layer="layout" svg:width="0.2cm" svg:height="0.203cm" svg:x="14.985cm" svg:y="8.714cm" svg:viewBox="0 0 201 204" svg:d="M102 0c56 0 99 42 99 100s-43 104-99 104c-57 0-102-46-102-104s45-100 102-100z">
          <text:p/>
        </draw:path>
        <draw:polygon draw:style-name="gr26" draw:text-style-name="P4" draw:layer="layout" svg:width="0cm" svg:height="0cm" svg:x="14.985cm" svg:y="8.714cm" svg:viewBox="0 0 0 0" draw:points="0,0">
          <text:p/>
        </draw:polygon>
        <draw:polygon draw:style-name="gr26" draw:text-style-name="P4" draw:layer="layout" svg:width="0cm" svg:height="0cm" svg:x="15.188cm" svg:y="8.915cm" svg:viewBox="0 0 0 0" draw:points="0,0">
          <text:p/>
        </draw:polygon>
        <draw:path draw:style-name="gr26" draw:text-style-name="P4" draw:layer="layout" svg:width="0.202cm" svg:height="0.203cm" svg:x="13.187cm" svg:y="8.714cm" svg:viewBox="0 0 203 204" svg:d="M100 0c57 0 103 42 103 100s-46 104-103 104-100-46-100-104 43-100 100-100z">
          <text:p/>
        </draw:path>
        <draw:polygon draw:style-name="gr26" draw:text-style-name="P4" draw:layer="layout" svg:width="0cm" svg:height="0cm" svg:x="13.187cm" svg:y="8.714cm" svg:viewBox="0 0 0 0" draw:points="0,0">
          <text:p/>
        </draw:polygon>
        <draw:polygon draw:style-name="gr26" draw:text-style-name="P4" draw:layer="layout" svg:width="0cm" svg:height="0cm" svg:x="13.386cm" svg:y="8.915cm" svg:viewBox="0 0 0 0" draw:points="0,0">
          <text:p/>
        </draw:polygon>
        <draw:frame draw:style-name="gr27" draw:text-style-name="P7" draw:layer="layout" svg:width="1.581cm" svg:height="0.497cm" svg:x="13.385cm" svg:y="4.747cm">
          <draw:text-box>
            <text:p text:style-name="P1"><text:span text:style-name="T6">[Alarm]</text:span></text:p>
          </draw:text-box>
        </draw:frame>
        <draw:frame draw:style-name="gr28" draw:text-style-name="P11" draw:layer="layout" svg:width="5.315cm" svg:height="1.647cm" svg:x="11.585cm" svg:y="2.7cm">
          <draw:text-box>
            <text:p text:style-name="P10"><text:span text:style-name="T7">Tasten</text:span><text:span text:style-name="T8"><text:line-break/></text:span><text:span text:style-name="T9">Ansicht von hinten</text:span></text:p>
          </draw:text-box>
        </draw:frame>
        <draw:path draw:style-name="gr15" draw:text-style-name="P5" draw:layer="layout" svg:width="0.484cm" svg:height="0.485cm" svg:x="8.3cm" svg:y="12.347cm" svg:viewBox="0 0 485 486" svg:d="M485 243c0 134-108 243-242 243-135 0-243-109-243-243s108-243 243-243c134 0 242 109 242 243z">
          <text:p/>
        </draw:path>
        <draw:path draw:style-name="gr16" draw:text-style-name="P6" draw:layer="layout" svg:width="0.236cm" svg:height="0.231cm" svg:x="8.424cm" svg:y="12.474cm" svg:viewBox="0 0 237 232" svg:d="M202 130c-2-33-4-72-4-100-9 27-18 56-30 88l-40 113h-23l-38-111c-11-33-20-63-26-90h-1c-1 29-2 67-4 102l-7 100h-29l17-232h38l40 112c9 29 17 55 23 79h1c6-24 14-49 24-79l42-112h38l14 232h-30z">
          <text:p/>
        </draw:path>
        <draw:path draw:style-name="gr15" draw:text-style-name="P5" draw:layer="layout" svg:width="0.484cm" svg:height="0.485cm" svg:x="17.885cm" svg:y="8.561cm" svg:viewBox="0 0 485 486" svg:d="M485 243c0 134-108 243-242 243-135 0-243-109-243-243s108-243 243-243c134 0 242 109 242 243z">
          <text:p/>
        </draw:path>
        <draw:polygon draw:style-name="gr16" draw:text-style-name="P6" draw:layer="layout" svg:width="0.141cm" svg:height="0.19cm" svg:x="17.968cm" svg:y="8.709cm" svg:viewBox="0 0 142 191" draw:points="24,0 24,79 116,79 116,0 142,0 142,191 116,191 116,102 24,102 24,191 0,191 0,0">
          <text:p/>
        </draw:polygon>
        <draw:polygon draw:style-name="gr16" draw:text-style-name="P6" draw:layer="layout" svg:width="0.146cm" svg:height="0.15cm" svg:x="18.141cm" svg:y="8.749cm" svg:viewBox="0 0 147 151" draw:points="83,0 83,67 147,67 147,84 83,84 83,151 65,151 65,84 0,84 0,67 65,67 65,0">
          <text:p/>
        </draw:polygon>
        <draw:path draw:style-name="gr15" draw:text-style-name="P5" draw:layer="layout" svg:width="0.484cm" svg:height="0.485cm" svg:x="10.085cm" svg:y="8.547cm" svg:viewBox="0 0 485 486" svg:d="M485 243c0 134-108 243-242 243-133 0-243-109-243-243s110-243 243-243c134 0 242 109 242 243z">
          <text:p/>
        </draw:path>
        <draw:path draw:style-name="gr16" draw:text-style-name="P6" draw:layer="layout" svg:width="0.194cm" svg:height="0.19cm" svg:x="10.144cm" svg:y="8.695cm" svg:viewBox="0 0 195 191" svg:d="M166 107c-1-27-3-59-3-83h-1c-7 22-14 46-24 73l-33 92h-19l-31-90c-10-28-17-52-22-75h-1c0 24-2 55-4 85l-5 82h-23l13-191h31l34 92c8 24 14 45 19 64 6-19 12-40 21-64l34-92h31l12 191h-25z">
          <text:p/>
        </draw:path>
        <draw:polygon draw:style-name="gr16" draw:text-style-name="P6" draw:layer="layout" svg:width="0.146cm" svg:height="0.15cm" svg:x="10.365cm" svg:y="8.735cm" svg:viewBox="0 0 147 151" draw:points="82,0 82,67 147,67 147,84 82,84 82,151 64,151 64,84 0,84 0,67 64,67 64,0">
          <text:p/>
        </draw:polygon>
        <draw:frame draw:style-name="gr20" draw:text-style-name="P7" draw:layer="layout" svg:width="2.97cm" svg:height="0.497cm" svg:x="13.115cm" svg:y="13.147cm">
          <draw:text-box>
            <text:p text:style-name="P1"><text:span text:style-name="T3">= Menü-Taste</text:span></text:p>
          </draw:text-box>
        </draw:frame>
        <draw:frame draw:style-name="gr21" draw:text-style-name="P8" draw:layer="layout" svg:width="0.8cm" svg:height="0.6cm" svg:x="12.615cm" svg:y="13.647cm">
          <draw:text-box>
            <text:p><text:span text:style-name="T4"><text:s/></text:span><text:span text:style-name="T5">E</text:span></text:p>
          </draw:text-box>
        </draw:frame>
        <draw:line draw:style-name="gr24" draw:text-style-name="P4" draw:layer="layout" svg:x1="14.185cm" svg:y1="10.447cm" svg:x2="14.185cm" svg:y2="12.147cm">
          <text:p/>
        </draw:line>
        <draw:polygon draw:style-name="gr25" draw:text-style-name="P9" draw:layer="layout" svg:width="0.169cm" svg:height="0.259cm" draw:transform="rotate (-3.14159265358979) translate (14.269cm 10.525cm)" svg:viewBox="0 0 170 260" draw:points="83,260 0,0 170,0">
          <text:p/>
        </draw:polygon>
        <draw:path draw:style-name="gr15" draw:text-style-name="P5" draw:layer="layout" svg:width="0.484cm" svg:height="0.485cm" svg:x="12.5cm" svg:y="13.1cm" svg:viewBox="0 0 485 486" svg:d="M485 243c0 134-108 243-242 243-135 0-243-109-243-243s108-243 243-243c134 0 242 109 242 243z">
          <text:p/>
        </draw:path>
        <draw:frame draw:style-name="gr21" draw:text-style-name="P8" draw:layer="layout" svg:width="0.8cm" svg:height="0.6cm" svg:x="12.6cm" svg:y="13.175cm">
          <draw:text-box>
            <text:p><text:span text:style-name="T4"><text:s/></text:span><text:span text:style-name="T5">E</text:span></text:p>
          </draw:text-box>
        </draw:frame>
      </draw:page>
      <draw:page draw:name="page2" draw:style-name="dp1" draw:master-page-name="master-page3">
        <draw:polyline draw:style-name="gr29" draw:text-style-name="P4" draw:layer="layout" svg:width="0cm" svg:height="1.414cm" svg:x="5.011cm" svg:y="18.994cm" svg:viewBox="0 0 0 1415" draw:points="0,0 0,708 0,1374 0,1415">
          <text:p/>
        </draw:polyline>
        <draw:polyline draw:style-name="gr30" draw:text-style-name="P4" draw:layer="layout" svg:width="18.746cm" svg:height="18.902cm" svg:x="3.9cm" svg:y="1.503cm" svg:viewBox="0 0 18747 18903" draw:points="18474,17132 18747,17132 18747,18903 0,18903 1,0 92,0">
          <text:p/>
        </draw:polyline>
        <draw:polygon draw:style-name="gr15" draw:text-style-name="P5" draw:layer="layout" svg:width="0.271cm" svg:height="0.146cm" svg:x="3.943cm" svg:y="1.43cm" svg:viewBox="0 0 272 147" draw:points="0,147 272,74 0,0">
          <text:p/>
        </draw:polygon>
        <draw:frame draw:style-name="gr31" draw:text-style-name="P7" draw:layer="layout" svg:width="1.518cm" svg:height="0.497cm" svg:x="4.38cm" svg:y="1.229cm">
          <draw:text-box>
            <text:p text:style-name="P1"><text:span text:style-name="T3">Uhrzeit</text:span></text:p>
          </draw:text-box>
        </draw:frame>
        <draw:line draw:style-name="gr30" draw:text-style-name="P4" draw:layer="layout" svg:x1="7.676cm" svg:y1="1.837cm" svg:x2="7.676cm" svg:y2="2.21cm">
          <text:p/>
        </draw:line>
        <draw:polygon draw:style-name="gr15" draw:text-style-name="P5" draw:layer="layout" svg:width="0.145cm" svg:height="0.178cm" svg:x="7.606cm" svg:y="2.177cm" svg:viewBox="0 0 146 179" draw:points="0,0 74,179 146,0">
          <text:p/>
        </draw:polygon>
        <draw:frame draw:style-name="gr32" draw:text-style-name="P7" draw:layer="layout" svg:width="2.106cm" svg:height="0.497cm" svg:x="9.929cm" svg:y="1.229cm">
          <draw:text-box>
            <text:p text:style-name="P1"><text:span text:style-name="T3">Sekunden</text:span></text:p>
          </draw:text-box>
        </draw:frame>
        <draw:frame draw:style-name="gr33" draw:text-style-name="P3" draw:layer="layout" svg:width="0.679cm" svg:height="0.331cm" svg:x="6.695cm" svg:y="7.224cm">
          <draw:text-box>
            <text:p text:style-name="P1"><text:span text:style-name="T2">LDR-</text:span></text:p>
          </draw:text-box>
        </draw:frame>
        <draw:frame draw:style-name="gr34" draw:text-style-name="P3" draw:layer="layout" svg:width="0.929cm" svg:height="0.331cm" svg:x="6.569cm" svg:y="7.563cm">
          <draw:text-box>
            <text:p text:style-name="P1"><text:span text:style-name="T2">Modus</text:span></text:p>
          </draw:text-box>
        </draw:frame>
        <draw:frame draw:style-name="gr35" draw:text-style-name="P3" draw:layer="layout" svg:width="0.955cm" svg:height="0.331cm" svg:x="13.228cm" svg:y="7.226cm">
          <draw:text-box>
            <text:p text:style-name="P1"><text:span text:style-name="T2">Ecken-</text:span></text:p>
          </draw:text-box>
        </draw:frame>
        <draw:frame draw:style-name="gr34" draw:text-style-name="P3" draw:layer="layout" svg:width="0.929cm" svg:height="0.331cm" svg:x="13.214cm" svg:y="7.565cm">
          <draw:text-box>
            <text:p text:style-name="P1"><text:span text:style-name="T2">Modus</text:span></text:p>
          </draw:text-box>
        </draw:frame>
        <draw:frame draw:style-name="gr36" draw:text-style-name="P3" draw:layer="layout" svg:width="1.166cm" svg:height="0.331cm" svg:x="21.16cm" svg:y="7.391cm">
          <draw:text-box>
            <text:p text:style-name="P1"><text:span text:style-name="T2">Sprache</text:span></text:p>
          </draw:text-box>
        </draw:frame>
        <draw:frame draw:style-name="gr37" draw:text-style-name="P7" draw:layer="layout" svg:width="2.826cm" svg:height="0.497cm" svg:x="19.131cm" svg:y="1.229cm">
          <draw:text-box>
            <text:p text:style-name="P1"><text:span text:style-name="T3">alle LEDs aus</text:span></text:p>
          </draw:text-box>
        </draw:frame>
        <draw:line draw:style-name="gr30" draw:text-style-name="P4" draw:layer="layout" svg:x1="5.89cm" svg:y1="1.503cm" svg:x2="6.582cm" svg:y2="1.503cm">
          <text:p/>
        </draw:line>
        <draw:polygon draw:style-name="gr15" draw:text-style-name="P5" draw:layer="layout" svg:width="0.271cm" svg:height="0.146cm" svg:x="6.532cm" svg:y="1.427cm" svg:viewBox="0 0 272 147" draw:points="0,147 272,74 0,0">
          <text:p/>
        </draw:polygon>
        <draw:path draw:style-name="gr15" draw:text-style-name="P5" draw:layer="layout" svg:width="0.356cm" svg:height="0.356cm" svg:x="6.046cm" svg:y="1.325cm" svg:viewBox="0 0 357 357" svg:d="M357 178c0 99-80 179-178 179-99 0-179-80-179-179 0-98 80-178 179-178 98 0 178 80 178 178z">
          <text:p/>
        </draw:path>
        <draw:path draw:style-name="gr16" draw:text-style-name="P6" draw:layer="layout" svg:width="0.174cm" svg:height="0.17cm" svg:x="6.137cm" svg:y="1.418cm" svg:viewBox="0 0 175 171" svg:d="M149 96c-1-23-3-53-3-74-6 20-13 42-22 65l-30 83h-16l-29-81c-8-24-15-47-19-67h-1c0 21-2 50-3 76l-5 73h-21l12-171h28l30 83c7 21 13 40 17 57h1c4-17 11-35 18-57l30-83h28l11 171h-22z">
          <text:p/>
        </draw:path>
        <draw:path draw:style-name="gr15" draw:text-style-name="P5" draw:layer="layout" svg:width="0.485cm" svg:height="0.484cm" svg:x="10.487cm" svg:y="2.954cm" svg:viewBox="0 0 486 485" svg:d="M486 243c0 134-109 242-243 242s-243-108-243-242c0-135 109-243 243-243s243 108 243 243z">
          <text:p/>
        </draw:path>
        <draw:path draw:style-name="gr16" draw:text-style-name="P6" draw:layer="layout" svg:width="0.194cm" svg:height="0.19cm" svg:x="10.546cm" svg:y="3.101cm" svg:viewBox="0 0 195 191" svg:d="M166 106c-1-26-3-58-3-81-7 21-15 45-24 72l-35 93h-18l-31-92c-9-27-17-51-22-73-1 23-2 55-4 83l-5 83h-24l14-191h31l32 92c8 23 14 44 19 64h1c5-19 12-40 20-64l35-92h31l12 191h-24z">
          <text:p/>
        </draw:path>
        <draw:polygon draw:style-name="gr16" draw:text-style-name="P6" draw:layer="layout" svg:width="0.145cm" svg:height="0.15cm" svg:x="10.768cm" svg:y="3.141cm" svg:viewBox="0 0 146 151" draw:points="81,0 81,66 146,66 146,83 81,83 81,151 63,151 63,83 0,83 0,66 63,66 63,0">
          <text:p/>
        </draw:polygon>
        <draw:path draw:style-name="gr15" draw:text-style-name="P5" draw:layer="layout" svg:width="0.484cm" svg:height="0.484cm" svg:x="9.951cm" svg:y="2.954cm" svg:viewBox="0 0 485 485" svg:d="M485 243c0 134-108 242-243 242-134 0-242-108-242-242 0-135 108-243 242-243 135 0 243 108 243 243z">
          <text:p/>
        </draw:path>
        <draw:polygon draw:style-name="gr16" draw:text-style-name="P6" draw:layer="layout" svg:width="0.142cm" svg:height="0.19cm" svg:x="10.033cm" svg:y="3.101cm" svg:viewBox="0 0 143 191" draw:points="25,0 25,79 118,79 118,0 143,0 143,191 118,191 118,101 25,101 25,191 0,191 0,0">
          <text:p/>
        </draw:polygon>
        <draw:polygon draw:style-name="gr16" draw:text-style-name="P6" draw:layer="layout" svg:width="0.145cm" svg:height="0.15cm" svg:x="10.207cm" svg:y="3.141cm" svg:viewBox="0 0 146 151" draw:points="83,0 83,66 146,66 146,83 83,83 83,151 64,151 64,83 0,83 0,66 64,66 64,0">
          <text:p/>
        </draw:polygon>
        <draw:frame draw:style-name="gr27" draw:text-style-name="P7" draw:layer="layout" svg:width="1.581cm" svg:height="0.497cm" svg:x="6.834cm" svg:y="1.212cm">
          <draw:text-box>
            <text:p text:style-name="P1"><text:span text:style-name="T3">[Alarm]</text:span></text:p>
          </draw:text-box>
        </draw:frame>
        <draw:frame draw:style-name="gr38" draw:text-style-name="P7" draw:layer="layout" svg:width="0.595cm" svg:height="0.497cm" svg:x="21.425cm" svg:y="10.77cm">
          <draw:text-box>
            <text:p text:style-name="P1"><text:span text:style-name="T3">DE</text:span></text:p>
          </draw:text-box>
        </draw:frame>
        <draw:frame draw:style-name="gr39" draw:text-style-name="P7" draw:layer="layout" svg:width="0.688cm" svg:height="0.497cm" svg:x="19.682cm" svg:y="10.77cm">
          <draw:text-box>
            <text:p text:style-name="P1"><text:span text:style-name="T3">SW</text:span></text:p>
          </draw:text-box>
        </draw:frame>
        <draw:frame draw:style-name="gr40" draw:text-style-name="P12" draw:layer="layout" svg:width="0.375cm" svg:height="0.247cm" svg:x="19.647cm" svg:y="10.579cm">
          <draw:text-box>
            <text:p text:style-name="P1"><text:span text:style-name="T10">DE/</text:span></text:p>
          </draw:text-box>
        </draw:frame>
        <draw:frame draw:style-name="gr40" draw:text-style-name="P12" draw:layer="layout" svg:width="0.375cm" svg:height="0.247cm" svg:x="16.262cm" svg:y="10.579cm">
          <draw:text-box>
            <text:p text:style-name="P1"><text:span text:style-name="T10">DE/</text:span></text:p>
          </draw:text-box>
        </draw:frame>
        <draw:frame draw:style-name="gr41" draw:text-style-name="P7" draw:layer="layout" svg:width="0.557cm" svg:height="0.497cm" svg:x="16.316cm" svg:y="10.77cm">
          <draw:text-box>
            <text:p text:style-name="P1"><text:span text:style-name="T3">SA</text:span></text:p>
          </draw:text-box>
        </draw:frame>
        <draw:frame draw:style-name="gr42" draw:text-style-name="P3" draw:layer="layout" svg:width="0.281cm" svg:height="0.331cm" svg:x="7.793cm" svg:y="9.662cm">
          <draw:text-box>
            <text:p text:style-name="P1"><text:span text:style-name="T2">M</text:span></text:p>
          </draw:text-box>
        </draw:frame>
        <draw:frame draw:style-name="gr43" draw:text-style-name="P7" draw:layer="layout" svg:width="3.74cm" svg:height="0.497cm" svg:x="7.509cm" svg:y="2.457cm">
          <draw:text-box>
            <text:p text:style-name="P1"><text:span text:style-name="T3">[5 sec.] Alarmzeit</text:span></text:p>
          </draw:text-box>
        </draw:frame>
        <draw:line draw:style-name="gr44" draw:text-style-name="P4" draw:layer="layout" svg:x1="7.216cm" svg:y1="9.84cm" svg:x2="7.575cm" svg:y2="9.84cm">
          <text:p/>
        </draw:line>
        <draw:polygon draw:style-name="gr15" draw:text-style-name="P5" draw:layer="layout" svg:width="0.172cm" svg:height="0.092cm" svg:x="7.544cm" svg:y="9.796cm" svg:viewBox="0 0 173 93" draw:points="0,0 173,46 0,93">
          <text:p/>
        </draw:polygon>
        <draw:frame draw:style-name="gr45" draw:text-style-name="P7" draw:layer="layout" svg:width="2.246cm" svg:height="0.497cm" svg:x="7.509cm" svg:y="2.965cm">
          <draw:text-box>
            <text:p text:style-name="P1"><text:span text:style-name="T3">stellen mit</text:span></text:p>
          </draw:text-box>
        </draw:frame>
        <draw:frame draw:style-name="gr42" draw:text-style-name="P3" draw:layer="layout" svg:width="0.281cm" svg:height="0.331cm" svg:x="6.805cm" svg:y="9.662cm">
          <draw:text-box>
            <text:p text:style-name="P1"><text:span text:style-name="T2">A</text:span></text:p>
          </draw:text-box>
        </draw:frame>
        <draw:frame draw:style-name="gr40" draw:text-style-name="P12" draw:layer="layout" svg:width="0.375cm" svg:height="0.247cm" svg:x="17.959cm" svg:y="10.579cm">
          <draw:text-box>
            <text:p text:style-name="P1"><text:span text:style-name="T10">DE/</text:span></text:p>
          </draw:text-box>
        </draw:frame>
        <draw:frame draw:style-name="gr46" draw:text-style-name="P7" draw:layer="layout" svg:width="0.582cm" svg:height="0.497cm" svg:x="17.982cm" svg:y="10.77cm">
          <draw:text-box>
            <text:p text:style-name="P1"><text:span text:style-name="T3">BA</text:span></text:p>
          </draw:text-box>
        </draw:frame>
        <draw:frame draw:style-name="gr47" draw:text-style-name="P7" draw:layer="layout" svg:width="0.616cm" svg:height="0.497cm" svg:x="14.564cm" svg:y="10.77cm">
          <draw:text-box>
            <text:p text:style-name="P1"><text:span text:style-name="T3">CH</text:span></text:p>
          </draw:text-box>
        </draw:frame>
        <draw:frame draw:style-name="gr48" draw:text-style-name="P7" draw:layer="layout" svg:width="0.586cm" svg:height="0.497cm" svg:x="12.901cm" svg:y="10.77cm">
          <draw:text-box>
            <text:p text:style-name="P1"><text:span text:style-name="T3">EN</text:span></text:p>
          </draw:text-box>
        </draw:frame>
        <draw:frame draw:style-name="gr49" draw:text-style-name="P7" draw:layer="layout" svg:width="0.54cm" svg:height="0.497cm" svg:x="11.291cm" svg:y="10.77cm">
          <draw:text-box>
            <text:p text:style-name="P1"><text:span text:style-name="T3">FR</text:span></text:p>
          </draw:text-box>
        </draw:frame>
        <draw:frame draw:style-name="gr50" draw:text-style-name="P7" draw:layer="layout" svg:width="0.422cm" svg:height="0.497cm" svg:x="9.803cm" svg:y="10.77cm">
          <draw:text-box>
            <text:p text:style-name="P1"><text:span text:style-name="T3">IT</text:span></text:p>
          </draw:text-box>
        </draw:frame>
        <draw:frame draw:style-name="gr41" draw:text-style-name="P7" draw:layer="layout" svg:width="0.557cm" svg:height="0.497cm" svg:x="8.149cm" svg:y="10.77cm">
          <draw:text-box>
            <text:p text:style-name="P1"><text:span text:style-name="T3">NL</text:span></text:p>
          </draw:text-box>
        </draw:frame>
        <draw:frame draw:style-name="gr51" draw:text-style-name="P7" draw:layer="layout" svg:width="0.535cm" svg:height="0.497cm" svg:x="6.556cm" svg:y="10.77cm">
          <draw:text-box>
            <text:p text:style-name="P1"><text:span text:style-name="T3">ES</text:span></text:p>
          </draw:text-box>
        </draw:frame>
        <draw:line draw:style-name="gr30" draw:text-style-name="P4" draw:layer="layout" svg:x1="16.923cm" svg:y1="1.961cm" svg:x2="16.923cm" svg:y2="2.794cm">
          <text:p/>
        </draw:line>
        <draw:polygon draw:style-name="gr15" draw:text-style-name="P5" draw:layer="layout" svg:width="0.146cm" svg:height="0.271cm" svg:x="16.853cm" svg:y="2.744cm" svg:viewBox="0 0 147 272" draw:points="0,0 73,272 147,0">
          <text:p/>
        </draw:polygon>
        <draw:path draw:style-name="gr15" draw:text-style-name="P5" draw:layer="layout" svg:width="0.297cm" svg:height="0.297cm" svg:x="16.777cm" svg:y="2.07cm" svg:viewBox="0 0 298 298" svg:d="M298 149c0 82-66 149-148 149-83 0-150-67-150-149s67-149 150-149c82 0 148 67 148 149z">
          <text:p/>
        </draw:path>
        <draw:path draw:style-name="gr16" draw:text-style-name="P6" draw:layer="layout" svg:width="0.118cm" svg:height="0.116cm" svg:x="16.814cm" svg:y="2.16cm" svg:viewBox="0 0 119 117" svg:d="M102 66c-1-16-3-36-3-51h-1c-4 14-8 29-14 45l-21 57h-11l-19-56c-6-16-10-32-13-46h-1c0 15-1 35-2 53l-3 49h-14l8-117h19l20 57c4 15 8 28 11 40h1c3-12 7-25 12-40l21-57h20l7 117h-15z">
          <text:p/>
        </draw:path>
        <draw:polygon draw:style-name="gr16" draw:text-style-name="P6" draw:layer="layout" svg:width="0.089cm" svg:height="0.091cm" svg:x="16.949cm" svg:y="2.185cm" svg:viewBox="0 0 90 92" draw:points="50,0 50,40 90,40 90,51 50,51 50,92 39,92 39,51 0,51 0,40 39,40 39,0">
          <text:p/>
        </draw:polygon>
        <draw:path draw:style-name="gr15" draw:text-style-name="P5" draw:layer="layout" svg:width="0.297cm" svg:height="0.297cm" svg:x="16.777cm" svg:y="2.387cm" svg:viewBox="0 0 298 298" svg:d="M298 149c0 82-66 149-148 149-83 0-150-67-150-149s67-149 150-149c82 0 148 67 148 149z">
          <text:p/>
        </draw:path>
        <draw:polygon draw:style-name="gr16" draw:text-style-name="P6" draw:layer="layout" svg:width="0.087cm" svg:height="0.116cm" svg:x="16.828cm" svg:y="2.478cm" svg:viewBox="0 0 88 117" draw:points="15,0 15,48 73,48 73,0 88,0 88,117 73,117 73,61 15,61 15,117 0,117 0,0">
          <text:p/>
        </draw:polygon>
        <draw:polygon draw:style-name="gr16" draw:text-style-name="P6" draw:layer="layout" svg:width="0.089cm" svg:height="0.092cm" svg:x="16.935cm" svg:y="2.502cm" svg:viewBox="0 0 90 93" draw:points="50,0 50,41 90,41 90,52 50,52 50,93 39,93 39,52 0,52 0,41 39,41 39,0">
          <text:p/>
        </draw:polygon>
        <draw:frame draw:style-name="gr52" draw:text-style-name="P7" draw:layer="layout" svg:width="1.996cm" svg:height="0.497cm" svg:x="16.084cm" svg:y="1.229cm">
          <draw:text-box>
            <text:p text:style-name="P1"><text:span text:style-name="T3">Helligkeit</text:span></text:p>
          </draw:text-box>
        </draw:frame>
        <draw:frame draw:style-name="gr53" draw:text-style-name="P3" draw:layer="layout" svg:width="0.798cm" svg:height="0.331cm" svg:x="19.308cm" svg:y="7.219cm">
          <draw:text-box>
            <text:p text:style-name="P1"><text:span text:style-name="T2">[DCF-</text:span></text:p>
          </draw:text-box>
        </draw:frame>
        <draw:polyline draw:style-name="gr30" draw:text-style-name="P4" draw:layer="layout" svg:width="3.547cm" svg:height="1.651cm" svg:x="5.016cm" svg:y="0.704cm" svg:viewBox="0 0 3548 1652" draw:points="0,206 0,0 3548,0 3548,357 3548,1652">
          <text:p/>
        </draw:polyline>
        <draw:polygon draw:style-name="gr15" draw:text-style-name="P5" draw:layer="layout" svg:width="0.15cm" svg:height="0.271cm" svg:x="4.944cm" svg:y="0.861cm" svg:viewBox="0 0 151 272" draw:points="0,0 76,272 151,0">
          <text:p/>
        </draw:polygon>
        <draw:path draw:style-name="gr15" draw:text-style-name="P5" draw:layer="layout" svg:width="0.172cm" svg:height="0.224cm" svg:x="8.728cm" svg:y="1.939cm" svg:viewBox="0 0 173 225" svg:d="M173 27v169c0 10-3 17-9 22s-18 7-33 7c-11 0-20-2-27-6s-10-9-10-15c0-7 3-13 10-18s15-8 25-8c12 0 23 4 34 12l1-137-85-22v135 8l-2 7c-6 11-18 16-36 16-12 0-22-1-29-5-8-4-12-9-12-15 0-8 4-13 11-18s16-7 26-7c11 0 21 4 32 13v-165z">
          <text:p/>
        </draw:path>
        <draw:path draw:style-name="gr15" draw:text-style-name="P5" draw:layer="layout" svg:width="0.355cm" svg:height="0.355cm" svg:x="6.624cm" svg:y="0.531cm" svg:viewBox="0 0 356 356" svg:d="M356 177c0 99-79 179-179 179-98 0-177-80-177-179 0-98 79-177 177-177 100 0 179 79 179 177z">
          <text:p/>
        </draw:path>
        <draw:path draw:style-name="gr16" draw:text-style-name="P6" draw:layer="layout" svg:width="0.173cm" svg:height="0.169cm" svg:x="6.715cm" svg:y="0.624cm" svg:viewBox="0 0 174 170" svg:d="M147 95c-1-24-2-53-2-74h-1c-6 20-13 41-21 65l-30 82h-17l-28-81c-8-24-14-45-19-66h-1c0 22-1 50-3 76l-4 73h-21l12-170h28l29 82c7 21 12 39 17 57 5-17 11-36 18-57l31-82h27l12 170h-23z">
          <text:p/>
        </draw:path>
        <draw:frame draw:style-name="gr54" draw:text-style-name="P3" draw:layer="layout" svg:width="1.039cm" svg:height="0.331cm" svg:x="19.191cm" svg:y="7.558cm">
          <draw:text-box>
            <text:p text:style-name="P1"><text:span text:style-name="T2">Modus]</text:span></text:p>
          </draw:text-box>
        </draw:frame>
        <draw:path draw:style-name="gr30" draw:text-style-name="P4" draw:layer="layout" svg:width="2.014cm" svg:height="1.254cm" svg:x="19.609cm" svg:y="4.07cm" svg:viewBox="0 0 2015 1255" svg:d="M2015 0c-673 201-1158 1255-2015 1255">
          <text:p/>
        </draw:path>
        <draw:polygon draw:style-name="gr15" draw:text-style-name="P5" draw:layer="layout" svg:width="0.279cm" svg:height="0.143cm" svg:x="21.563cm" svg:y="4.014cm" svg:viewBox="0 0 280 144" draw:points="0,0 280,27 24,144">
          <text:p/>
        </draw:polygon>
        <draw:line draw:style-name="gr30" draw:text-style-name="P4" draw:layer="layout" svg:x1="8.785cm" svg:y1="1.503cm" svg:x2="9.476cm" svg:y2="1.503cm">
          <text:p/>
        </draw:line>
        <draw:polygon draw:style-name="gr15" draw:text-style-name="P5" draw:layer="layout" svg:width="0.271cm" svg:height="0.146cm" svg:x="9.427cm" svg:y="1.427cm" svg:viewBox="0 0 272 147" draw:points="0,147 272,74 0,0">
          <text:p/>
        </draw:polygon>
        <draw:path draw:style-name="gr15" draw:text-style-name="P5" draw:layer="layout" svg:width="0.356cm" svg:height="0.356cm" svg:x="8.941cm" svg:y="1.325cm" svg:viewBox="0 0 357 357" svg:d="M357 178c0 99-80 179-178 179-99 0-179-80-179-179 0-98 80-178 179-178 98 0 178 80 178 178z">
          <text:p/>
        </draw:path>
        <draw:path draw:style-name="gr16" draw:text-style-name="P6" draw:layer="layout" svg:width="0.174cm" svg:height="0.17cm" svg:x="9.032cm" svg:y="1.418cm" svg:viewBox="0 0 175 171" svg:d="M149 96c-1-23-3-53-3-74-6 20-13 42-22 65l-31 83h-16l-28-81c-8-24-15-47-20-67-1 21-2 50-3 76l-5 73h-21l12-171h28l29 83c7 21 13 40 17 57h1c4-17 11-35 19-57l30-83h28l11 171h-22z">
          <text:p/>
        </draw:path>
        <draw:line draw:style-name="gr30" draw:text-style-name="P4" draw:layer="layout" svg:x1="12.051cm" svg:y1="1.503cm" svg:x2="12.743cm" svg:y2="1.503cm">
          <text:p/>
        </draw:line>
        <draw:polygon draw:style-name="gr15" draw:text-style-name="P5" draw:layer="layout" svg:width="0.271cm" svg:height="0.146cm" svg:x="12.693cm" svg:y="1.427cm" svg:viewBox="0 0 272 147" draw:points="0,147 272,74 0,0">
          <text:p/>
        </draw:polygon>
        <draw:path draw:style-name="gr15" draw:text-style-name="P5" draw:layer="layout" svg:width="0.356cm" svg:height="0.356cm" svg:x="12.207cm" svg:y="1.325cm" svg:viewBox="0 0 357 357" svg:d="M357 178c0 99-80 179-178 179-99 0-179-80-179-179 0-98 80-178 179-178 98 0 178 80 178 178z">
          <text:p/>
        </draw:path>
        <draw:path draw:style-name="gr16" draw:text-style-name="P6" draw:layer="layout" svg:width="0.173cm" svg:height="0.17cm" svg:x="12.299cm" svg:y="1.418cm" svg:viewBox="0 0 174 171" svg:d="M148 96c-1-23-3-53-3-74-6 20-13 42-21 65l-30 83h-17l-29-81c-8-24-14-47-19-67h-1c0 21-1 50-3 76l-4 73h-21l11-171h28l30 83c7 21 13 40 17 57h1c5-17 11-35 18-57l30-83h28l11 171h-22z">
          <text:p/>
        </draw:path>
        <draw:frame draw:style-name="gr55" draw:text-style-name="P7" draw:layer="layout" svg:width="6.504cm" svg:height="0.993cm" svg:x="14.551cm" svg:y="5.003cm">
          <draw:text-box>
            <text:p text:style-name="P1"><text:span text:style-name="T3">Zusammen drücken!</text:span><text:span text:style-name="T3"><text:line-break/></text:span><text:span text:style-name="T3"> <text:s text:c="4"/>beim 5-Tasten Wordwecker</text:span></text:p>
          </draw:text-box>
        </draw:frame>
        <draw:frame draw:style-name="gr56" draw:text-style-name="P7" draw:layer="layout" svg:width="1.873cm" svg:height="0.497cm" svg:x="13.112cm" svg:y="0.982cm">
          <draw:text-box>
            <text:p text:style-name="P1"><text:span text:style-name="T3">[Datum /</text:span></text:p>
          </draw:text-box>
        </draw:frame>
        <draw:line draw:style-name="gr30" draw:text-style-name="P4" draw:layer="layout" svg:x1="15.151cm" svg:y1="1.503cm" svg:x2="15.842cm" svg:y2="1.503cm">
          <text:p/>
        </draw:line>
        <draw:polygon draw:style-name="gr15" draw:text-style-name="P5" draw:layer="layout" svg:width="0.271cm" svg:height="0.146cm" svg:x="15.793cm" svg:y="1.427cm" svg:viewBox="0 0 272 147" draw:points="0,147 272,74 0,0">
          <text:p/>
        </draw:polygon>
        <draw:path draw:style-name="gr15" draw:text-style-name="P5" draw:layer="layout" svg:width="0.356cm" svg:height="0.356cm" svg:x="15.307cm" svg:y="1.325cm" svg:viewBox="0 0 357 357" svg:d="M357 178c0 99-81 179-179 179s-178-80-178-179c0-98 80-178 178-178s179 80 179 178z">
          <text:p/>
        </draw:path>
        <draw:path draw:style-name="gr16" draw:text-style-name="P6" draw:layer="layout" svg:width="0.174cm" svg:height="0.17cm" svg:x="15.398cm" svg:y="1.418cm" svg:viewBox="0 0 175 171" svg:d="M148 96c-1-23-3-53-3-74-6 20-13 42-22 65l-30 83h-16l-28-81c-8-24-15-47-20-67-1 21-2 50-3 76l-5 73h-21l12-171h28l29 83c7 21 13 40 17 57h1c4-17 10-35 18-57l30-83h28l12 171h-23z">
          <text:p/>
        </draw:path>
        <draw:line draw:style-name="gr30" draw:text-style-name="P4" draw:layer="layout" svg:x1="18.151cm" svg:y1="1.503cm" svg:x2="18.843cm" svg:y2="1.503cm">
          <text:p/>
        </draw:line>
        <draw:polygon draw:style-name="gr15" draw:text-style-name="P5" draw:layer="layout" svg:width="0.271cm" svg:height="0.146cm" svg:x="18.793cm" svg:y="1.427cm" svg:viewBox="0 0 272 147" draw:points="0,147 272,74 0,0">
          <text:p/>
        </draw:polygon>
        <draw:path draw:style-name="gr15" draw:text-style-name="P5" draw:layer="layout" svg:width="0.356cm" svg:height="0.356cm" svg:x="18.307cm" svg:y="1.325cm" svg:viewBox="0 0 357 357" svg:d="M357 178c0 99-80 179-178 179-99 0-179-80-179-179 0-98 80-178 179-178 98 0 178 80 178 178z">
          <text:p/>
        </draw:path>
        <draw:path draw:style-name="gr16" draw:text-style-name="P6" draw:layer="layout" svg:width="0.174cm" svg:height="0.17cm" svg:x="18.398cm" svg:y="1.418cm" svg:viewBox="0 0 175 171" svg:d="M149 96c-1-23-3-53-3-74-6 20-13 42-22 65l-30 83h-16l-29-81c-8-24-15-47-19-67h-1c0 21-2 50-3 76l-5 73h-21l12-171h28l30 83c7 21 13 40 17 57h1c4-17 10-35 18-57l30-83h28l11 171h-22z">
          <text:p/>
        </draw:path>
        <draw:frame draw:style-name="gr57" draw:text-style-name="P7" draw:layer="layout" svg:width="1.86cm" svg:height="0.497cm" svg:x="13.14cm" svg:y="1.49cm">
          <draw:text-box>
            <text:p text:style-name="P1"><text:span text:style-name="T3">Ereignis]</text:span></text:p>
          </draw:text-box>
        </draw:frame>
        <draw:frame draw:style-name="gr50" draw:text-style-name="P7" draw:layer="layout" svg:width="0.422cm" svg:height="0.497cm" svg:x="16.818cm" svg:y="3.204cm">
          <draw:text-box>
            <text:p text:style-name="P1"><text:span text:style-name="T3">0</text:span></text:p>
          </draw:text-box>
        </draw:frame>
        <draw:frame draw:style-name="gr50" draw:text-style-name="P7" draw:layer="layout" svg:width="0.422cm" svg:height="0.497cm" svg:x="18.185cm" svg:y="3.206cm">
          <draw:text-box>
            <text:p text:style-name="P1"><text:span text:style-name="T3">...</text:span></text:p>
          </draw:text-box>
        </draw:frame>
        <draw:frame draw:style-name="gr50" draw:text-style-name="P7" draw:layer="layout" svg:width="0.422cm" svg:height="0.497cm" svg:x="19.816cm" svg:y="3.204cm">
          <draw:text-box>
            <text:p text:style-name="P1"><text:span text:style-name="T3">9</text:span></text:p>
          </draw:text-box>
        </draw:frame>
        <draw:polyline draw:style-name="gr29" draw:text-style-name="P4" draw:layer="layout" svg:width="0cm" svg:height="2.742cm" svg:x="4.631cm" svg:y="2.218cm" svg:viewBox="0 0 0 2743" draw:points="0,0 0,1372 0,2743">
          <text:p/>
        </draw:polyline>
        <draw:polygon draw:style-name="gr58" draw:text-style-name="P13" draw:layer="layout" svg:width="0.145cm" svg:height="0.271cm" svg:x="4.559cm" svg:y="1.996cm" svg:viewBox="0 0 146 272" draw:points="0,272 73,0 146,272">
          <text:p/>
        </draw:polygon>
        <draw:polygon draw:style-name="gr58" draw:text-style-name="P13" draw:layer="layout" svg:width="0.145cm" svg:height="0.271cm" svg:x="4.562cm" svg:y="4.912cm" svg:viewBox="0 0 146 272" draw:points="0,0 73,272 146,0">
          <text:p/>
        </draw:polygon>
        <draw:line draw:style-name="gr29" draw:text-style-name="P4" draw:layer="layout" svg:x1="5.411cm" svg:y1="2.218cm" svg:x2="5.411cm" svg:y2="2.306cm">
          <text:p/>
        </draw:line>
        <draw:line draw:style-name="gr59" draw:text-style-name="P4" draw:layer="layout" svg:x1="5.411cm" svg:y1="2.477cm" svg:x2="5.411cm" svg:y2="4.789cm">
          <text:p/>
        </draw:line>
        <draw:line draw:style-name="gr29" draw:text-style-name="P4" draw:layer="layout" svg:x1="5.411cm" svg:y1="4.875cm" svg:x2="5.411cm" svg:y2="4.963cm">
          <text:p/>
        </draw:line>
        <draw:polygon draw:style-name="gr58" draw:text-style-name="P13" draw:layer="layout" svg:width="0.146cm" svg:height="0.271cm" svg:x="5.338cm" svg:y="1.996cm" svg:viewBox="0 0 147 272" draw:points="0,272 74,0 147,272">
          <text:p/>
        </draw:polygon>
        <draw:polygon draw:style-name="gr58" draw:text-style-name="P13" draw:layer="layout" svg:width="0.146cm" svg:height="0.271cm" svg:x="5.341cm" svg:y="4.913cm" svg:viewBox="0 0 147 272" draw:points="0,0 74,272 147,0">
          <text:p/>
        </draw:polygon>
        <draw:frame draw:style-name="gr60" draw:text-style-name="P7" draw:layer="layout" svg:width="2.995cm" svg:height="0.497cm" svg:x="4.172cm" svg:y="5.357cm">
          <draw:text-box>
            <text:p text:style-name="P1"><text:span text:style-name="T3">[Nachtmodus]</text:span></text:p>
          </draw:text-box>
        </draw:frame>
        <draw:path draw:style-name="gr58" draw:text-style-name="P13" draw:layer="layout" svg:width="0.485cm" svg:height="0.486cm" svg:x="4.389cm" svg:y="2.578cm" svg:viewBox="0 0 486 487" svg:d="M243 0c134 0 243 110 243 244 0 133-109 243-243 243s-243-110-243-243c0-134 109-244 243-244z">
          <text:p/>
        </draw:path>
        <draw:path draw:style-name="gr16" draw:text-style-name="P6" draw:layer="layout" svg:width="0.236cm" svg:height="0.231cm" svg:x="4.513cm" svg:y="2.705cm" svg:viewBox="0 0 237 232" svg:d="M202 130c-1-33-3-72-3-100h-1c-8 27-18 56-29 88l-41 113h-23l-39-111c-10-33-19-63-26-90h-1c0 29-2 67-4 102l-6 100h-29l16-232h38l41 112c10 28 17 54 23 78h1c6-24 14-49 25-78l41-112h38l14 232h-29z">
          <text:p/>
        </draw:path>
        <draw:polyline draw:style-name="gr30" draw:text-style-name="P4" draw:layer="layout" svg:width="11.888cm" svg:height="0.358cm" svg:x="8.388cm" svg:y="0.703cm" svg:viewBox="0 0 11889 359" draw:points="0,0 11889,0 11889,359">
          <text:p/>
        </draw:polyline>
        <draw:path draw:style-name="gr15" draw:text-style-name="P5" draw:layer="layout" svg:width="0.356cm" svg:height="0.356cm" svg:x="14.232cm" svg:y="0.525cm" svg:viewBox="0 0 357 357" svg:d="M357 178c0 98-80 179-178 179-99 0-179-81-179-179s80-178 179-178c98 0 178 80 178 178z">
          <text:p/>
        </draw:path>
        <draw:path draw:style-name="gr16" draw:text-style-name="P6" draw:layer="layout" svg:width="0.173cm" svg:height="0.17cm" svg:x="14.324cm" svg:y="0.618cm" svg:viewBox="0 0 174 171" svg:d="M147 97c-1-24-3-53-3-74-6 20-13 41-21 65l-30 82h-17l-28-81c-8-24-14-46-19-66h-1c0 21-1 50-3 75l-5 73h-20l11-171h28l29 83c7 21 13 40 18 58 5-17 11-36 18-58l30-83h28l12 171h-23z">
          <text:p/>
        </draw:path>
        <draw:polyline draw:style-name="gr29" draw:text-style-name="P4" draw:layer="layout" svg:width="17.63cm" svg:height="5.431cm" svg:x="5.02cm" svg:y="1.506cm" svg:viewBox="0 0 17631 5432" draw:points="0,5432 0,5133 17631,5133 17631,0 16666,0">
          <text:p/>
        </draw:polyline>
        <draw:polygon draw:style-name="gr58" draw:text-style-name="P13" draw:layer="layout" svg:width="0.145cm" svg:height="0.271cm" svg:x="4.947cm" svg:y="6.887cm" svg:viewBox="0 0 146 272" draw:points="146,0 73,272 0,0">
          <text:p/>
        </draw:polygon>
        <draw:path draw:style-name="gr61" draw:text-style-name="P6" draw:layer="layout" svg:width="1.249cm" svg:height="0.53cm" svg:x="22.04cm" svg:y="3.692cm" svg:viewBox="0 0 1250 531" svg:d="M1250 265c0 146-115 266-258 266h-733c-143 0-259-120-259-266s116-265 259-265h733c143 0 258 119 258 265z">
          <text:p/>
        </draw:path>
        <draw:path draw:style-name="gr58" draw:text-style-name="P13" draw:layer="layout" svg:width="0.412cm" svg:height="0.412cm" svg:x="22.8cm" svg:y="3.751cm" svg:viewBox="0 0 413 413" svg:d="M413 207c0 114-93 206-207 206s-206-92-206-206c0-115 92-207 206-207s207 92 207 207z">
          <text:p/>
        </draw:path>
        <draw:path draw:style-name="gr16" draw:text-style-name="P6" draw:layer="layout" svg:width="0.165cm" svg:height="0.162cm" svg:x="22.85cm" svg:y="3.876cm" svg:viewBox="0 0 166 163" svg:d="M141 91c-1-23-2-50-2-70h-1c-6 19-12 39-20 61l-29 80h-15l-28-78c-8-23-14-44-18-63h-1c0 20-1 47-3 72l-4 70h-20l11-163h27l28 78c7 20 12 38 17 55 4-17 10-34 17-55l29-78h27l10 163h-21z">
          <text:p/>
        </draw:path>
        <draw:polygon draw:style-name="gr16" draw:text-style-name="P6" draw:layer="layout" svg:width="0.124cm" svg:height="0.129cm" svg:x="23.038cm" svg:y="3.91cm" svg:viewBox="0 0 125 130" draw:points="71,0 71,58 125,58 125,72 71,72 71,130 55,130 55,72 0,72 0,58 55,58 55,0">
          <text:p/>
        </draw:polygon>
        <draw:path draw:style-name="gr58" draw:text-style-name="P13" draw:layer="layout" svg:width="0.413cm" svg:height="0.412cm" svg:x="22.116cm" svg:y="3.751cm" svg:viewBox="0 0 414 413" svg:d="M414 207c0 114-93 206-208 206-113 0-206-92-206-206 0-115 93-207 206-207 115 0 208 92 208 207z">
          <text:p/>
        </draw:path>
        <draw:polygon draw:style-name="gr16" draw:text-style-name="P6" draw:layer="layout" svg:width="0.12cm" svg:height="0.162cm" svg:x="22.187cm" svg:y="3.876cm" svg:viewBox="0 0 121 163" draw:points="22,0 22,68 100,68 100,0 121,0 121,163 100,163 100,86 22,86 22,163 0,163 0,0">
          <text:p/>
        </draw:polygon>
        <draw:polygon draw:style-name="gr16" draw:text-style-name="P6" draw:layer="layout" svg:width="0.123cm" svg:height="0.129cm" svg:x="22.335cm" svg:y="3.91cm" svg:viewBox="0 0 124 130" draw:points="69,0 69,58 124,58 124,72 69,72 69,130 54,130 54,72 0,72 0,58 54,58 54,0">
          <text:p/>
        </draw:polygon>
        <draw:frame draw:style-name="gr62" draw:text-style-name="P7" draw:layer="layout" svg:width="0.98cm" svg:height="0.497cm" svg:x="5.51cm" svg:y="4.011cm">
          <draw:text-box>
            <text:p text:style-name="P1"><text:span text:style-name="T11">Auto</text:span></text:p>
          </draw:text-box>
        </draw:frame>
        <draw:frame draw:style-name="gr63" draw:text-style-name="P14" draw:layer="layout" svg:width="0.294cm" svg:height="0.348cm" svg:x="22.566cm" svg:y="3.786cm">
          <draw:text-box>
            <text:p text:style-name="P1"><text:span text:style-name="T12">&amp;</text:span></text:p>
          </draw:text-box>
        </draw:frame>
        <draw:line draw:style-name="gr30" draw:text-style-name="P4" draw:layer="layout" svg:x1="5.573cm" svg:y1="7.555cm" svg:x2="6.264cm" svg:y2="7.555cm">
          <text:p/>
        </draw:line>
        <draw:polygon draw:style-name="gr15" draw:text-style-name="P5" draw:layer="layout" svg:width="0.271cm" svg:height="0.145cm" svg:x="6.215cm" svg:y="7.48cm" svg:viewBox="0 0 272 146" draw:points="0,146 272,72 0,0">
          <text:p/>
        </draw:polygon>
        <draw:path draw:style-name="gr15" draw:text-style-name="P5" draw:layer="layout" svg:width="0.356cm" svg:height="0.356cm" svg:x="5.729cm" svg:y="7.377cm" svg:viewBox="0 0 357 357" svg:d="M357 178c0 99-80 179-178 179-99 0-179-80-179-179 0-98 80-178 179-178 98 0 178 80 178 178z">
          <text:p/>
        </draw:path>
        <draw:path draw:style-name="gr16" draw:text-style-name="P6" draw:layer="layout" svg:width="0.174cm" svg:height="0.17cm" svg:x="5.82cm" svg:y="7.47cm" svg:viewBox="0 0 175 171" svg:d="M149 97c-1-25-3-54-3-75-6 20-13 41-22 66l-30 82h-16l-28-81c-8-25-15-47-20-67-1 21-2 50-3 76l-5 73h-22l12-171h29l29 82c7 22 13 41 17 59h1c4-18 10-36 18-59l30-82h28l11 171h-22z">
          <text:p/>
        </draw:path>
        <draw:line draw:style-name="gr30" draw:text-style-name="P4" draw:layer="layout" svg:x1="7.462cm" svg:y1="7.552cm" svg:x2="8.154cm" svg:y2="7.552cm">
          <text:p/>
        </draw:line>
        <draw:polygon draw:style-name="gr15" draw:text-style-name="P5" draw:layer="layout" svg:width="0.271cm" svg:height="0.145cm" svg:x="8.104cm" svg:y="7.476cm" svg:viewBox="0 0 272 146" draw:points="0,146 272,73 0,0">
          <text:p/>
        </draw:polygon>
        <draw:path draw:style-name="gr15" draw:text-style-name="P5" draw:layer="layout" svg:width="0.356cm" svg:height="0.355cm" svg:x="7.618cm" svg:y="7.374cm" svg:viewBox="0 0 357 356" svg:d="M357 178c0 99-81 178-179 178s-178-79-178-178c0-98 80-178 178-178s179 80 179 178z">
          <text:p/>
        </draw:path>
        <draw:path draw:style-name="gr16" draw:text-style-name="P6" draw:layer="layout" svg:width="0.174cm" svg:height="0.17cm" svg:x="7.709cm" svg:y="7.467cm" svg:viewBox="0 0 175 171" svg:d="M149 96c-1-25-3-53-3-74-6 19-13 41-22 65l-30 83h-16l-28-81c-8-25-16-47-20-67h-1c0 21-2 49-3 76l-5 73h-21l12-171h29l29 82c7 22 13 40 17 58h1c4-17 10-36 18-58l30-82h28l11 171h-22z">
          <text:p/>
        </draw:path>
        <draw:line draw:style-name="gr30" draw:text-style-name="P4" draw:layer="layout" svg:x1="14.106cm" svg:y1="7.557cm" svg:x2="14.798cm" svg:y2="7.557cm">
          <text:p/>
        </draw:line>
        <draw:polygon draw:style-name="gr15" draw:text-style-name="P5" draw:layer="layout" svg:width="0.271cm" svg:height="0.146cm" svg:x="14.748cm" svg:y="7.481cm" svg:viewBox="0 0 272 147" draw:points="0,147 272,73 0,0">
          <text:p/>
        </draw:polygon>
        <draw:path draw:style-name="gr15" draw:text-style-name="P5" draw:layer="layout" svg:width="0.356cm" svg:height="0.356cm" svg:x="14.262cm" svg:y="7.379cm" svg:viewBox="0 0 357 357" svg:d="M357 178c0 99-80 179-178 179-99 0-179-80-179-179 0-98 80-178 179-178 98 0 178 80 178 178z">
          <text:p/>
        </draw:path>
        <draw:path draw:style-name="gr16" draw:text-style-name="P6" draw:layer="layout" svg:width="0.173cm" svg:height="0.17cm" svg:x="14.354cm" svg:y="7.472cm" svg:viewBox="0 0 174 171" svg:d="M148 96c-1-24-3-53-3-74-6 20-14 41-22 65l-30 83h-17l-28-81c-8-25-14-47-19-67h-1c0 21-2 49-3 76l-5 73h-20l11-171h28l29 83c7 21 13 40 17 57h1c4-17 11-35 18-57l30-83h29l11 171h-22z">
          <text:p/>
        </draw:path>
        <draw:line draw:style-name="gr30" draw:text-style-name="P4" draw:layer="layout" svg:x1="20.163cm" svg:y1="7.55cm" svg:x2="20.855cm" svg:y2="7.55cm">
          <text:p/>
        </draw:line>
        <draw:polygon draw:style-name="gr15" draw:text-style-name="P5" draw:layer="layout" svg:width="0.271cm" svg:height="0.146cm" svg:x="20.806cm" svg:y="7.474cm" svg:viewBox="0 0 272 147" draw:points="0,147 272,73 0,0">
          <text:p/>
        </draw:polygon>
        <draw:path draw:style-name="gr15" draw:text-style-name="P5" draw:layer="layout" svg:width="0.356cm" svg:height="0.356cm" svg:x="20.32cm" svg:y="7.372cm" svg:viewBox="0 0 357 357" svg:d="M357 178c0 99-80 179-178 179s-179-80-179-179c0-98 81-178 179-178s178 80 178 178z">
          <text:p/>
        </draw:path>
        <draw:path draw:style-name="gr16" draw:text-style-name="P6" draw:layer="layout" svg:width="0.173cm" svg:height="0.17cm" svg:x="20.411cm" svg:y="7.465cm" svg:viewBox="0 0 174 171" svg:d="M149 96c-2-24-3-53-3-74h-1c-6 20-13 41-22 64l-30 84h-17l-27-81c-8-25-15-47-20-67-1 21-2 49-4 76l-4 73h-21l12-171h28l29 82c7 22 12 41 17 58 5-17 11-35 19-58l31-82h28l10 171h-21z">
          <text:p/>
        </draw:path>
        <draw:line draw:style-name="gr30" draw:text-style-name="P4" draw:layer="layout" svg:x1="6.967cm" svg:y1="8.166cm" svg:x2="6.967cm" svg:y2="8.999cm">
          <text:p/>
        </draw:line>
        <draw:polygon draw:style-name="gr15" draw:text-style-name="P5" draw:layer="layout" svg:width="0.145cm" svg:height="0.271cm" svg:x="6.898cm" svg:y="8.949cm" svg:viewBox="0 0 146 272" draw:points="0,0 73,272 146,0">
          <text:p/>
        </draw:polygon>
        <draw:path draw:style-name="gr15" draw:text-style-name="P5" draw:layer="layout" svg:width="0.297cm" svg:height="0.297cm" svg:x="6.819cm" svg:y="8.274cm" svg:viewBox="0 0 298 298" svg:d="M298 150c0 82-68 148-150 148s-148-66-148-148 66-150 148-150 150 68 150 150z">
          <text:p/>
        </draw:path>
        <draw:path draw:style-name="gr16" draw:text-style-name="P6" draw:layer="layout" svg:width="0.119cm" svg:height="0.116cm" svg:x="6.855cm" svg:y="8.365cm" svg:viewBox="0 0 120 117" svg:d="M102 65c-1-16-2-36-2-50-4 13-9 28-15 44l-20 57h-12l-19-56c-6-17-11-31-14-45-1 14-1 34-3 51l-3 51h-14l8-117h19l21 56c5 14 9 27 12 40 3-13 8-25 13-40l20-56h20l7 117h-15z">
          <text:p/>
        </draw:path>
        <draw:polygon draw:style-name="gr16" draw:text-style-name="P6" draw:layer="layout" svg:width="0.089cm" svg:height="0.092cm" svg:x="6.991cm" svg:y="8.389cm" svg:viewBox="0 0 90 93" draw:points="51,0 51,41 90,41 90,51 51,51 51,93 39,93 39,51 0,51 0,41 39,41 39,0">
          <text:p/>
        </draw:polygon>
        <draw:path draw:style-name="gr15" draw:text-style-name="P5" draw:layer="layout" svg:width="0.297cm" svg:height="0.297cm" svg:x="6.819cm" svg:y="8.592cm" svg:viewBox="0 0 298 298" svg:d="M298 149c0 82-68 149-150 149s-148-67-148-149 66-149 148-149 150 67 150 149z">
          <text:p/>
        </draw:path>
        <draw:polygon draw:style-name="gr16" draw:text-style-name="P6" draw:layer="layout" svg:width="0.086cm" svg:height="0.117cm" svg:x="6.87cm" svg:y="8.682cm" svg:viewBox="0 0 87 118" draw:points="15,0 15,50 72,50 72,0 87,0 87,118 72,118 72,63 15,63 15,118 0,118 0,0">
          <text:p/>
        </draw:polygon>
        <draw:polygon draw:style-name="gr16" draw:text-style-name="P6" draw:layer="layout" svg:width="0.089cm" svg:height="0.092cm" svg:x="6.976cm" svg:y="8.707cm" svg:viewBox="0 0 90 93" draw:points="50,0 50,41 90,41 90,52 50,52 50,93 39,93 39,52 0,52 0,41 39,41 39,0">
          <text:p/>
        </draw:polygon>
        <draw:line draw:style-name="gr30" draw:text-style-name="P4" draw:layer="layout" svg:x1="21.657cm" svg:y1="8.166cm" svg:x2="21.657cm" svg:y2="10.158cm">
          <text:p/>
        </draw:line>
        <draw:polygon draw:style-name="gr15" draw:text-style-name="P5" draw:layer="layout" svg:width="0.145cm" svg:height="0.271cm" svg:x="21.587cm" svg:y="10.108cm" svg:viewBox="0 0 146 272" draw:points="0,0 74,272 146,0">
          <text:p/>
        </draw:polygon>
        <draw:path draw:style-name="gr15" draw:text-style-name="P5" draw:layer="layout" svg:width="0.297cm" svg:height="0.297cm" svg:x="21.508cm" svg:y="8.839cm" svg:viewBox="0 0 298 298" svg:d="M298 149c0 82-66 149-148 149-83 0-150-67-150-149 0-83 67-149 150-149 82 0 148 66 148 149z">
          <text:p/>
        </draw:path>
        <draw:path draw:style-name="gr16" draw:text-style-name="P6" draw:layer="layout" svg:width="0.119cm" svg:height="0.116cm" svg:x="21.544cm" svg:y="8.929cm" svg:viewBox="0 0 120 117" svg:d="M102 65c-1-16-2-35-2-50-4 14-9 28-16 44l-20 58h-12l-19-57c-5-16-10-31-13-45-1 15-1 34-2 52l-4 50h-14l8-117h19l20 56c5 15 9 28 12 40 3-12 8-25 13-40l21-56h20l7 117h-15z">
          <text:p/>
        </draw:path>
        <draw:polygon draw:style-name="gr16" draw:text-style-name="P6" draw:layer="layout" svg:width="0.089cm" svg:height="0.091cm" svg:x="21.68cm" svg:y="8.954cm" svg:viewBox="0 0 90 92" draw:points="51,0 51,40 90,40 90,51 51,51 51,92 39,92 39,51 0,51 0,40 39,40 39,0">
          <text:p/>
        </draw:polygon>
        <draw:path draw:style-name="gr15" draw:text-style-name="P5" draw:layer="layout" svg:width="0.297cm" svg:height="0.297cm" svg:x="21.508cm" svg:y="9.156cm" svg:viewBox="0 0 298 298" svg:d="M298 150c0 82-66 148-148 148-83 0-150-66-150-148 0-83 67-150 150-150 82 0 148 67 148 150z">
          <text:p/>
        </draw:path>
        <draw:polygon draw:style-name="gr16" draw:text-style-name="P6" draw:layer="layout" svg:width="0.086cm" svg:height="0.116cm" svg:x="21.559cm" svg:y="9.247cm" svg:viewBox="0 0 87 117" draw:points="15,0 15,49 72,49 72,0 87,0 87,117 72,117 72,62 15,62 15,117 0,117 0,0">
          <text:p/>
        </draw:polygon>
        <draw:polygon draw:style-name="gr16" draw:text-style-name="P6" draw:layer="layout" svg:width="0.089cm" svg:height="0.092cm" svg:x="21.665cm" svg:y="9.271cm" svg:viewBox="0 0 90 93" draw:points="50,0 50,42 90,42 90,52 50,52 50,93 39,93 39,52 0,52 0,42 39,42 39,0">
          <text:p/>
        </draw:polygon>
        <draw:line draw:style-name="gr30" draw:text-style-name="P4" draw:layer="layout" svg:x1="21.134cm" svg:y1="11.004cm" svg:x2="20.761cm" svg:y2="11.004cm">
          <text:p/>
        </draw:line>
        <draw:polygon draw:style-name="gr15" draw:text-style-name="P5" draw:layer="layout" svg:width="0.271cm" svg:height="0.145cm" svg:x="20.54cm" svg:y="10.934cm" svg:viewBox="0 0 272 146" draw:points="272,0 0,73 272,146">
          <text:p/>
        </draw:polygon>
        <draw:line draw:style-name="gr30" draw:text-style-name="P4" draw:layer="layout" svg:x1="19.355cm" svg:y1="11.004cm" svg:x2="18.983cm" svg:y2="11.004cm">
          <text:p/>
        </draw:line>
        <draw:polygon draw:style-name="gr15" draw:text-style-name="P5" draw:layer="layout" svg:width="0.271cm" svg:height="0.145cm" svg:x="18.762cm" svg:y="10.934cm" svg:viewBox="0 0 272 146" draw:points="272,0 0,73 272,146">
          <text:p/>
        </draw:polygon>
        <draw:line draw:style-name="gr30" draw:text-style-name="P4" draw:layer="layout" svg:x1="17.668cm" svg:y1="11.004cm" svg:x2="17.296cm" svg:y2="11.004cm">
          <text:p/>
        </draw:line>
        <draw:polygon draw:style-name="gr15" draw:text-style-name="P5" draw:layer="layout" svg:width="0.271cm" svg:height="0.145cm" svg:x="17.074cm" svg:y="10.934cm" svg:viewBox="0 0 272 146" draw:points="272,0 0,73 272,146">
          <text:p/>
        </draw:polygon>
        <draw:line draw:style-name="gr30" draw:text-style-name="P4" draw:layer="layout" svg:x1="15.97cm" svg:y1="11.004cm" svg:x2="15.598cm" svg:y2="11.004cm">
          <text:p/>
        </draw:line>
        <draw:polygon draw:style-name="gr15" draw:text-style-name="P5" draw:layer="layout" svg:width="0.271cm" svg:height="0.145cm" svg:x="15.376cm" svg:y="10.934cm" svg:viewBox="0 0 272 146" draw:points="272,0 0,73 272,146">
          <text:p/>
        </draw:polygon>
        <draw:line draw:style-name="gr30" draw:text-style-name="P4" draw:layer="layout" svg:x1="14.272cm" svg:y1="11.004cm" svg:x2="13.9cm" svg:y2="11.004cm">
          <text:p/>
        </draw:line>
        <draw:polygon draw:style-name="gr15" draw:text-style-name="P5" draw:layer="layout" svg:width="0.271cm" svg:height="0.145cm" svg:x="13.679cm" svg:y="10.934cm" svg:viewBox="0 0 272 146" draw:points="272,0 0,73 272,146">
          <text:p/>
        </draw:polygon>
        <draw:line draw:style-name="gr30" draw:text-style-name="P4" draw:layer="layout" svg:x1="12.61cm" svg:y1="11.004cm" svg:x2="12.237cm" svg:y2="11.004cm">
          <text:p/>
        </draw:line>
        <draw:polygon draw:style-name="gr15" draw:text-style-name="P5" draw:layer="layout" svg:width="0.271cm" svg:height="0.145cm" svg:x="12.016cm" svg:y="10.934cm" svg:viewBox="0 0 272 146" draw:points="272,0 0,73 272,146">
          <text:p/>
        </draw:polygon>
        <draw:line draw:style-name="gr30" draw:text-style-name="P4" draw:layer="layout" svg:x1="11cm" svg:y1="11.004cm" svg:x2="10.627cm" svg:y2="11.004cm">
          <text:p/>
        </draw:line>
        <draw:polygon draw:style-name="gr15" draw:text-style-name="P5" draw:layer="layout" svg:width="0.271cm" svg:height="0.145cm" svg:x="10.406cm" svg:y="10.934cm" svg:viewBox="0 0 272 146" draw:points="272,0 0,73 272,146">
          <text:p/>
        </draw:polygon>
        <draw:line draw:style-name="gr30" draw:text-style-name="P4" draw:layer="layout" svg:x1="9.512cm" svg:y1="11.004cm" svg:x2="9.14cm" svg:y2="11.004cm">
          <text:p/>
        </draw:line>
        <draw:polygon draw:style-name="gr15" draw:text-style-name="P5" draw:layer="layout" svg:width="0.271cm" svg:height="0.145cm" svg:x="8.918cm" svg:y="10.934cm" svg:viewBox="0 0 272 146" draw:points="272,0 0,73 272,146">
          <text:p/>
        </draw:polygon>
        <draw:line draw:style-name="gr30" draw:text-style-name="P4" draw:layer="layout" svg:x1="7.858cm" svg:y1="11.004cm" svg:x2="7.485cm" svg:y2="11.004cm">
          <text:p/>
        </draw:line>
        <draw:polygon draw:style-name="gr15" draw:text-style-name="P5" draw:layer="layout" svg:width="0.271cm" svg:height="0.145cm" svg:x="7.264cm" svg:y="10.934cm" svg:viewBox="0 0 272 146" draw:points="272,0 0,73 272,146">
          <text:p/>
        </draw:polygon>
        <draw:frame draw:style-name="gr64" draw:text-style-name="P7" draw:layer="layout" svg:width="1.094cm" svg:height="0.497cm" svg:x="4.515cm" svg:y="7.303cm">
          <draw:text-box>
            <text:p text:style-name="P1"><text:span text:style-name="T3">MAIN</text:span></text:p>
          </draw:text-box>
        </draw:frame>
        <draw:polyline draw:style-name="gr29" draw:text-style-name="P4" draw:layer="layout" svg:width="0cm" svg:height="4.356cm" svg:x="5.019cm" svg:y="8.04cm" svg:viewBox="0 0 0 4357" draw:points="0,0 0,2179 0,4230 0,4357">
          <text:p/>
        </draw:polyline>
        <draw:path draw:style-name="gr58" draw:text-style-name="P13" draw:layer="layout" svg:width="0.484cm" svg:height="0.485cm" svg:x="4.772cm" svg:y="9.338cm" svg:viewBox="0 0 485 486" svg:d="M485 244c0 133-108 242-242 242-135 0-243-109-243-242 0-134 108-244 243-244 134 0 242 110 242 244z">
          <text:p/>
        </draw:path>
        <draw:polygon draw:style-name="gr16" draw:text-style-name="P6" draw:layer="layout" svg:width="0.142cm" svg:height="0.189cm" svg:x="4.854cm" svg:y="9.486cm" svg:viewBox="0 0 143 190" draw:points="26,0 26,80 118,80 118,0 143,0 143,190 118,190 118,102 26,102 26,190 0,190 0,0">
          <text:p/>
        </draw:polygon>
        <draw:polygon draw:style-name="gr16" draw:text-style-name="P6" draw:layer="layout" svg:width="0.145cm" svg:height="0.149cm" svg:x="5.028cm" svg:y="9.526cm" svg:viewBox="0 0 146 150" draw:points="83,0 83,66 146,66 146,83 83,83 83,150 65,150 65,83 0,83 0,66 65,66 65,0">
          <text:p/>
        </draw:polygon>
        <draw:path draw:style-name="gr58" draw:text-style-name="P13" draw:layer="layout" svg:width="0.484cm" svg:height="0.484cm" svg:x="4.772cm" svg:y="9.824cm" svg:viewBox="0 0 485 485" svg:d="M485 243c0 134-108 242-242 242-135 0-243-108-243-242s108-243 243-243c134 0 242 109 242 243z">
          <text:p/>
        </draw:path>
        <draw:path draw:style-name="gr16" draw:text-style-name="P6" draw:layer="layout" svg:width="0.193cm" svg:height="0.19cm" svg:x="4.831cm" svg:y="9.971cm" svg:viewBox="0 0 194 191" svg:d="M165 107c-1-27-3-59-3-83-7 22-15 46-24 73l-34 93h-18l-31-91c-9-28-16-52-22-75-1 24-2 56-4 85l-5 82h-24l14-191h31l32 92c8 24 14 45 20 65 5-20 12-40 20-65l34-92h31l12 191h-24z">
          <text:p/>
        </draw:path>
        <draw:polygon draw:style-name="gr16" draw:text-style-name="P6" draw:layer="layout" svg:width="0.145cm" svg:height="0.15cm" svg:x="5.052cm" svg:y="10.011cm" svg:viewBox="0 0 146 151" draw:points="83,0 83,66 146,66 146,84 83,84 83,151 64,151 64,84 0,84 0,66 64,66 64,0">
          <text:p/>
        </draw:polygon>
        <draw:polyline draw:style-name="gr30" draw:text-style-name="P4" draw:layer="layout" svg:width="17.629cm" svg:height="5.656cm" svg:x="5.014cm" svg:y="7.583cm" svg:viewBox="0 0 17630 5657" draw:points="17373,0 17630,0 17630,4279 0,4279 10,5657">
          <text:p/>
        </draw:polyline>
        <draw:polygon draw:style-name="gr15" draw:text-style-name="P5" draw:layer="layout" svg:width="0.145cm" svg:height="0.271cm" svg:x="4.951cm" svg:y="13.189cm" svg:viewBox="0 0 146 272" draw:points="0,1 74,272 146,0">
          <text:p/>
        </draw:polygon>
        <draw:path draw:style-name="gr15" draw:text-style-name="P5" draw:layer="layout" svg:width="0.355cm" svg:height="0.355cm" svg:x="22.465cm" svg:y="9.544cm" svg:viewBox="0 0 356 356" svg:d="M356 177c0 100-79 179-177 179-99 0-179-79-179-179 0-98 80-177 179-177 98 0 177 79 177 177z">
          <text:p/>
        </draw:path>
        <draw:path draw:style-name="gr16" draw:text-style-name="P6" draw:layer="layout" svg:width="0.173cm" svg:height="0.17cm" svg:x="22.556cm" svg:y="9.636cm" svg:viewBox="0 0 174 171" svg:d="M149 96c-2-24-3-53-3-74h-1c-6 20-13 41-21 65l-30 83h-17l-28-82c-8-24-15-45-20-66-1 22-2 50-4 75l-4 74h-21l12-171h28l30 83c7 20 12 40 17 58 5-17 11-37 18-58l31-83h28l10 171h-21z">
          <text:p/>
        </draw:path>
        <draw:frame draw:style-name="gr65" draw:text-style-name="P7" draw:layer="layout" svg:width="1.014cm" svg:height="0.497cm" svg:x="4.59cm" svg:y="13.639cm">
          <draw:text-box>
            <text:p text:style-name="P1"><text:span text:style-name="T3">TIME</text:span></text:p>
          </draw:text-box>
        </draw:frame>
        <draw:frame draw:style-name="gr66" draw:text-style-name="P3" draw:layer="layout" svg:width="1.124cm" svg:height="0.331cm" svg:x="6.822cm" svg:y="13.545cm">
          <draw:text-box>
            <text:p text:style-name="P1"><text:span text:style-name="T2">Zeitver-</text:span></text:p>
          </draw:text-box>
        </draw:frame>
        <draw:frame draw:style-name="gr67" draw:text-style-name="P3" draw:layer="layout" svg:width="1.458cm" svg:height="0.331cm" svg:x="6.66cm" svg:y="13.884cm">
          <draw:text-box>
            <text:p text:style-name="P1"><text:span text:style-name="T2">schiebung</text:span></text:p>
          </draw:text-box>
        </draw:frame>
        <draw:frame draw:style-name="gr68" draw:text-style-name="P3" draw:layer="layout" svg:width="0.447cm" svg:height="0.331cm" svg:x="20.025cm" svg:y="13.331cm">
          <draw:text-box>
            <text:p text:style-name="P1"><text:span text:style-name="T2">Sa,</text:span></text:p>
          </draw:text-box>
        </draw:frame>
        <draw:frame draw:style-name="gr69" draw:text-style-name="P3" draw:layer="layout" svg:width="0.358cm" svg:height="0.331cm" svg:x="20.044cm" svg:y="13.669cm">
          <draw:text-box>
            <text:p text:style-name="P1"><text:span text:style-name="T2">So</text:span></text:p>
          </draw:text-box>
        </draw:frame>
        <draw:frame draw:style-name="gr70" draw:text-style-name="P3" draw:layer="layout" svg:width="0.586cm" svg:height="0.331cm" svg:x="19.949cm" svg:y="14.008cm">
          <draw:text-box>
            <text:p text:style-name="P1"><text:span text:style-name="T2">AUS</text:span></text:p>
          </draw:text-box>
        </draw:frame>
        <draw:frame draw:style-name="gr71" draw:text-style-name="P3" draw:layer="layout" svg:width="0.612cm" svg:height="0.331cm" svg:x="16.469cm" svg:y="13.331cm">
          <draw:text-box>
            <text:p text:style-name="P1"><text:span text:style-name="T2">Mo -</text:span></text:p>
          </draw:text-box>
        </draw:frame>
        <draw:frame draw:style-name="gr72" draw:text-style-name="P3" draw:layer="layout" svg:width="0.286cm" svg:height="0.331cm" svg:x="16.623cm" svg:y="13.669cm">
          <draw:text-box>
            <text:p text:style-name="P1"><text:span text:style-name="T2">Fr</text:span></text:p>
          </draw:text-box>
        </draw:frame>
        <draw:line draw:style-name="gr30" draw:text-style-name="P4" draw:layer="layout" svg:x1="5.651cm" svg:y1="13.883cm" svg:x2="6.343cm" svg:y2="13.883cm">
          <text:p/>
        </draw:line>
        <draw:polygon draw:style-name="gr15" draw:text-style-name="P5" draw:layer="layout" svg:width="0.271cm" svg:height="0.146cm" svg:x="6.293cm" svg:y="13.807cm" svg:viewBox="0 0 272 147" draw:points="0,147 272,74 0,0">
          <text:p/>
        </draw:polygon>
        <draw:path draw:style-name="gr15" draw:text-style-name="P5" draw:layer="layout" svg:width="0.356cm" svg:height="0.356cm" svg:x="5.807cm" svg:y="13.705cm" svg:viewBox="0 0 357 357" svg:d="M357 178c0 98-80 179-178 179s-179-81-179-179 81-178 179-178 178 80 178 178z">
          <text:p/>
        </draw:path>
        <draw:path draw:style-name="gr16" draw:text-style-name="P6" draw:layer="layout" svg:width="0.173cm" svg:height="0.17cm" svg:x="5.899cm" svg:y="13.798cm" svg:viewBox="0 0 174 171" svg:d="M147 96c-1-23-3-52-3-73-6 20-13 41-21 65l-30 82h-17l-28-81c-8-24-14-46-19-66h-1c0 21-1 49-3 75l-5 73h-20l11-171h28l29 83c7 21 13 40 17 57h1c5-17 11-35 18-57l30-83h28l12 171h-23z">
          <text:p/>
        </draw:path>
        <draw:line draw:style-name="gr30" draw:text-style-name="P4" draw:layer="layout" svg:x1="8.04cm" svg:y1="13.883cm" svg:x2="8.732cm" svg:y2="13.883cm">
          <text:p/>
        </draw:line>
        <draw:polygon draw:style-name="gr15" draw:text-style-name="P5" draw:layer="layout" svg:width="0.271cm" svg:height="0.146cm" svg:x="8.683cm" svg:y="13.807cm" svg:viewBox="0 0 272 147" draw:points="0,147 272,74 0,0">
          <text:p/>
        </draw:polygon>
        <draw:path draw:style-name="gr15" draw:text-style-name="P5" draw:layer="layout" svg:width="0.355cm" svg:height="0.356cm" svg:x="8.197cm" svg:y="13.705cm" svg:viewBox="0 0 356 357" svg:d="M356 178c0 98-79 179-177 179-99 0-179-81-179-179s80-178 179-178c98 0 177 80 177 178z">
          <text:p/>
        </draw:path>
        <draw:path draw:style-name="gr16" draw:text-style-name="P6" draw:layer="layout" svg:width="0.173cm" svg:height="0.17cm" svg:x="8.288cm" svg:y="13.798cm" svg:viewBox="0 0 174 171" svg:d="M149 96c-3-23-4-52-4-73h-1c-6 20-12 41-21 65l-30 82h-17l-27-81c-8-24-15-46-20-66-1 21-2 49-4 75l-4 73h-21l12-171h28l29 83c7 21 12 40 17 57 5-17 11-35 19-57l30-83h29l10 171h-21z">
          <text:p/>
        </draw:path>
        <draw:line draw:style-name="gr30" draw:text-style-name="P4" draw:layer="layout" svg:x1="9.739cm" svg:y1="13.883cm" svg:x2="10.431cm" svg:y2="13.883cm">
          <text:p/>
        </draw:line>
        <draw:polygon draw:style-name="gr15" draw:text-style-name="P5" draw:layer="layout" svg:width="0.271cm" svg:height="0.146cm" svg:x="10.382cm" svg:y="13.807cm" svg:viewBox="0 0 272 147" draw:points="0,147 272,74 0,0">
          <text:p/>
        </draw:polygon>
        <draw:path draw:style-name="gr15" draw:text-style-name="P5" draw:layer="layout" svg:width="0.356cm" svg:height="0.356cm" svg:x="9.896cm" svg:y="13.705cm" svg:viewBox="0 0 357 357" svg:d="M357 178c0 98-80 179-179 179-98 0-178-81-178-179s80-178 178-178c99 0 179 80 179 178z">
          <text:p/>
        </draw:path>
        <draw:path draw:style-name="gr16" draw:text-style-name="P6" draw:layer="layout" svg:width="0.173cm" svg:height="0.17cm" svg:x="9.987cm" svg:y="13.798cm" svg:viewBox="0 0 174 171" svg:d="M149 96c-2-23-3-52-3-73h-1c-6 20-12 41-21 65l-30 82h-17l-27-81c-8-24-15-46-20-66-1 21-2 49-3 75l-5 73h-22l13-171h28l29 83c7 21 12 40 17 57h1c4-17 10-35 18-57l30-83h28l10 171h-21z">
          <text:p/>
        </draw:path>
        <draw:frame draw:style-name="gr70" draw:text-style-name="P3" draw:layer="layout" svg:width="0.586cm" svg:height="0.331cm" svg:x="16.491cm" svg:y="14.008cm">
          <draw:text-box>
            <text:p text:style-name="P1"><text:span text:style-name="T2">AUS</text:span></text:p>
          </draw:text-box>
        </draw:frame>
        <draw:frame draw:style-name="gr73" draw:text-style-name="P7" draw:layer="layout" svg:width="3.634cm" svg:height="0.497cm" svg:x="17.765cm" svg:y="12.393cm">
          <draw:text-box>
            <text:p text:style-name="P1"><text:span text:style-name="T3">[Nachtschaltung]</text:span></text:p>
          </draw:text-box>
        </draw:frame>
        <draw:frame draw:style-name="gr68" draw:text-style-name="P3" draw:layer="layout" svg:width="0.447cm" svg:height="0.331cm" svg:x="21.674cm" svg:y="13.331cm">
          <draw:text-box>
            <text:p text:style-name="P1"><text:span text:style-name="T2">Sa,</text:span></text:p>
          </draw:text-box>
        </draw:frame>
        <draw:frame draw:style-name="gr69" draw:text-style-name="P3" draw:layer="layout" svg:width="0.358cm" svg:height="0.331cm" svg:x="21.693cm" svg:y="13.669cm">
          <draw:text-box>
            <text:p text:style-name="P1"><text:span text:style-name="T2">So</text:span></text:p>
          </draw:text-box>
        </draw:frame>
        <draw:frame draw:style-name="gr74" draw:text-style-name="P3" draw:layer="layout" svg:width="0.476cm" svg:height="0.331cm" svg:x="21.645cm" svg:y="14.008cm">
          <draw:text-box>
            <text:p text:style-name="P1"><text:span text:style-name="T2">EIN</text:span></text:p>
          </draw:text-box>
        </draw:frame>
        <draw:frame draw:style-name="gr71" draw:text-style-name="P3" draw:layer="layout" svg:width="0.612cm" svg:height="0.331cm" svg:x="18.209cm" svg:y="13.331cm">
          <draw:text-box>
            <text:p text:style-name="P1"><text:span text:style-name="T2">Mo -</text:span></text:p>
          </draw:text-box>
        </draw:frame>
        <draw:frame draw:style-name="gr72" draw:text-style-name="P3" draw:layer="layout" svg:width="0.286cm" svg:height="0.331cm" svg:x="18.363cm" svg:y="13.669cm">
          <draw:text-box>
            <text:p text:style-name="P1"><text:span text:style-name="T2">Fr</text:span></text:p>
          </draw:text-box>
        </draw:frame>
        <draw:line draw:style-name="gr30" draw:text-style-name="P4" draw:layer="layout" svg:x1="17.147cm" svg:y1="13.883cm" svg:x2="17.839cm" svg:y2="13.883cm">
          <text:p/>
        </draw:line>
        <draw:polygon draw:style-name="gr15" draw:text-style-name="P5" draw:layer="layout" svg:width="0.271cm" svg:height="0.146cm" svg:x="17.789cm" svg:y="13.807cm" svg:viewBox="0 0 272 147" draw:points="0,147 272,74 0,0">
          <text:p/>
        </draw:polygon>
        <draw:path draw:style-name="gr15" draw:text-style-name="P5" draw:layer="layout" svg:width="0.356cm" svg:height="0.356cm" svg:x="17.303cm" svg:y="13.705cm" svg:viewBox="0 0 357 357" svg:d="M357 178c0 98-80 179-179 179-98 0-178-81-178-179s80-178 178-178c99 0 179 80 179 178z">
          <text:p/>
        </draw:path>
        <draw:path draw:style-name="gr16" draw:text-style-name="P6" draw:layer="layout" svg:width="0.174cm" svg:height="0.17cm" svg:x="17.394cm" svg:y="13.798cm" svg:viewBox="0 0 175 171" svg:d="M149 96c-1-23-3-52-3-73-6 20-13 41-22 65l-30 82h-16l-28-81c-8-24-16-46-20-66h-1c0 21-2 49-3 75l-5 73h-21l12-171h29l29 83c7 21 13 40 17 57h1c4-17 10-35 18-57l30-83h28l11 171h-22z">
          <text:p/>
        </draw:path>
        <draw:line draw:style-name="gr30" draw:text-style-name="P4" draw:layer="layout" svg:x1="18.886cm" svg:y1="13.883cm" svg:x2="19.578cm" svg:y2="13.883cm">
          <text:p/>
        </draw:line>
        <draw:polygon draw:style-name="gr15" draw:text-style-name="P5" draw:layer="layout" svg:width="0.271cm" svg:height="0.146cm" svg:x="19.529cm" svg:y="13.807cm" svg:viewBox="0 0 272 147" draw:points="0,147 272,74 0,0">
          <text:p/>
        </draw:polygon>
        <draw:path draw:style-name="gr15" draw:text-style-name="P5" draw:layer="layout" svg:width="0.356cm" svg:height="0.356cm" svg:x="19.043cm" svg:y="13.705cm" svg:viewBox="0 0 357 357" svg:d="M357 178c0 98-81 179-179 179s-178-81-178-179 80-178 178-178 179 80 179 178z">
          <text:p/>
        </draw:path>
        <draw:path draw:style-name="gr16" draw:text-style-name="P6" draw:layer="layout" svg:width="0.173cm" svg:height="0.17cm" svg:x="19.134cm" svg:y="13.798cm" svg:viewBox="0 0 174 171" svg:d="M149 96c-1-23-3-52-3-73-7 20-13 41-22 65l-30 82h-17l-27-81c-8-24-15-46-20-66-1 21-3 49-4 75l-5 73h-21l12-171h29l29 83c7 21 13 40 17 57h1c4-17 10-35 18-57l30-83h28l10 171h-21z">
          <text:p/>
        </draw:path>
        <draw:line draw:style-name="gr30" draw:text-style-name="P4" draw:layer="layout" svg:x1="20.583cm" svg:y1="13.883cm" svg:x2="21.275cm" svg:y2="13.883cm">
          <text:p/>
        </draw:line>
        <draw:polygon draw:style-name="gr15" draw:text-style-name="P5" draw:layer="layout" svg:width="0.271cm" svg:height="0.146cm" svg:x="21.225cm" svg:y="13.807cm" svg:viewBox="0 0 272 147" draw:points="0,147 272,74 0,0">
          <text:p/>
        </draw:polygon>
        <draw:path draw:style-name="gr15" draw:text-style-name="P5" draw:layer="layout" svg:width="0.356cm" svg:height="0.356cm" svg:x="20.739cm" svg:y="13.705cm" svg:viewBox="0 0 357 357" svg:d="M357 178c0 98-80 179-178 179s-179-81-179-179 81-178 179-178 178 80 178 178z">
          <text:p/>
        </draw:path>
        <draw:path draw:style-name="gr16" draw:text-style-name="P6" draw:layer="layout" svg:width="0.174cm" svg:height="0.17cm" svg:x="20.83cm" svg:y="13.798cm" svg:viewBox="0 0 175 171" svg:d="M149 96c-1-23-3-52-3-73-6 20-13 41-22 65l-30 82h-16l-29-81c-8-24-15-46-19-66h-1c0 21-2 49-3 75l-5 73h-21l12-171h28l30 83c7 21 13 40 17 57h1c4-17 10-35 18-57l30-83h28l11 171h-22z">
          <text:p/>
        </draw:path>
        <draw:polyline draw:style-name="gr30" draw:text-style-name="P4" draw:layer="layout" svg:width="0.873cm" svg:height="0.373cm" svg:x="16.709cm" svg:y="12.669cm" svg:viewBox="0 0 874 374" draw:points="0,374 0,0 874,0">
          <text:p/>
        </draw:polyline>
        <draw:polyline draw:style-name="gr30" draw:text-style-name="P4" draw:layer="layout" svg:width="0.866cm" svg:height="0.373cm" svg:x="20.974cm" svg:y="12.674cm" svg:viewBox="0 0 867 374" draw:points="0,0 867,0 867,374">
          <text:p/>
        </draw:polyline>
        <draw:polyline draw:style-name="gr30" draw:text-style-name="P4" draw:layer="layout" svg:width="0.225cm" svg:height="1.519cm" svg:x="16.712cm" svg:y="14.829cm" svg:viewBox="0 0 226 1520" draw:points="0,0 0,1520 226,1520">
          <text:p/>
        </draw:polyline>
        <draw:polygon draw:style-name="gr15" draw:text-style-name="P5" draw:layer="layout" svg:width="0.271cm" svg:height="0.145cm" svg:x="16.887cm" svg:y="16.273cm" svg:viewBox="0 0 272 146" draw:points="0,146 272,73 0,0">
          <text:p/>
        </draw:polygon>
        <draw:frame draw:style-name="gr74" draw:text-style-name="P3" draw:layer="layout" svg:width="0.476cm" svg:height="0.331cm" svg:x="18.278cm" svg:y="14.008cm">
          <draw:text-box>
            <text:p text:style-name="P1"><text:span text:style-name="T2">EIN</text:span></text:p>
          </draw:text-box>
        </draw:frame>
        <draw:frame draw:style-name="gr75" draw:text-style-name="P7" draw:layer="layout" svg:width="1.06cm" svg:height="0.497cm" svg:x="7.168cm" svg:y="18.129cm">
          <draw:text-box>
            <text:p text:style-name="P1"><text:span text:style-name="T3">Test-</text:span></text:p>
          </draw:text-box>
        </draw:frame>
        <draw:frame draw:style-name="gr76" draw:text-style-name="P7" draw:layer="layout" svg:width="1.424cm" svg:height="0.497cm" svg:x="6.97cm" svg:y="18.637cm">
          <draw:text-box>
            <text:p text:style-name="P1"><text:span text:style-name="T3">modus</text:span></text:p>
          </draw:text-box>
        </draw:frame>
        <draw:frame draw:style-name="gr77" draw:text-style-name="P7" draw:layer="layout" svg:width="1.729cm" svg:height="0.497cm" svg:x="15.959cm" svg:y="17.875cm">
          <draw:text-box>
            <text:p text:style-name="P1"><text:span text:style-name="T3">[DCF77-</text:span></text:p>
          </draw:text-box>
        </draw:frame>
        <draw:frame draw:style-name="gr78" draw:text-style-name="P7" draw:layer="layout" svg:width="2.258cm" svg:height="0.497cm" svg:x="15.719cm" svg:y="18.383cm">
          <draw:text-box>
            <text:p text:style-name="P1"><text:span text:style-name="T3">Empfangs-</text:span></text:p>
          </draw:text-box>
        </draw:frame>
        <draw:line draw:style-name="gr30" draw:text-style-name="P4" draw:layer="layout" svg:x1="18.469cm" svg:y1="14.829cm" svg:x2="18.469cm" svg:y2="15.591cm">
          <text:p/>
        </draw:line>
        <draw:polygon draw:style-name="gr15" draw:text-style-name="P5" draw:layer="layout" svg:width="0.145cm" svg:height="0.271cm" svg:x="18.4cm" svg:y="15.542cm" svg:viewBox="0 0 146 272" draw:points="0,0 73,272 146,0">
          <text:p/>
        </draw:polygon>
        <draw:line draw:style-name="gr30" draw:text-style-name="P4" draw:layer="layout" svg:x1="20.209cm" svg:y1="14.829cm" svg:x2="20.209cm" svg:y2="15.591cm">
          <text:p/>
        </draw:line>
        <draw:polygon draw:style-name="gr15" draw:text-style-name="P5" draw:layer="layout" svg:width="0.146cm" svg:height="0.271cm" svg:x="20.139cm" svg:y="15.542cm" svg:viewBox="0 0 147 272" draw:points="0,0 74,272 147,0">
          <text:p/>
        </draw:polygon>
        <draw:polyline draw:style-name="gr30" draw:text-style-name="P4" draw:layer="layout" svg:width="0.191cm" svg:height="1.545cm" svg:x="21.694cm" svg:y="14.783cm" svg:viewBox="0 0 192 1546" draw:points="192,0 192,1546 0,1546">
          <text:p/>
        </draw:polyline>
        <draw:polygon draw:style-name="gr15" draw:text-style-name="P5" draw:layer="layout" svg:width="0.271cm" svg:height="0.145cm" svg:x="21.473cm" svg:y="16.259cm" svg:viewBox="0 0 272 146" draw:points="272,0 0,73 272,146">
          <text:p/>
        </draw:polygon>
        <draw:path draw:style-name="gr15" draw:text-style-name="P5" draw:layer="layout" svg:width="0.485cm" svg:height="0.485cm" svg:x="20.688cm" svg:y="16.086cm" svg:viewBox="0 0 486 486" svg:d="M486 243c0 134-109 243-243 243s-243-109-243-243c0-133 109-243 243-243s243 110 243 243z">
          <text:p/>
        </draw:path>
        <draw:path draw:style-name="gr16" draw:text-style-name="P6" draw:layer="layout" svg:width="0.194cm" svg:height="0.189cm" svg:x="20.747cm" svg:y="16.234cm" svg:viewBox="0 0 195 190" svg:d="M166 107c-1-27-3-60-3-83h-1c-6 22-14 47-24 73l-33 92h-19l-31-90c-10-27-17-52-22-75h-1c0 24-2 56-4 85l-5 81h-23l13-190h31l34 92c8 24 14 44 19 64h1c5-19 11-40 20-64l34-92h31l12 190h-25z">
          <text:p/>
        </draw:path>
        <draw:polygon draw:style-name="gr16" draw:text-style-name="P6" draw:layer="layout" svg:width="0.146cm" svg:height="0.149cm" svg:x="20.968cm" svg:y="16.274cm" svg:viewBox="0 0 147 150" draw:points="82,0 82,66 147,66 147,84 82,84 82,150 64,150 64,84 0,84 0,66 64,66 64,0">
          <text:p/>
        </draw:polygon>
        <draw:path draw:style-name="gr15" draw:text-style-name="P5" draw:layer="layout" svg:width="0.485cm" svg:height="0.485cm" svg:x="20.151cm" svg:y="16.086cm" svg:viewBox="0 0 486 486" svg:d="M486 243c0 134-109 243-243 243s-243-109-243-243c0-133 109-243 243-243s243 110 243 243z">
          <text:p/>
        </draw:path>
        <draw:polygon draw:style-name="gr16" draw:text-style-name="P6" draw:layer="layout" svg:width="0.141cm" svg:height="0.189cm" svg:x="20.234cm" svg:y="16.234cm" svg:viewBox="0 0 142 190" draw:points="25,0 25,80 118,80 118,0 142,0 142,190 118,190 118,101 25,101 25,190 0,190 0,0">
          <text:p/>
        </draw:polygon>
        <draw:polygon draw:style-name="gr16" draw:text-style-name="P6" draw:layer="layout" svg:width="0.145cm" svg:height="0.149cm" svg:x="20.408cm" svg:y="16.274cm" svg:viewBox="0 0 146 150" draw:points="81,0 81,66 146,66 146,84 81,84 81,150 63,150 63,84 0,84 0,66 63,66 63,0">
          <text:p/>
        </draw:polygon>
        <draw:frame draw:style-name="gr79" draw:text-style-name="P7" draw:layer="layout" svg:width="3.092cm" svg:height="0.497cm" svg:x="15.394cm" svg:y="18.891cm">
          <draw:text-box>
            <text:p text:style-name="P1"><text:span text:style-name="T3">visualisierung]</text:span></text:p>
          </draw:text-box>
        </draw:frame>
        <draw:polyline draw:style-name="gr29" draw:text-style-name="P4" draw:layer="layout" svg:width="0cm" svg:height="3.453cm" svg:x="5.02cm" svg:y="14.349cm" svg:viewBox="0 0 0 3454" draw:points="0,0 0,1727 0,3353 0,3454">
          <text:p/>
        </draw:polyline>
        <draw:path draw:style-name="gr58" draw:text-style-name="P13" draw:layer="layout" svg:width="0.484cm" svg:height="0.484cm" svg:x="4.773cm" svg:y="15.42cm" svg:viewBox="0 0 485 485" svg:d="M485 243c0 134-108 242-242 242-135 0-243-108-243-242 0-135 108-243 243-243 134 0 242 108 242 243z">
          <text:p/>
        </draw:path>
        <draw:polygon draw:style-name="gr16" draw:text-style-name="P6" draw:layer="layout" svg:width="0.142cm" svg:height="0.19cm" svg:x="4.855cm" svg:y="15.567cm" svg:viewBox="0 0 143 191" draw:points="26,0 26,80 118,80 118,0 143,0 143,191 118,191 118,101 26,101 26,191 0,191 0,0">
          <text:p/>
        </draw:polygon>
        <draw:polygon draw:style-name="gr16" draw:text-style-name="P6" draw:layer="layout" svg:width="0.145cm" svg:height="0.15cm" svg:x="5.029cm" svg:y="15.607cm" svg:viewBox="0 0 146 151" draw:points="83,0 83,66 146,66 146,83 83,83 83,151 65,151 65,83 0,83 0,66 65,66 65,0">
          <text:p/>
        </draw:polygon>
        <draw:path draw:style-name="gr58" draw:text-style-name="P13" draw:layer="layout" svg:width="0.484cm" svg:height="0.485cm" svg:x="4.773cm" svg:y="15.905cm" svg:viewBox="0 0 485 486" svg:d="M485 243c0 134-108 243-242 243-135 0-243-109-243-243s108-243 243-243c134 0 242 109 242 243z">
          <text:p/>
        </draw:path>
        <draw:path draw:style-name="gr16" draw:text-style-name="P6" draw:layer="layout" svg:width="0.193cm" svg:height="0.19cm" svg:x="4.832cm" svg:y="16.052cm" svg:viewBox="0 0 194 191" svg:d="M166 108c-2-27-4-60-4-83-7 22-14 47-24 73l-34 92h-18l-31-90c-9-27-16-52-22-75-1 24-2 56-4 85l-5 81h-24l14-191h31l32 93c8 24 15 44 20 64 5-19 12-40 20-64l34-93h31l12 191h-24z">
          <text:p/>
        </draw:path>
        <draw:polygon draw:style-name="gr16" draw:text-style-name="P6" draw:layer="layout" svg:width="0.145cm" svg:height="0.15cm" svg:x="5.053cm" svg:y="16.092cm" svg:viewBox="0 0 146 151" draw:points="83,0 83,67 146,67 146,83 83,83 83,151 65,151 65,83 0,83 0,67 65,67 65,0">
          <text:p/>
        </draw:polygon>
        <draw:polyline draw:style-name="gr30" draw:text-style-name="P4" draw:layer="layout" svg:width="21.535cm" svg:height="4.067cm" svg:x="5.015cm" svg:y="13.93cm" svg:viewBox="0 0 21536 4068" draw:points="21222,0 21536,0 21536,3360 0,3360 7,4068">
          <text:p/>
        </draw:polyline>
        <draw:polygon draw:style-name="gr15" draw:text-style-name="P5" draw:layer="layout" svg:width="0.145cm" svg:height="0.272cm" svg:x="4.948cm" svg:y="17.946cm" svg:viewBox="0 0 146 273" draw:points="0,2 74,273 146,0">
          <text:p/>
        </draw:polygon>
        <draw:frame draw:style-name="gr80" draw:text-style-name="P3" draw:layer="layout" svg:width="3.219cm" svg:height="0.497cm" svg:x="17.632cm" svg:y="16.203cm">
          <draw:text-box>
            <text:p text:style-name="P1"><text:span text:style-name="T2">Z</text:span><text:span text:style-name="T2">e</text:span><text:span text:style-name="T2">it </text:span><text:span text:style-name="T2">s</text:span><text:span text:style-name="T2">t</text:span><text:span text:style-name="T2">e</text:span><text:span text:style-name="T2">ll</text:span><text:span text:style-name="T2">e</text:span><text:span text:style-name="T2">n </text:span><text:span text:style-name="T2">m</text:span><text:span text:style-name="T2">it</text:span></text:p>
          </draw:text-box>
        </draw:frame>
        <draw:frame draw:style-name="gr81" draw:text-style-name="P7" draw:layer="layout" svg:width="1.052cm" svg:height="0.497cm" svg:x="4.601cm" svg:y="18.383cm">
          <draw:text-box>
            <text:p text:style-name="P1"><text:span text:style-name="T3">TEST</text:span></text:p>
          </draw:text-box>
        </draw:frame>
        <draw:frame draw:style-name="gr82" draw:text-style-name="P7" draw:layer="layout" svg:width="4.159cm" svg:height="0.497cm" svg:x="10.086cm" svg:y="17.875cm">
          <draw:text-box>
            <text:p text:style-name="P1"><text:span text:style-name="T3">[Letzte erfolgreiche</text:span></text:p>
          </draw:text-box>
        </draw:frame>
        <draw:frame draw:style-name="gr83" draw:text-style-name="P7" draw:layer="layout" svg:width="4.951cm" svg:height="0.497cm" svg:x="9.725cm" svg:y="18.383cm">
          <draw:text-box>
            <text:p text:style-name="P1"><text:span text:style-name="T3">DCF77-Synchronisation</text:span></text:p>
          </draw:text-box>
        </draw:frame>
        <draw:line draw:style-name="gr30" draw:text-style-name="P4" draw:layer="layout" svg:x1="5.747cm" svg:y1="18.651cm" svg:x2="6.439cm" svg:y2="18.651cm">
          <text:p/>
        </draw:line>
        <draw:polygon draw:style-name="gr15" draw:text-style-name="P5" draw:layer="layout" svg:width="0.271cm" svg:height="0.145cm" svg:x="6.39cm" svg:y="18.576cm" svg:viewBox="0 0 272 146" draw:points="0,146 272,73 0,0">
          <text:p/>
        </draw:polygon>
        <draw:path draw:style-name="gr15" draw:text-style-name="P5" draw:layer="layout" svg:width="0.355cm" svg:height="0.355cm" svg:x="5.904cm" svg:y="18.474cm" svg:viewBox="0 0 356 356" svg:d="M356 178c0 99-80 178-178 178-99 0-178-79-178-178s79-178 178-178c98 0 178 79 178 178z">
          <text:p/>
        </draw:path>
        <draw:path draw:style-name="gr16" draw:text-style-name="P6" draw:layer="layout" svg:width="0.173cm" svg:height="0.169cm" svg:x="5.995cm" svg:y="18.567cm" svg:viewBox="0 0 174 170" svg:d="M149 95c-2-24-3-53-3-74h-1c-6 20-12 42-21 65l-30 83h-17l-27-81c-8-25-15-46-20-67-1 22-2 50-4 76l-4 73h-22l12-170h29l29 82c7 21 12 39 17 57 5-17 11-36 19-57l30-82h28l10 170h-21z">
          <text:p/>
        </draw:path>
        <draw:line draw:style-name="gr30" draw:text-style-name="P4" draw:layer="layout" svg:x1="8.503cm" svg:y1="18.651cm" svg:x2="9.194cm" svg:y2="18.651cm">
          <text:p/>
        </draw:line>
        <draw:polygon draw:style-name="gr15" draw:text-style-name="P5" draw:layer="layout" svg:width="0.271cm" svg:height="0.145cm" svg:x="9.145cm" svg:y="18.576cm" svg:viewBox="0 0 272 146" draw:points="0,146 272,73 0,0">
          <text:p/>
        </draw:polygon>
        <draw:path draw:style-name="gr15" draw:text-style-name="P5" draw:layer="layout" svg:width="0.356cm" svg:height="0.355cm" svg:x="8.659cm" svg:y="18.474cm" svg:viewBox="0 0 357 356" svg:d="M357 178c0 99-80 178-178 178s-179-79-179-178 81-178 179-178 178 79 178 178z">
          <text:p/>
        </draw:path>
        <draw:path draw:style-name="gr16" draw:text-style-name="P6" draw:layer="layout" svg:width="0.174cm" svg:height="0.169cm" svg:x="8.75cm" svg:y="18.567cm" svg:viewBox="0 0 175 170" svg:d="M149 95c-1-24-3-53-3-74-6 20-13 42-22 65l-30 83h-16l-28-81c-8-25-15-46-21-67-1 22-2 50-3 76l-5 73h-21l12-170h29l29 82c7 21 13 39 17 57h1c4-17 10-36 18-57l30-82h28l11 170h-22z">
          <text:p/>
        </draw:path>
        <draw:line draw:style-name="gr30" draw:text-style-name="P4" draw:layer="layout" svg:x1="14.751cm" svg:y1="18.651cm" svg:x2="15.443cm" svg:y2="18.651cm">
          <text:p/>
        </draw:line>
        <draw:polygon draw:style-name="gr15" draw:text-style-name="P5" draw:layer="layout" svg:width="0.271cm" svg:height="0.145cm" svg:x="15.393cm" svg:y="18.576cm" svg:viewBox="0 0 272 146" draw:points="0,146 272,73 0,0">
          <text:p/>
        </draw:polygon>
        <draw:path draw:style-name="gr15" draw:text-style-name="P5" draw:layer="layout" svg:width="0.355cm" svg:height="0.355cm" svg:x="14.908cm" svg:y="18.474cm" svg:viewBox="0 0 356 356" svg:d="M356 178c0 99-79 178-178 178-98 0-178-79-178-178s80-178 178-178c99 0 178 79 178 178z">
          <text:p/>
        </draw:path>
        <draw:path draw:style-name="gr16" draw:text-style-name="P6" draw:layer="layout" svg:width="0.173cm" svg:height="0.169cm" svg:x="14.999cm" svg:y="18.567cm" svg:viewBox="0 0 174 170" svg:d="M148 95c-1-24-2-53-2-74h-1c-6 20-13 42-21 65l-30 83h-17l-29-81c-8-25-14-46-19-67h-1c0 22-1 50-3 76l-4 73h-21l12-170h27l29 82c9 21 14 39 19 57 5-17 11-36 18-57l31-82h27l11 170h-22z">
          <text:p/>
        </draw:path>
        <draw:path draw:style-name="gr15" draw:text-style-name="P5" draw:layer="layout" svg:width="0.356cm" svg:height="0.356cm" svg:x="22.468cm" svg:y="19.323cm" svg:viewBox="0 0 357 357" svg:d="M357 179c0 98-80 178-178 178s-179-80-179-178 81-179 179-179 178 81 178 179z">
          <text:p/>
        </draw:path>
        <draw:path draw:style-name="gr16" draw:text-style-name="P6" draw:layer="layout" svg:width="0.174cm" svg:height="0.17cm" svg:x="22.559cm" svg:y="19.416cm" svg:viewBox="0 0 175 171" svg:d="M149 95c-1-24-3-52-3-73-6 19-13 41-22 64l-30 84h-16l-29-82c-8-24-15-46-19-66h-1c0 21-2 49-3 75l-5 74h-21l12-171h28l30 82c7 21 13 40 17 58h1c4-18 10-37 18-58l30-82h28l11 171h-22z">
          <text:p/>
        </draw:path>
        <draw:line draw:style-name="gr30" draw:text-style-name="P4" draw:layer="layout" svg:x1="7.269cm" svg:y1="14.341cm" svg:x2="7.269cm" svg:y2="15.637cm">
          <text:p/>
        </draw:line>
        <draw:polygon draw:style-name="gr15" draw:text-style-name="P5" draw:layer="layout" svg:width="0.145cm" svg:height="0.271cm" svg:x="7.199cm" svg:y="15.588cm" svg:viewBox="0 0 146 272" draw:points="0,0 74,272 146,0">
          <text:p/>
        </draw:polygon>
        <draw:path draw:style-name="gr15" draw:text-style-name="P5" draw:layer="layout" svg:width="0.297cm" svg:height="0.297cm" svg:x="7.12cm" svg:y="14.662cm" svg:viewBox="0 0 298 298" svg:d="M298 148c0 83-67 150-149 150s-149-67-149-150c0-82 67-148 149-148s149 66 149 148z">
          <text:p/>
        </draw:path>
        <draw:path draw:style-name="gr16" draw:text-style-name="P6" draw:layer="layout" svg:width="0.119cm" svg:height="0.116cm" svg:x="7.156cm" svg:y="14.752cm" svg:viewBox="0 0 120 117" svg:d="M102 65c-1-16-2-36-2-50-4 13-9 28-15 44l-21 57h-12l-19-56c-5-16-10-31-13-45 0 14-1 34-2 51l-4 51h-14l8-117h19l20 56c5 14 9 27 12 40 3-12 8-25 13-40l21-56h20l7 117h-15z">
          <text:p/>
        </draw:path>
        <draw:polygon draw:style-name="gr16" draw:text-style-name="P6" draw:layer="layout" svg:width="0.089cm" svg:height="0.092cm" svg:x="7.292cm" svg:y="14.776cm" svg:viewBox="0 0 90 93" draw:points="51,0 51,41 90,41 90,51 51,51 51,93 40,93 40,51 0,51 0,41 40,41 40,0">
          <text:p/>
        </draw:polygon>
        <draw:path draw:style-name="gr15" draw:text-style-name="P5" draw:layer="layout" svg:width="0.297cm" svg:height="0.297cm" svg:x="7.12cm" svg:y="14.979cm" svg:viewBox="0 0 298 298" svg:d="M298 149c0 83-67 149-149 149s-149-66-149-149c0-82 67-149 149-149s149 67 149 149z">
          <text:p/>
        </draw:path>
        <draw:polygon draw:style-name="gr16" draw:text-style-name="P6" draw:layer="layout" svg:width="0.086cm" svg:height="0.117cm" svg:x="7.171cm" svg:y="15.069cm" svg:viewBox="0 0 87 118" draw:points="15,0 15,50 72,50 72,0 87,0 87,118 72,118 72,63 15,63 15,118 0,118 0,0">
          <text:p/>
        </draw:polygon>
        <draw:polygon draw:style-name="gr16" draw:text-style-name="P6" draw:layer="layout" svg:width="0.089cm" svg:height="0.092cm" svg:x="7.277cm" svg:y="15.094cm" svg:viewBox="0 0 90 93" draw:points="51,0 51,41 90,41 90,52 51,52 51,93 40,93 40,52 0,52 0,41 40,41 40,0">
          <text:p/>
        </draw:polygon>
        <draw:path draw:style-name="gr58" draw:text-style-name="P13" draw:layer="layout" svg:width="0.484cm" svg:height="0.485cm" svg:x="4.763cm" svg:y="19.218cm" svg:viewBox="0 0 485 486" svg:d="M485 242c0 135-108 244-242 244-135 0-243-109-243-244 0-133 108-242 243-242 134 0 242 109 242 242z">
          <text:p/>
        </draw:path>
        <draw:polygon draw:style-name="gr16" draw:text-style-name="P6" draw:layer="layout" svg:width="0.141cm" svg:height="0.189cm" svg:x="4.846cm" svg:y="19.366cm" svg:viewBox="0 0 142 190" draw:points="25,0 25,79 117,79 117,0 142,0 142,190 117,190 117,100 25,100 25,190 0,190 0,0">
          <text:p/>
        </draw:polygon>
        <draw:polygon draw:style-name="gr16" draw:text-style-name="P6" draw:layer="layout" svg:width="0.146cm" svg:height="0.149cm" svg:x="5.019cm" svg:y="19.406cm" svg:viewBox="0 0 147 150" draw:points="83,0 83,66 147,66 147,84 83,84 83,150 65,150 65,84 0,84 0,66 65,66 65,0">
          <text:p/>
        </draw:polygon>
        <draw:path draw:style-name="gr58" draw:text-style-name="P13" draw:layer="layout" svg:width="0.484cm" svg:height="0.485cm" svg:x="4.763cm" svg:y="19.703cm" svg:viewBox="0 0 485 486" svg:d="M485 243c0 134-108 243-242 243-135 0-243-109-243-243s108-243 243-243c134 0 242 109 242 243z">
          <text:p/>
        </draw:path>
        <draw:path draw:style-name="gr16" draw:text-style-name="P6" draw:layer="layout" svg:width="0.193cm" svg:height="0.189cm" svg:x="4.822cm" svg:y="19.851cm" svg:viewBox="0 0 194 190" svg:d="M166 107c-2-26-3-58-3-83h-1c-7 23-14 47-24 73l-33 92h-19l-31-90c-9-27-16-51-22-75-1 25-2 56-4 85l-5 81h-24l13-190h32l33 92c7 24 14 45 19 64 5-19 12-40 21-64l33-92h32l11 190h-24z">
          <text:p/>
        </draw:path>
        <draw:polygon draw:style-name="gr16" draw:text-style-name="P6" draw:layer="layout" svg:width="0.145cm" svg:height="0.149cm" svg:x="5.043cm" svg:y="19.891cm" svg:viewBox="0 0 146 150" draw:points="83,0 83,67 146,67 146,84 83,84 83,150 65,150 65,84 0,84 0,67 65,67 65,0">
          <text:p/>
        </draw:polygon>
        <draw:frame draw:style-name="gr84" draw:text-style-name="P7" draw:layer="layout" svg:width="2.491cm" svg:height="0.497cm" svg:x="10.745cm" svg:y="18.891cm">
          <draw:text-box>
            <text:p text:style-name="P1"><text:span text:style-name="T3">vor HH:MM]</text:span></text:p>
          </draw:text-box>
        </draw:frame>
        <draw:line draw:style-name="gr30" draw:text-style-name="P4" draw:layer="layout" svg:x1="16.07cm" svg:y1="7.548cm" svg:x2="16.762cm" svg:y2="7.548cm">
          <text:p/>
        </draw:line>
        <draw:polygon draw:style-name="gr15" draw:text-style-name="P5" draw:layer="layout" svg:width="0.271cm" svg:height="0.145cm" svg:x="16.712cm" svg:y="7.473cm" svg:viewBox="0 0 272 146" draw:points="0,146 272,72 0,0">
          <text:p/>
        </draw:polygon>
        <draw:path draw:style-name="gr15" draw:text-style-name="P5" draw:layer="layout" svg:width="0.355cm" svg:height="0.356cm" svg:x="16.227cm" svg:y="7.37cm" svg:viewBox="0 0 356 357" svg:d="M356 178c0 99-79 179-179 179-98 0-177-80-177-179 0-98 79-178 177-178 100 0 179 80 179 178z">
          <text:p/>
        </draw:path>
        <draw:path draw:style-name="gr16" draw:text-style-name="P6" draw:layer="layout" svg:width="0.173cm" svg:height="0.17cm" svg:x="16.318cm" svg:y="7.463cm" svg:viewBox="0 0 174 171" svg:d="M148 97c-1-25-2-54-2-75h-1c-6 20-13 41-21 65l-30 83h-17l-29-82c-8-24-14-46-19-66h-1c0 21-1 50-3 76l-4 73h-21l12-171h27l29 82c9 22 14 41 19 59 5-18 11-36 18-59l31-82h27l11 171h-22z">
          <text:p/>
        </draw:path>
        <draw:frame draw:style-name="gr85" draw:text-style-name="P3" draw:layer="layout" svg:width="1.187cm" svg:height="0.331cm" svg:x="15.103cm" svg:y="7.39cm">
          <draw:text-box>
            <text:p text:style-name="P1"><text:span text:style-name="T2">„</text:span><text:span text:style-name="T2">ES IST“</text:span></text:p>
          </draw:text-box>
        </draw:frame>
        <draw:frame draw:style-name="gr86" draw:text-style-name="P3" draw:layer="layout" svg:width="1.454cm" svg:height="0.331cm" svg:x="8.458cm" svg:y="7.227cm">
          <draw:text-box>
            <text:p text:style-name="P1"><text:span text:style-name="T2">[Nacht via</text:span></text:p>
          </draw:text-box>
        </draw:frame>
        <draw:line draw:style-name="gr30" draw:text-style-name="P4" draw:layer="layout" svg:x1="9.716cm" svg:y1="7.553cm" svg:x2="10.408cm" svg:y2="7.553cm">
          <text:p/>
        </draw:line>
        <draw:polygon draw:style-name="gr15" draw:text-style-name="P5" draw:layer="layout" svg:width="0.271cm" svg:height="0.145cm" svg:x="10.358cm" svg:y="7.478cm" svg:viewBox="0 0 272 146" draw:points="0,146 272,72 0,0">
          <text:p/>
        </draw:polygon>
        <draw:path draw:style-name="gr15" draw:text-style-name="P5" draw:layer="layout" svg:width="0.356cm" svg:height="0.355cm" svg:x="9.872cm" svg:y="7.376cm" svg:viewBox="0 0 357 356" svg:d="M357 177c0 100-80 179-179 179-98 0-178-79-178-179 0-98 80-177 178-177 99 0 179 79 179 177z">
          <text:p/>
        </draw:path>
        <draw:path draw:style-name="gr16" draw:text-style-name="P6" draw:layer="layout" svg:width="0.174cm" svg:height="0.169cm" svg:x="9.963cm" svg:y="7.469cm" svg:viewBox="0 0 175 170" svg:d="M149 96c-1-25-3-54-3-75-6 20-13 42-22 66l-30 82h-16l-28-81c-8-25-15-46-21-67-1 22-2 50-3 77l-5 72h-21l12-170h29l29 82c7 22 13 40 17 58h1c4-17 10-36 18-58l30-82h28l11 170h-22z">
          <text:p/>
        </draw:path>
        <draw:frame draw:style-name="gr87" draw:text-style-name="P3" draw:layer="layout" svg:width="0.688cm" svg:height="0.331cm" svg:x="8.769cm" svg:y="7.566cm">
          <draw:text-box>
            <text:p text:style-name="P1"><text:span text:style-name="T2">LDR]</text:span></text:p>
          </draw:text-box>
        </draw:frame>
        <draw:frame draw:style-name="gr88" draw:text-style-name="P3" draw:layer="layout" svg:width="1.721cm" svg:height="0.331cm" svg:x="10.712cm" svg:y="7.23cm">
          <draw:text-box>
            <text:p text:style-name="P1"><text:span text:style-name="T2">[LDR-Nacht-</text:span></text:p>
          </draw:text-box>
        </draw:frame>
        <draw:line draw:style-name="gr30" draw:text-style-name="P4" draw:layer="layout" svg:x1="12.217cm" svg:y1="7.56cm" svg:x2="12.909cm" svg:y2="7.56cm">
          <text:p/>
        </draw:line>
        <draw:polygon draw:style-name="gr15" draw:text-style-name="P5" draw:layer="layout" svg:width="0.271cm" svg:height="0.145cm" svg:x="12.859cm" svg:y="7.485cm" svg:viewBox="0 0 272 146" draw:points="0,146 272,72 0,0">
          <text:p/>
        </draw:polygon>
        <draw:path draw:style-name="gr15" draw:text-style-name="P5" draw:layer="layout" svg:width="0.356cm" svg:height="0.355cm" svg:x="12.373cm" svg:y="7.383cm" svg:viewBox="0 0 357 356" svg:d="M357 177c0 100-80 179-179 179-98 0-178-79-178-179 0-98 80-177 178-177 99 0 179 79 179 177z">
          <text:p/>
        </draw:path>
        <draw:path draw:style-name="gr16" draw:text-style-name="P6" draw:layer="layout" svg:width="0.174cm" svg:height="0.169cm" svg:x="12.464cm" svg:y="7.476cm" svg:viewBox="0 0 175 170" svg:d="M149 96c-1-25-3-54-3-75-6 20-13 42-23 66l-30 82h-16l-28-81c-8-25-15-46-19-67h-1c0 22-2 50-3 77l-5 72h-21l12-170h28l29 83c7 21 13 39 17 57h1c4-17 10-36 18-57l31-83h28l11 170h-22z">
          <text:p/>
        </draw:path>
        <draw:frame draw:style-name="gr89" draw:text-style-name="P3" draw:layer="layout" svg:width="1.369cm" svg:height="0.331cm" svg:x="10.863cm" svg:y="7.569cm">
          <draw:text-box>
            <text:p text:style-name="P1"><text:span text:style-name="T2">Schwelle]</text:span></text:p>
          </draw:text-box>
        </draw:frame>
        <draw:frame draw:style-name="gr90" draw:text-style-name="P3" draw:layer="layout" svg:width="1.056cm" svg:height="0.331cm" svg:x="17.156cm" svg:y="7.229cm">
          <draw:text-box>
            <text:p text:style-name="P1"><text:span text:style-name="T2">[Alarm-</text:span></text:p>
          </draw:text-box>
        </draw:frame>
        <draw:line draw:style-name="gr30" draw:text-style-name="P4" draw:layer="layout" svg:x1="18.194cm" svg:y1="7.559cm" svg:x2="18.886cm" svg:y2="7.559cm">
          <text:p/>
        </draw:line>
        <draw:polygon draw:style-name="gr15" draw:text-style-name="P5" draw:layer="layout" svg:width="0.271cm" svg:height="0.145cm" svg:x="18.837cm" svg:y="7.483cm" svg:viewBox="0 0 272 146" draw:points="0,146 272,73 0,0">
          <text:p/>
        </draw:polygon>
        <draw:path draw:style-name="gr15" draw:text-style-name="P5" draw:layer="layout" svg:width="0.355cm" svg:height="0.355cm" svg:x="18.351cm" svg:y="7.381cm" svg:viewBox="0 0 356 356" svg:d="M356 178c0 99-79 178-179 178-98 0-177-79-177-178 0-98 79-178 177-178 100 0 179 80 179 178z">
          <text:p/>
        </draw:path>
        <draw:path draw:style-name="gr16" draw:text-style-name="P6" draw:layer="layout" svg:width="0.173cm" svg:height="0.17cm" svg:x="18.442cm" svg:y="7.474cm" svg:viewBox="0 0 174 171" svg:d="M148 96c-1-25-2-53-2-74h-1c-6 19-13 41-21 65l-30 83h-17l-28-81c-8-25-14-47-19-67-1 21-3 49-5 76l-4 73h-21l12-171h29l29 83c7 21 12 39 17 57 5-17 11-36 18-57l31-83h28l10 171h-21z">
          <text:p/>
        </draw:path>
        <draw:frame draw:style-name="gr91" draw:text-style-name="P3" draw:layer="layout" svg:width="1.251cm" svg:height="0.331cm" svg:x="17.067cm" svg:y="7.567cm">
          <draw:text-box>
            <text:p text:style-name="P1"><text:span text:style-name="T2">melodie]</text:span></text:p>
          </draw:text-box>
        </draw:frame>
        <draw:frame draw:style-name="gr92" draw:text-style-name="P3" draw:layer="layout" svg:width="0.37cm" svg:height="0.331cm" svg:x="8.896cm" svg:y="9.492cm">
          <draw:text-box>
            <text:p text:style-name="P1"><text:span text:style-name="T2">LN</text:span></text:p>
          </draw:text-box>
        </draw:frame>
        <draw:frame draw:style-name="gr93" draw:text-style-name="P3" draw:layer="layout" svg:width="0.391cm" svg:height="0.331cm" svg:x="8.893cm" svg:y="9.831cm">
          <draw:text-box>
            <text:p text:style-name="P1"><text:span text:style-name="T2">EN</text:span></text:p>
          </draw:text-box>
        </draw:frame>
        <draw:frame draw:style-name="gr92" draw:text-style-name="P3" draw:layer="layout" svg:width="0.37cm" svg:height="0.331cm" svg:x="10.053cm" svg:y="9.492cm">
          <draw:text-box>
            <text:p text:style-name="P1"><text:span text:style-name="T2">LN</text:span></text:p>
          </draw:text-box>
        </draw:frame>
        <draw:line draw:style-name="gr44" draw:text-style-name="P4" draw:layer="layout" svg:x1="9.383cm" svg:y1="9.84cm" svg:x2="9.743cm" svg:y2="9.84cm">
          <text:p/>
        </draw:line>
        <draw:polygon draw:style-name="gr15" draw:text-style-name="P5" draw:layer="layout" svg:width="0.172cm" svg:height="0.092cm" svg:x="9.711cm" svg:y="9.796cm" svg:viewBox="0 0 173 93" draw:points="0,0 173,46 0,93">
          <text:p/>
        </draw:polygon>
        <draw:frame draw:style-name="gr94" draw:text-style-name="P3" draw:layer="layout" svg:width="0.417cm" svg:height="0.331cm" svg:x="10.034cm" svg:y="9.831cm">
          <draw:text-box>
            <text:p text:style-name="P1"><text:span text:style-name="T2">DA</text:span></text:p>
          </draw:text-box>
        </draw:frame>
        <draw:frame draw:style-name="gr95" draw:text-style-name="P3" draw:layer="layout" svg:width="0.366cm" svg:height="0.331cm" svg:x="11.274cm" svg:y="9.662cm">
          <draw:text-box>
            <text:p text:style-name="P1"><text:span text:style-name="T2">00</text:span></text:p>
          </draw:text-box>
        </draw:frame>
        <draw:line draw:style-name="gr44" draw:text-style-name="P4" draw:layer="layout" svg:x1="11.747cm" svg:y1="9.84cm" svg:x2="12.106cm" svg:y2="9.84cm">
          <text:p/>
        </draw:line>
        <draw:polygon draw:style-name="gr15" draw:text-style-name="P5" draw:layer="layout" svg:width="0.172cm" svg:height="0.092cm" svg:x="12.075cm" svg:y="9.796cm" svg:viewBox="0 0 173 93" draw:points="0,0 173,46 0,93">
          <text:p/>
        </draw:polygon>
        <draw:line draw:style-name="gr30" draw:text-style-name="P4" draw:layer="layout" svg:x1="9.048cm" svg:y1="8.166cm" svg:x2="9.048cm" svg:y2="8.999cm">
          <text:p/>
        </draw:line>
        <draw:polygon draw:style-name="gr15" draw:text-style-name="P5" draw:layer="layout" svg:width="0.146cm" svg:height="0.271cm" svg:x="8.978cm" svg:y="8.949cm" svg:viewBox="0 0 147 272" draw:points="0,0 73,272 147,0">
          <text:p/>
        </draw:polygon>
        <draw:path draw:style-name="gr15" draw:text-style-name="P5" draw:layer="layout" svg:width="0.296cm" svg:height="0.297cm" svg:x="8.9cm" svg:y="8.274cm" svg:viewBox="0 0 297 298" svg:d="M297 150c0 82-67 148-149 148s-148-66-148-148 66-150 148-150 149 68 149 150z">
          <text:p/>
        </draw:path>
        <draw:path draw:style-name="gr16" draw:text-style-name="P6" draw:layer="layout" svg:width="0.118cm" svg:height="0.116cm" svg:x="8.936cm" svg:y="8.365cm" svg:viewBox="0 0 119 117" svg:d="M102 65c-1-16-2-36-2-50-5 13-9 28-15 44l-22 57h-11l-19-56c-6-17-10-31-13-45h-1c0 14-1 34-2 51l-3 51h-14l8-117h19l20 56c5 14 8 27 11 40h1c3-13 7-25 12-40l22-56h19l7 117h-15z">
          <text:p/>
        </draw:path>
        <draw:polygon draw:style-name="gr16" draw:text-style-name="P6" draw:layer="layout" svg:width="0.089cm" svg:height="0.092cm" svg:x="9.071cm" svg:y="8.389cm" svg:viewBox="0 0 90 93" draw:points="51,0 51,41 90,41 90,51 51,51 51,93 40,93 40,51 0,51 0,41 40,41 40,0">
          <text:p/>
        </draw:polygon>
        <draw:path draw:style-name="gr15" draw:text-style-name="P5" draw:layer="layout" svg:width="0.296cm" svg:height="0.297cm" svg:x="8.9cm" svg:y="8.592cm" svg:viewBox="0 0 297 298" svg:d="M297 149c0 82-67 149-149 149s-148-67-148-149 66-149 148-149 149 67 149 149z">
          <text:p/>
        </draw:path>
        <draw:polygon draw:style-name="gr16" draw:text-style-name="P6" draw:layer="layout" svg:width="0.087cm" svg:height="0.117cm" svg:x="8.95cm" svg:y="8.682cm" svg:viewBox="0 0 88 118" draw:points="16,0 16,50 73,50 73,0 88,0 88,118 73,118 73,63 16,63 16,118 0,118 0,0">
          <text:p/>
        </draw:polygon>
        <draw:polygon draw:style-name="gr16" draw:text-style-name="P6" draw:layer="layout" svg:width="0.089cm" svg:height="0.092cm" svg:x="9.057cm" svg:y="8.707cm" svg:viewBox="0 0 90 93" draw:points="51,0 51,41 90,41 90,52 51,52 51,93 40,93 40,52 0,52 0,41 40,41 40,0">
          <text:p/>
        </draw:polygon>
        <draw:line draw:style-name="gr30" draw:text-style-name="P4" draw:layer="layout" svg:x1="11.407cm" svg:y1="8.166cm" svg:x2="11.407cm" svg:y2="8.999cm">
          <text:p/>
        </draw:line>
        <draw:polygon draw:style-name="gr15" draw:text-style-name="P5" draw:layer="layout" svg:width="0.145cm" svg:height="0.271cm" svg:x="11.338cm" svg:y="8.949cm" svg:viewBox="0 0 146 272" draw:points="0,0 72,272 146,0">
          <text:p/>
        </draw:polygon>
        <draw:path draw:style-name="gr15" draw:text-style-name="P5" draw:layer="layout" svg:width="0.297cm" svg:height="0.297cm" svg:x="11.259cm" svg:y="8.274cm" svg:viewBox="0 0 298 298" svg:d="M298 150c0 82-68 148-150 148s-148-66-148-148 66-150 148-150 150 68 150 150z">
          <text:p/>
        </draw:path>
        <draw:path draw:style-name="gr16" draw:text-style-name="P6" draw:layer="layout" svg:width="0.119cm" svg:height="0.116cm" svg:x="11.295cm" svg:y="8.365cm" svg:viewBox="0 0 120 117" svg:d="M102 65c-1-16-2-36-2-50-4 13-9 28-15 44l-21 57h-12l-19-56c-5-17-10-31-13-45-1 14-2 34-3 51l-3 51h-14l8-117h19l20 56c5 14 9 27 12 40 3-13 7-25 13-40l21-56h19l8 117h-15z">
          <text:p/>
        </draw:path>
        <draw:polygon draw:style-name="gr16" draw:text-style-name="P6" draw:layer="layout" svg:width="0.089cm" svg:height="0.092cm" svg:x="11.431cm" svg:y="8.389cm" svg:viewBox="0 0 90 93" draw:points="50,0 50,41 90,41 90,51 50,51 50,93 39,93 39,51 0,51 0,41 39,41 39,0">
          <text:p/>
        </draw:polygon>
        <draw:path draw:style-name="gr15" draw:text-style-name="P5" draw:layer="layout" svg:width="0.297cm" svg:height="0.297cm" svg:x="11.259cm" svg:y="8.592cm" svg:viewBox="0 0 298 298" svg:d="M298 149c0 82-68 149-150 149s-148-67-148-149 66-149 148-149 150 67 150 149z">
          <text:p/>
        </draw:path>
        <draw:polygon draw:style-name="gr16" draw:text-style-name="P6" draw:layer="layout" svg:width="0.086cm" svg:height="0.117cm" svg:x="11.31cm" svg:y="8.682cm" svg:viewBox="0 0 87 118" draw:points="15,0 15,50 72,50 72,0 87,0 87,118 72,118 72,63 15,63 15,118 0,118 0,0">
          <text:p/>
        </draw:polygon>
        <draw:polygon draw:style-name="gr16" draw:text-style-name="P6" draw:layer="layout" svg:width="0.089cm" svg:height="0.092cm" svg:x="11.416cm" svg:y="8.707cm" svg:viewBox="0 0 90 93" draw:points="50,0 50,41 90,41 90,52 50,52 50,93 39,93 39,52 0,52 0,41 39,41 39,0">
          <text:p/>
        </draw:polygon>
        <draw:line draw:style-name="gr30" draw:text-style-name="P4" draw:layer="layout" svg:x1="13.626cm" svg:y1="8.166cm" svg:x2="13.626cm" svg:y2="8.999cm">
          <text:p/>
        </draw:line>
        <draw:polygon draw:style-name="gr15" draw:text-style-name="P5" draw:layer="layout" svg:width="0.145cm" svg:height="0.271cm" svg:x="13.557cm" svg:y="8.949cm" svg:viewBox="0 0 146 272" draw:points="0,0 73,272 146,0">
          <text:p/>
        </draw:polygon>
        <draw:path draw:style-name="gr15" draw:text-style-name="P5" draw:layer="layout" svg:width="0.297cm" svg:height="0.297cm" svg:x="13.478cm" svg:y="8.274cm" svg:viewBox="0 0 298 298" svg:d="M298 150c0 82-67 148-149 148-83 0-149-66-149-148s66-150 149-150c82 0 149 68 149 150z">
          <text:p/>
        </draw:path>
        <draw:path draw:style-name="gr16" draw:text-style-name="P6" draw:layer="layout" svg:width="0.119cm" svg:height="0.116cm" svg:x="13.514cm" svg:y="8.365cm" svg:viewBox="0 0 120 117" svg:d="M102 65c-1-16-2-36-2-50-5 13-10 28-16 44l-20 57h-12l-19-56c-5-17-10-31-13-45-1 14-2 34-3 51l-3 51h-14l8-117h19l20 56c5 14 9 27 12 40 3-13 7-25 13-40l20-56h20l8 117h-15z">
          <text:p/>
        </draw:path>
        <draw:polygon draw:style-name="gr16" draw:text-style-name="P6" draw:layer="layout" svg:width="0.089cm" svg:height="0.092cm" svg:x="13.65cm" svg:y="8.389cm" svg:viewBox="0 0 90 93" draw:points="50,0 50,41 90,41 90,51 50,51 50,93 39,93 39,51 0,51 0,41 39,41 39,0">
          <text:p/>
        </draw:polygon>
        <draw:path draw:style-name="gr15" draw:text-style-name="P5" draw:layer="layout" svg:width="0.297cm" svg:height="0.297cm" svg:x="13.478cm" svg:y="8.592cm" svg:viewBox="0 0 298 298" svg:d="M298 149c0 82-67 149-149 149-83 0-149-67-149-149s66-149 149-149c82 0 149 67 149 149z">
          <text:p/>
        </draw:path>
        <draw:polygon draw:style-name="gr16" draw:text-style-name="P6" draw:layer="layout" svg:width="0.086cm" svg:height="0.117cm" svg:x="13.529cm" svg:y="8.682cm" svg:viewBox="0 0 87 118" draw:points="15,0 15,50 71,50 71,0 87,0 87,118 71,118 71,63 15,63 15,118 0,118 0,0">
          <text:p/>
        </draw:polygon>
        <draw:polygon draw:style-name="gr16" draw:text-style-name="P6" draw:layer="layout" svg:width="0.089cm" svg:height="0.092cm" svg:x="13.635cm" svg:y="8.707cm" svg:viewBox="0 0 90 93" draw:points="50,0 50,41 90,41 90,52 50,52 50,93 39,93 39,52 0,52 0,41 39,41 39,0">
          <text:p/>
        </draw:polygon>
        <draw:line draw:style-name="gr44" draw:text-style-name="P4" draw:layer="layout" svg:x1="13.961cm" svg:y1="9.84cm" svg:x2="14.321cm" svg:y2="9.84cm">
          <text:p/>
        </draw:line>
        <draw:polygon draw:style-name="gr15" draw:text-style-name="P5" draw:layer="layout" svg:width="0.172cm" svg:height="0.092cm" svg:x="14.289cm" svg:y="9.796cm" svg:viewBox="0 0 173 93" draw:points="0,0 173,46 0,93">
          <text:p/>
        </draw:polygon>
        <draw:frame draw:style-name="gr95" draw:text-style-name="P3" draw:layer="layout" svg:width="0.366cm" svg:height="0.331cm" svg:x="12.431cm" svg:y="9.662cm">
          <draw:text-box>
            <text:p text:style-name="P1"><text:span text:style-name="T2">99</text:span></text:p>
          </draw:text-box>
        </draw:frame>
        <draw:frame draw:style-name="gr42" draw:text-style-name="P3" draw:layer="layout" svg:width="0.281cm" svg:height="0.331cm" svg:x="15.472cm" svg:y="9.492cm">
          <draw:text-box>
            <text:p text:style-name="P1"><text:span text:style-name="T2">IT</text:span></text:p>
          </draw:text-box>
        </draw:frame>
        <draw:frame draw:style-name="gr94" draw:text-style-name="P3" draw:layer="layout" svg:width="0.417cm" svg:height="0.331cm" svg:x="15.398cm" svg:y="9.831cm">
          <draw:text-box>
            <text:p text:style-name="P1"><text:span text:style-name="T2">DA</text:span></text:p>
          </draw:text-box>
        </draw:frame>
        <draw:frame draw:style-name="gr42" draw:text-style-name="P3" draw:layer="layout" svg:width="0.281cm" svg:height="0.331cm" svg:x="16.629cm" svg:y="9.492cm">
          <draw:text-box>
            <text:p text:style-name="P1"><text:span text:style-name="T2">IT</text:span></text:p>
          </draw:text-box>
        </draw:frame>
        <draw:line draw:style-name="gr44" draw:text-style-name="P4" draw:layer="layout" svg:x1="15.912cm" svg:y1="9.84cm" svg:x2="16.272cm" svg:y2="9.84cm">
          <text:p/>
        </draw:line>
        <draw:polygon draw:style-name="gr15" draw:text-style-name="P5" draw:layer="layout" svg:width="0.172cm" svg:height="0.092cm" svg:x="16.24cm" svg:y="9.796cm" svg:viewBox="0 0 173 93" draw:points="0,0 173,46 0,93">
          <text:p/>
        </draw:polygon>
        <draw:line draw:style-name="gr30" draw:text-style-name="P4" draw:layer="layout" svg:x1="15.569cm" svg:y1="8.166cm" svg:x2="15.569cm" svg:y2="8.999cm">
          <text:p/>
        </draw:line>
        <draw:polygon draw:style-name="gr15" draw:text-style-name="P5" draw:layer="layout" svg:width="0.145cm" svg:height="0.271cm" svg:x="15.499cm" svg:y="8.949cm" svg:viewBox="0 0 146 272" draw:points="0,0 74,272 146,0">
          <text:p/>
        </draw:polygon>
        <draw:path draw:style-name="gr15" draw:text-style-name="P5" draw:layer="layout" svg:width="0.297cm" svg:height="0.297cm" svg:x="15.42cm" svg:y="8.274cm" svg:viewBox="0 0 298 298" svg:d="M298 150c0 82-67 148-149 148s-149-66-149-148 67-150 149-150 149 68 149 150z">
          <text:p/>
        </draw:path>
        <draw:path draw:style-name="gr16" draw:text-style-name="P6" draw:layer="layout" svg:width="0.119cm" svg:height="0.116cm" svg:x="15.456cm" svg:y="8.365cm" svg:viewBox="0 0 120 117" svg:d="M102 65c0-16-1-36-1-50h-1c-4 13-9 28-14 44l-21 57h-11l-20-56c-6-17-10-31-14-45 0 14-1 34-2 51l-3 51h-15l8-117h20l20 56c5 14 9 27 12 40h1c3-13 7-25 12-40l21-56h19l7 117h-15z">
          <text:p/>
        </draw:path>
        <draw:polygon draw:style-name="gr16" draw:text-style-name="P6" draw:layer="layout" svg:width="0.089cm" svg:height="0.092cm" svg:x="15.592cm" svg:y="8.389cm" svg:viewBox="0 0 90 93" draw:points="50,0 50,41 90,41 90,51 50,51 50,93 39,93 39,51 0,51 0,41 39,41 39,0">
          <text:p/>
        </draw:polygon>
        <draw:path draw:style-name="gr15" draw:text-style-name="P5" draw:layer="layout" svg:width="0.297cm" svg:height="0.297cm" svg:x="15.42cm" svg:y="8.592cm" svg:viewBox="0 0 298 298" svg:d="M298 149c0 82-67 149-149 149s-149-67-149-149 67-149 149-149 149 67 149 149z">
          <text:p/>
        </draw:path>
        <draw:polygon draw:style-name="gr16" draw:text-style-name="P6" draw:layer="layout" svg:width="0.087cm" svg:height="0.117cm" svg:x="15.471cm" svg:y="8.682cm" svg:viewBox="0 0 88 118" draw:points="15,0 15,50 72,50 72,0 88,0 88,118 72,118 72,63 15,63 15,118 0,118 0,0">
          <text:p/>
        </draw:polygon>
        <draw:polygon draw:style-name="gr16" draw:text-style-name="P6" draw:layer="layout" svg:width="0.089cm" svg:height="0.092cm" svg:x="15.577cm" svg:y="8.707cm" svg:viewBox="0 0 90 93" draw:points="51,0 51,41 90,41 90,52 51,52 51,93 40,93 40,52 0,52 0,41 40,41 40,0">
          <text:p/>
        </draw:polygon>
        <draw:frame draw:style-name="gr93" draw:text-style-name="P3" draw:layer="layout" svg:width="0.391cm" svg:height="0.331cm" svg:x="16.571cm" svg:y="9.831cm">
          <draw:text-box>
            <text:p text:style-name="P1"><text:span text:style-name="T2">EN</text:span></text:p>
          </draw:text-box>
        </draw:frame>
        <draw:frame draw:style-name="gr96" draw:text-style-name="P3" draw:layer="layout" svg:width="0.383cm" svg:height="0.331cm" svg:x="19.523cm" svg:y="9.492cm">
          <draw:text-box>
            <text:p text:style-name="P1"><text:span text:style-name="T2">RS</text:span></text:p>
          </draw:text-box>
        </draw:frame>
        <draw:frame draw:style-name="gr97" draw:text-style-name="P3" draw:layer="layout" svg:width="0.438cm" svg:height="0.331cm" svg:x="19.478cm" svg:y="9.831cm">
          <draw:text-box>
            <text:p text:style-name="P1"><text:span text:style-name="T2">NO</text:span></text:p>
          </draw:text-box>
        </draw:frame>
        <draw:frame draw:style-name="gr96" draw:text-style-name="P3" draw:layer="layout" svg:width="0.383cm" svg:height="0.331cm" svg:x="20.68cm" svg:y="9.492cm">
          <draw:text-box>
            <text:p text:style-name="P1"><text:span text:style-name="T2">RS</text:span></text:p>
          </draw:text-box>
        </draw:frame>
        <draw:line draw:style-name="gr44" draw:text-style-name="P4" draw:layer="layout" svg:x1="19.974cm" svg:y1="9.84cm" svg:x2="20.333cm" svg:y2="9.84cm">
          <text:p/>
        </draw:line>
        <draw:polygon draw:style-name="gr15" draw:text-style-name="P5" draw:layer="layout" svg:width="0.172cm" svg:height="0.092cm" svg:x="20.302cm" svg:y="9.796cm" svg:viewBox="0 0 173 93" draw:points="0,0 173,46 0,93">
          <text:p/>
        </draw:polygon>
        <draw:line draw:style-name="gr30" draw:text-style-name="P4" draw:layer="layout" svg:x1="19.661cm" svg:y1="8.166cm" svg:x2="19.661cm" svg:y2="8.999cm">
          <text:p/>
        </draw:line>
        <draw:polygon draw:style-name="gr15" draw:text-style-name="P5" draw:layer="layout" svg:width="0.146cm" svg:height="0.271cm" svg:x="19.591cm" svg:y="8.949cm" svg:viewBox="0 0 147 272" draw:points="0,0 73,272 147,0">
          <text:p/>
        </draw:polygon>
        <draw:path draw:style-name="gr15" draw:text-style-name="P5" draw:layer="layout" svg:width="0.297cm" svg:height="0.297cm" svg:x="19.512cm" svg:y="8.274cm" svg:viewBox="0 0 298 298" svg:d="M298 150c0 82-66 148-148 148s-150-66-150-148 68-150 150-150 148 68 148 150z">
          <text:p/>
        </draw:path>
        <draw:path draw:style-name="gr16" draw:text-style-name="P6" draw:layer="layout" svg:width="0.118cm" svg:height="0.116cm" svg:x="19.549cm" svg:y="8.365cm" svg:viewBox="0 0 119 117" svg:d="M102 65c-1-16-2-36-2-50h-1c-4 13-8 28-14 44l-22 57h-11l-19-56c-6-17-10-31-13-45h-1c0 14-1 34-2 51l-3 51h-14l8-117h19l20 56c4 14 8 27 11 40h1c3-13 7-25 12-40l22-56h19l7 117h-15z">
          <text:p/>
        </draw:path>
        <draw:polygon draw:style-name="gr16" draw:text-style-name="P6" draw:layer="layout" svg:width="0.089cm" svg:height="0.092cm" svg:x="19.684cm" svg:y="8.389cm" svg:viewBox="0 0 90 93" draw:points="50,0 50,41 90,41 90,51 50,51 50,93 39,93 39,51 0,51 0,41 39,41 39,0">
          <text:p/>
        </draw:polygon>
        <draw:path draw:style-name="gr15" draw:text-style-name="P5" draw:layer="layout" svg:width="0.297cm" svg:height="0.297cm" svg:x="19.512cm" svg:y="8.592cm" svg:viewBox="0 0 298 298" svg:d="M298 149c0 82-66 149-148 149s-150-67-150-149 68-149 150-149 148 67 148 149z">
          <text:p/>
        </draw:path>
        <draw:polygon draw:style-name="gr16" draw:text-style-name="P6" draw:layer="layout" svg:width="0.087cm" svg:height="0.117cm" svg:x="19.563cm" svg:y="8.682cm" svg:viewBox="0 0 88 118" draw:points="15,0 15,50 73,50 73,0 88,0 88,118 73,118 73,63 15,63 15,118 0,118 0,0">
          <text:p/>
        </draw:polygon>
        <draw:polygon draw:style-name="gr16" draw:text-style-name="P6" draw:layer="layout" svg:width="0.089cm" svg:height="0.092cm" svg:x="19.67cm" svg:y="8.707cm" svg:viewBox="0 0 90 93" draw:points="51,0 51,41 90,41 90,52 51,52 51,93 40,93 40,52 0,52 0,41 40,41 40,0">
          <text:p/>
        </draw:polygon>
        <draw:frame draw:style-name="gr98" draw:text-style-name="P3" draw:layer="layout" svg:width="0.298cm" svg:height="0.331cm" svg:x="20.699cm" svg:y="9.831cm">
          <draw:text-box>
            <text:p text:style-name="P1"><text:span text:style-name="T2">IN</text:span></text:p>
          </draw:text-box>
        </draw:frame>
        <draw:frame draw:style-name="gr42" draw:text-style-name="P3" draw:layer="layout" svg:width="0.281cm" svg:height="0.331cm" svg:x="17.5cm" svg:y="9.492cm">
          <draw:text-box>
            <text:p text:style-name="P1"><text:span text:style-name="T2">A</text:span></text:p>
          </draw:text-box>
        </draw:frame>
        <draw:frame draw:style-name="gr95" draw:text-style-name="P3" draw:layer="layout" svg:width="0.366cm" svg:height="0.331cm" svg:x="17.442cm" svg:y="9.831cm">
          <draw:text-box>
            <text:p text:style-name="P1"><text:span text:style-name="T2">00</text:span></text:p>
          </draw:text-box>
        </draw:frame>
        <draw:frame draw:style-name="gr42" draw:text-style-name="P3" draw:layer="layout" svg:width="0.281cm" svg:height="0.331cm" svg:x="18.658cm" svg:y="9.492cm">
          <draw:text-box>
            <text:p text:style-name="P1"><text:span text:style-name="T2">A</text:span></text:p>
          </draw:text-box>
        </draw:frame>
        <draw:line draw:style-name="gr44" draw:text-style-name="P4" draw:layer="layout" svg:x1="17.915cm" svg:y1="9.84cm" svg:x2="18.274cm" svg:y2="9.84cm">
          <text:p/>
        </draw:line>
        <draw:polygon draw:style-name="gr15" draw:text-style-name="P5" draw:layer="layout" svg:width="0.172cm" svg:height="0.092cm" svg:x="18.243cm" svg:y="9.796cm" svg:viewBox="0 0 173 93" draw:points="0,0 173,46 0,93">
          <text:p/>
        </draw:polygon>
        <draw:line draw:style-name="gr30" draw:text-style-name="P4" draw:layer="layout" svg:x1="17.58cm" svg:y1="8.166cm" svg:x2="17.58cm" svg:y2="8.999cm">
          <text:p/>
        </draw:line>
        <draw:polygon draw:style-name="gr15" draw:text-style-name="P5" draw:layer="layout" svg:width="0.145cm" svg:height="0.271cm" svg:x="17.51cm" svg:y="8.949cm" svg:viewBox="0 0 146 272" draw:points="0,0 74,272 146,0">
          <text:p/>
        </draw:polygon>
        <draw:path draw:style-name="gr15" draw:text-style-name="P5" draw:layer="layout" svg:width="0.297cm" svg:height="0.297cm" svg:x="17.431cm" svg:y="8.274cm" svg:viewBox="0 0 298 298" svg:d="M298 150c0 82-66 148-148 148s-150-66-150-148 68-150 150-150 148 68 148 150z">
          <text:p/>
        </draw:path>
        <draw:path draw:style-name="gr16" draw:text-style-name="P6" draw:layer="layout" svg:width="0.119cm" svg:height="0.116cm" svg:x="17.467cm" svg:y="8.365cm" svg:viewBox="0 0 120 117" svg:d="M102 65c-1-16-2-36-2-50-4 13-9 28-15 44l-20 57h-12l-20-56c-5-17-10-31-13-45 0 14-1 34-2 51l-3 51h-15l8-117h19l21 56c5 14 9 27 12 40 3-13 8-25 13-40l21-56h19l7 117h-15z">
          <text:p/>
        </draw:path>
        <draw:polygon draw:style-name="gr16" draw:text-style-name="P6" draw:layer="layout" svg:width="0.089cm" svg:height="0.092cm" svg:x="17.603cm" svg:y="8.389cm" svg:viewBox="0 0 90 93" draw:points="51,0 51,41 90,41 90,51 51,51 51,93 40,93 40,51 0,51 0,41 40,41 40,0">
          <text:p/>
        </draw:polygon>
        <draw:path draw:style-name="gr15" draw:text-style-name="P5" draw:layer="layout" svg:width="0.297cm" svg:height="0.297cm" svg:x="17.431cm" svg:y="8.592cm" svg:viewBox="0 0 298 298" svg:d="M298 149c0 82-66 149-148 149s-150-67-150-149 68-149 150-149 148 67 148 149z">
          <text:p/>
        </draw:path>
        <draw:polygon draw:style-name="gr16" draw:text-style-name="P6" draw:layer="layout" svg:width="0.086cm" svg:height="0.117cm" svg:x="17.482cm" svg:y="8.682cm" svg:viewBox="0 0 87 118" draw:points="15,0 15,50 71,50 71,0 87,0 87,118 71,118 71,63 15,63 15,118 0,118 0,0">
          <text:p/>
        </draw:polygon>
        <draw:polygon draw:style-name="gr16" draw:text-style-name="P6" draw:layer="layout" svg:width="0.089cm" svg:height="0.092cm" svg:x="17.588cm" svg:y="8.707cm" svg:viewBox="0 0 90 93" draw:points="51,0 51,41 90,41 90,52 51,52 51,93 39,93 39,52 0,52 0,41 39,41 39,0">
          <text:p/>
        </draw:polygon>
        <draw:path draw:style-name="gr58" draw:text-style-name="P13" draw:layer="layout" svg:width="0.485cm" svg:height="0.484cm" svg:x="4.383cm" svg:y="3.752cm" svg:viewBox="0 0 486 485" svg:d="M486 242c0 135-109 243-243 243s-243-108-243-243c0-134 109-242 243-242s243 108 243 242z">
          <text:p/>
        </draw:path>
        <draw:polygon draw:style-name="gr16" draw:text-style-name="P6" draw:layer="layout" svg:width="0.141cm" svg:height="0.19cm" svg:x="4.466cm" svg:y="3.899cm" svg:viewBox="0 0 142 191" draw:points="25,0 25,80 117,80 117,0 142,0 142,191 117,191 117,101 25,101 25,191 0,191 0,0">
          <text:p/>
        </draw:polygon>
        <draw:polygon draw:style-name="gr16" draw:text-style-name="P6" draw:layer="layout" svg:width="0.145cm" svg:height="0.15cm" svg:x="4.64cm" svg:y="3.939cm" svg:viewBox="0 0 146 151" draw:points="81,0 81,67 146,67 146,84 81,84 81,151 63,151 63,84 0,84 0,67 63,67 63,0">
          <text:p/>
        </draw:polygon>
        <draw:path draw:style-name="gr58" draw:text-style-name="P13" draw:layer="layout" svg:width="0.485cm" svg:height="0.484cm" svg:x="4.383cm" svg:y="4.237cm" svg:viewBox="0 0 486 485" svg:d="M486 242c0 135-109 243-243 243s-243-108-243-243c0-134 109-242 243-242s243 108 243 242z">
          <text:p/>
        </draw:path>
        <draw:path draw:style-name="gr16" draw:text-style-name="P6" draw:layer="layout" svg:width="0.194cm" svg:height="0.19cm" svg:x="4.442cm" svg:y="4.384cm" svg:viewBox="0 0 195 191" svg:d="M166 108c-1-27-3-59-3-82h-1c-6 22-14 46-24 72l-33 92h-19l-31-90c-9-27-16-52-21-74h-1c0 24-2 55-3 84l-6 81h-24l14-191h32l32 93c8 24 14 44 19 64h1c5-19 11-40 20-64l34-93h31l12 191h-24z">
          <text:p/>
        </draw:path>
        <draw:polygon draw:style-name="gr16" draw:text-style-name="P6" draw:layer="layout" svg:width="0.146cm" svg:height="0.15cm" svg:x="4.663cm" svg:y="4.424cm" svg:viewBox="0 0 147 151" draw:points="82,0 82,67 147,67 147,84 82,84 82,151 64,151 64,84 0,84 0,67 64,67 64,0">
          <text:p/>
        </draw:polygon>
        <draw:frame draw:style-name="gr95" draw:text-style-name="P3" draw:layer="layout" svg:width="0.366cm" svg:height="0.331cm" svg:x="18.599cm" svg:y="9.831cm">
          <draw:text-box>
            <text:p text:style-name="P1"><text:span text:style-name="T2">07</text:span></text:p>
          </draw:text-box>
        </draw:frame>
        <draw:frame draw:style-name="gr50" draw:text-style-name="P7" draw:layer="layout" svg:width="0.422cm" svg:height="0.497cm" svg:x="16.818cm" svg:y="3.832cm">
          <draw:text-box>
            <text:p text:style-name="P1"><text:span text:style-name="T3">0</text:span></text:p>
          </draw:text-box>
        </draw:frame>
        <draw:frame draw:style-name="gr50" draw:text-style-name="P7" draw:layer="layout" svg:width="0.422cm" svg:height="0.497cm" svg:x="18.185cm" svg:y="3.834cm">
          <draw:text-box>
            <text:p text:style-name="P1"><text:span text:style-name="T3">...</text:span></text:p>
          </draw:text-box>
        </draw:frame>
        <draw:frame draw:style-name="gr99" draw:text-style-name="P7" draw:layer="layout" svg:width="0.544cm" svg:height="0.497cm" svg:x="19.598cm" svg:y="3.832cm">
          <draw:text-box>
            <text:p text:style-name="P1"><text:span text:style-name="T3">99</text:span></text:p>
          </draw:text-box>
        </draw:frame>
        <draw:frame draw:style-name="gr77" draw:text-style-name="P7" draw:layer="layout" svg:width="1.729cm" svg:height="0.497cm" svg:x="20.091cm" svg:y="18.129cm">
          <draw:text-box>
            <text:p text:style-name="P1"><text:span text:style-name="T3">[DCF77-</text:span></text:p>
          </draw:text-box>
        </draw:frame>
        <draw:line draw:style-name="gr30" draw:text-style-name="P4" draw:layer="layout" svg:x1="18.251cm" svg:y1="18.651cm" svg:x2="18.943cm" svg:y2="18.651cm">
          <text:p/>
        </draw:line>
        <draw:polygon draw:style-name="gr15" draw:text-style-name="P5" draw:layer="layout" svg:width="0.271cm" svg:height="0.145cm" svg:x="18.893cm" svg:y="18.576cm" svg:viewBox="0 0 272 146" draw:points="0,146 272,73 0,0">
          <text:p/>
        </draw:polygon>
        <draw:path draw:style-name="gr15" draw:text-style-name="P5" draw:layer="layout" svg:width="0.355cm" svg:height="0.355cm" svg:x="18.408cm" svg:y="18.474cm" svg:viewBox="0 0 356 356" svg:d="M356 178c0 99-79 178-179 178-98 0-177-79-177-178s79-178 177-178c100 0 179 79 179 178z">
          <text:p/>
        </draw:path>
        <draw:path draw:style-name="gr16" draw:text-style-name="P6" draw:layer="layout" svg:width="0.173cm" svg:height="0.169cm" svg:x="18.499cm" svg:y="18.567cm" svg:viewBox="0 0 174 170" svg:d="M148 95c-1-24-2-53-2-74h-1c-7 20-14 42-22 65l-30 83h-17l-28-81c-8-25-14-46-19-67h-1c0 22-1 50-3 76l-4 73h-21l12-170h28l28 82c8 21 13 39 18 57 5-17 11-36 18-57l31-82h28l11 170h-22z">
          <text:p/>
        </draw:path>
        <draw:path draw:style-name="gr15" draw:text-style-name="P5" draw:layer="layout" svg:width="0.172cm" svg:height="0.224cm" svg:x="8.219cm" svg:y="1.939cm" svg:viewBox="0 0 173 225" svg:d="M173 27v169c0 10-3 17-9 22s-18 7-33 7c-11 0-19-2-26-6s-11-9-11-15c0-7 3-13 10-18s15-8 25-8c12 0 24 4 34 12l1-137-85-22v135 8l-2 7c-6 11-18 16-36 16-12 0-22-1-29-5-8-4-12-9-12-15 0-8 4-13 11-18s16-7 27-7c10 0 20 4 31 13v-165z">
          <text:p/>
        </draw:path>
        <draw:line draw:style-name="gr100" draw:text-style-name="P4" draw:layer="layout" svg:x1="8.721cm" svg:y1="2.198cm" svg:x2="8.941cm" svg:y2="1.939cm">
          <text:p/>
        </draw:line>
        <draw:frame draw:style-name="gr17" draw:text-style-name="P7" draw:layer="layout" svg:width="3.185cm" svg:height="0.497cm" svg:x="19.473cm" svg:y="18.637cm">
          <draw:text-box>
            <text:p text:style-name="P1"><text:span text:style-name="T3">Empfangshilfe]</text:span></text:p>
          </draw:text-box>
        </draw:frame>
        <draw:line draw:style-name="gr30" draw:text-style-name="P4" draw:layer="layout" svg:x1="11.718cm" svg:y1="13.883cm" svg:x2="12.41cm" svg:y2="13.883cm">
          <text:p/>
        </draw:line>
        <draw:polygon draw:style-name="gr15" draw:text-style-name="P5" draw:layer="layout" svg:width="0.271cm" svg:height="0.146cm" svg:x="12.36cm" svg:y="13.807cm" svg:viewBox="0 0 272 147" draw:points="0,147 272,74 0,0">
          <text:p/>
        </draw:polygon>
        <draw:path draw:style-name="gr15" draw:text-style-name="P5" draw:layer="layout" svg:width="0.356cm" svg:height="0.356cm" svg:x="11.874cm" svg:y="13.705cm" svg:viewBox="0 0 357 357" svg:d="M357 178c0 98-81 179-179 179s-178-81-178-179 80-178 178-178 179 80 179 178z">
          <text:p/>
        </draw:path>
        <draw:path draw:style-name="gr16" draw:text-style-name="P6" draw:layer="layout" svg:width="0.174cm" svg:height="0.17cm" svg:x="11.965cm" svg:y="13.798cm" svg:viewBox="0 0 175 171" svg:d="M149 96c-1-23-3-52-3-73-6 20-13 41-22 65l-31 82h-16l-28-81c-8-24-15-46-19-66h-1c-1 21-2 49-3 75l-5 73h-21l12-171h28l29 83c7 21 13 40 17 57h1c4-17 10-35 19-57l30-83h28l11 171h-22z">
          <text:p/>
        </draw:path>
        <draw:frame draw:style-name="gr101" draw:text-style-name="P3" draw:layer="layout" svg:width="0.557cm" svg:height="0.331cm" svg:x="9.102cm" svg:y="13.705cm">
          <draw:text-box>
            <text:p text:style-name="P1"><text:span text:style-name="T2">Jahr</text:span></text:p>
          </draw:text-box>
        </draw:frame>
        <draw:line draw:style-name="gr30" draw:text-style-name="P4" draw:layer="layout" svg:x1="13.344cm" svg:y1="13.883cm" svg:x2="14.036cm" svg:y2="13.883cm">
          <text:p/>
        </draw:line>
        <draw:polygon draw:style-name="gr15" draw:text-style-name="P5" draw:layer="layout" svg:width="0.271cm" svg:height="0.146cm" svg:x="13.986cm" svg:y="13.807cm" svg:viewBox="0 0 272 147" draw:points="0,147 272,74 0,0">
          <text:p/>
        </draw:polygon>
        <draw:path draw:style-name="gr15" draw:text-style-name="P5" draw:layer="layout" svg:width="0.356cm" svg:height="0.356cm" svg:x="13.5cm" svg:y="13.705cm" svg:viewBox="0 0 357 357" svg:d="M357 178c0 98-80 179-178 179-99 0-179-81-179-179s80-178 179-178c98 0 178 80 178 178z">
          <text:p/>
        </draw:path>
        <draw:path draw:style-name="gr16" draw:text-style-name="P6" draw:layer="layout" svg:width="0.174cm" svg:height="0.17cm" svg:x="13.591cm" svg:y="13.798cm" svg:viewBox="0 0 175 171" svg:d="M149 96c-1-23-3-52-3-73-6 20-13 41-22 65l-30 82h-16l-28-81c-8-24-16-46-20-66h-1c-1 21-2 49-3 75l-5 73h-21l12-171h29l29 83c7 21 13 40 17 57h1c4-17 10-35 18-57l30-83h28l11 171h-22z">
          <text:p/>
        </draw:path>
        <draw:frame draw:style-name="gr102" draw:text-style-name="P3" draw:layer="layout" svg:width="0.883cm" svg:height="0.331cm" svg:x="10.801cm" svg:y="13.705cm">
          <draw:text-box>
            <text:p text:style-name="P1"><text:span text:style-name="T2">Monat</text:span></text:p>
          </draw:text-box>
        </draw:frame>
        <draw:frame draw:style-name="gr103" draw:text-style-name="P3" draw:layer="layout" svg:width="0.531cm" svg:height="0.331cm" svg:x="12.78cm" svg:y="13.705cm">
          <draw:text-box>
            <text:p text:style-name="P1"><text:span text:style-name="T2">Tag</text:span></text:p>
          </draw:text-box>
        </draw:frame>
        <draw:frame draw:style-name="gr95" draw:text-style-name="P3" draw:layer="layout" svg:width="0.366cm" svg:height="0.331cm" svg:x="9.226cm" svg:y="16.163cm">
          <draw:text-box>
            <text:p text:style-name="P1"><text:span text:style-name="T2">00</text:span></text:p>
          </draw:text-box>
        </draw:frame>
        <draw:line draw:style-name="gr44" draw:text-style-name="P4" draw:layer="layout" svg:x1="9.646cm" svg:y1="16.34cm" svg:x2="10.006cm" svg:y2="16.34cm">
          <text:p/>
        </draw:line>
        <draw:polygon draw:style-name="gr15" draw:text-style-name="P5" draw:layer="layout" svg:width="0.172cm" svg:height="0.092cm" svg:x="9.974cm" svg:y="16.296cm" svg:viewBox="0 0 173 93" draw:points="0,0 173,47 0,93">
          <text:p/>
        </draw:polygon>
        <draw:frame draw:style-name="gr95" draw:text-style-name="P3" draw:layer="layout" svg:width="0.366cm" svg:height="0.331cm" svg:x="10.278cm" svg:y="16.163cm">
          <draw:text-box>
            <text:p text:style-name="P1"><text:span text:style-name="T2">99</text:span></text:p>
          </draw:text-box>
        </draw:frame>
        <draw:frame draw:style-name="gr95" draw:text-style-name="P3" draw:layer="layout" svg:width="0.366cm" svg:height="0.331cm" svg:x="11.05cm" svg:y="16.163cm">
          <draw:text-box>
            <text:p text:style-name="P1"><text:span text:style-name="T2">01</text:span></text:p>
          </draw:text-box>
        </draw:frame>
        <draw:line draw:style-name="gr44" draw:text-style-name="P4" draw:layer="layout" svg:x1="11.47cm" svg:y1="16.34cm" svg:x2="11.829cm" svg:y2="16.34cm">
          <text:p/>
        </draw:line>
        <draw:polygon draw:style-name="gr15" draw:text-style-name="P5" draw:layer="layout" svg:width="0.172cm" svg:height="0.092cm" svg:x="11.798cm" svg:y="16.296cm" svg:viewBox="0 0 173 93" draw:points="0,0 173,47 0,93">
          <text:p/>
        </draw:polygon>
        <draw:frame draw:style-name="gr95" draw:text-style-name="P3" draw:layer="layout" svg:width="0.366cm" svg:height="0.331cm" svg:x="12.101cm" svg:y="16.163cm">
          <draw:text-box>
            <text:p text:style-name="P1"><text:span text:style-name="T2">12</text:span></text:p>
          </draw:text-box>
        </draw:frame>
        <draw:frame draw:style-name="gr95" draw:text-style-name="P3" draw:layer="layout" svg:width="0.366cm" svg:height="0.331cm" svg:x="12.853cm" svg:y="16.163cm">
          <draw:text-box>
            <text:p text:style-name="P1"><text:span text:style-name="T2">01</text:span></text:p>
          </draw:text-box>
        </draw:frame>
        <draw:line draw:style-name="gr44" draw:text-style-name="P4" draw:layer="layout" svg:x1="13.274cm" svg:y1="16.34cm" svg:x2="13.633cm" svg:y2="16.34cm">
          <text:p/>
        </draw:line>
        <draw:polygon draw:style-name="gr15" draw:text-style-name="P5" draw:layer="layout" svg:width="0.173cm" svg:height="0.092cm" svg:x="13.601cm" svg:y="16.296cm" svg:viewBox="0 0 174 93" draw:points="0,0 174,47 0,93">
          <text:p/>
        </draw:polygon>
        <draw:line draw:style-name="gr30" draw:text-style-name="P4" draw:layer="layout" svg:x1="14.882cm" svg:y1="14.331cm" svg:x2="14.882cm" svg:y2="14.637cm">
          <text:p/>
        </draw:line>
        <draw:polygon draw:style-name="gr15" draw:text-style-name="P5" draw:layer="layout" svg:width="0.145cm" svg:height="0.271cm" svg:x="14.812cm" svg:y="14.587cm" svg:viewBox="0 0 146 272" draw:points="0,0 73,272 146,0">
          <text:p/>
        </draw:polygon>
        <draw:frame draw:style-name="gr95" draw:text-style-name="P3" draw:layer="layout" svg:width="0.366cm" svg:height="0.331cm" svg:x="13.905cm" svg:y="16.163cm">
          <draw:text-box>
            <text:p text:style-name="P1"><text:span text:style-name="T2">31</text:span></text:p>
          </draw:text-box>
        </draw:frame>
        <draw:frame draw:style-name="gr104" draw:text-style-name="P3" draw:layer="layout" svg:width="1.594cm" svg:height="0.331cm" svg:x="14.231cm" svg:y="15.13cm">
          <draw:text-box>
            <text:p text:style-name="P1"><text:span text:style-name="T2">Zeit stellen</text:span></text:p>
          </draw:text-box>
        </draw:frame>
        <draw:frame draw:style-name="gr105" draw:text-style-name="P3" draw:layer="layout" svg:width="0.468cm" svg:height="0.331cm" svg:x="14.231cm" svg:y="15.469cm">
          <draw:text-box>
            <text:p text:style-name="P1"><text:span text:style-name="T2">mit</text:span></text:p>
          </draw:text-box>
        </draw:frame>
        <draw:path draw:style-name="gr15" draw:text-style-name="P5" draw:layer="layout" svg:width="0.297cm" svg:height="0.297cm" svg:x="14.766cm" svg:y="15.496cm" svg:viewBox="0 0 298 298" svg:d="M298 149c0 82-66 149-148 149s-150-67-150-149 68-149 150-149 148 67 148 149z">
          <text:p/>
        </draw:path>
        <draw:path draw:style-name="gr16" draw:text-style-name="P6" draw:layer="layout" svg:width="0.119cm" svg:height="0.116cm" svg:x="14.802cm" svg:y="15.587cm" svg:viewBox="0 0 120 117" svg:d="M101 66c-1-17-2-37-2-51-4 13-9 28-15 44l-20 57h-12l-19-56c-5-17-10-32-13-45 0 14-1 33-2 52l-3 50h-15l8-117h19l20 56c5 15 9 28 12 40 3-12 8-24 13-40l21-56h20l7 117h-16z">
          <text:p/>
        </draw:path>
        <draw:polygon draw:style-name="gr16" draw:text-style-name="P6" draw:layer="layout" svg:width="0.089cm" svg:height="0.092cm" svg:x="14.938cm" svg:y="15.611cm" svg:viewBox="0 0 90 93" draw:points="51,0 51,42 90,42 90,52 51,52 51,93 40,93 40,52 0,52 0,42 40,42 40,0">
          <text:p/>
        </draw:polygon>
        <draw:path draw:style-name="gr15" draw:text-style-name="P5" draw:layer="layout" svg:width="0.297cm" svg:height="0.297cm" svg:x="15.102cm" svg:y="15.496cm" svg:viewBox="0 0 298 298" svg:d="M298 149c0 82-68 149-150 149s-148-67-148-149 66-149 148-149 150 67 150 149z">
          <text:p/>
        </draw:path>
        <draw:polygon draw:style-name="gr16" draw:text-style-name="P6" draw:layer="layout" svg:width="0.087cm" svg:height="0.116cm" svg:x="15.152cm" svg:y="15.587cm" svg:viewBox="0 0 88 117" draw:points="17,0 17,48 73,48 73,0 88,0 88,117 73,117 73,61 17,61 17,117 0,117 0,0">
          <text:p/>
        </draw:polygon>
        <draw:polygon draw:style-name="gr16" draw:text-style-name="P6" draw:layer="layout" svg:width="0.089cm" svg:height="0.092cm" svg:x="15.259cm" svg:y="15.611cm" svg:viewBox="0 0 90 93" draw:points="50,0 50,42 90,42 90,52 50,52 50,93 39,93 39,52 0,52 0,42 39,42 39,0">
          <text:p/>
        </draw:polygon>
        <draw:frame draw:style-name="gr106" draw:text-style-name="P3" draw:layer="layout" svg:width="1.018cm" svg:height="0.331cm" svg:x="14.406cm" svg:y="13.705cm">
          <draw:text-box>
            <text:p text:style-name="P1"><text:span text:style-name="T2">Uhrzeit</text:span></text:p>
          </draw:text-box>
        </draw:frame>
        <draw:frame draw:style-name="gr42" draw:text-style-name="P3" draw:layer="layout" svg:width="0.281cm" svg:height="0.331cm" svg:x="7.145cm" svg:y="16.163cm">
          <draw:text-box>
            <text:p text:style-name="P1"><text:span text:style-name="T2">...</text:span></text:p>
          </draw:text-box>
        </draw:frame>
        <draw:line draw:style-name="gr44" draw:text-style-name="P4" draw:layer="layout" svg:x1="7.506cm" svg:y1="16.34cm" svg:x2="7.865cm" svg:y2="16.34cm">
          <text:p/>
        </draw:line>
        <draw:polygon draw:style-name="gr15" draw:text-style-name="P5" draw:layer="layout" svg:width="0.172cm" svg:height="0.092cm" svg:x="7.834cm" svg:y="16.296cm" svg:viewBox="0 0 173 93" draw:points="0,0 173,47 0,93">
          <text:p/>
        </draw:polygon>
        <draw:line draw:style-name="gr44" draw:text-style-name="P4" draw:layer="layout" svg:x1="6.459cm" svg:y1="16.34cm" svg:x2="6.818cm" svg:y2="16.34cm">
          <text:p/>
        </draw:line>
        <draw:polygon draw:style-name="gr15" draw:text-style-name="P5" draw:layer="layout" svg:width="0.172cm" svg:height="0.092cm" svg:x="6.787cm" svg:y="16.296cm" svg:viewBox="0 0 173 93" draw:points="0,0 173,47 0,93">
          <text:p/>
        </draw:polygon>
        <draw:frame draw:style-name="gr107" draw:text-style-name="P3" draw:layer="layout" svg:width="0.603cm" svg:height="0.331cm" svg:x="8.193cm" svg:y="16.163cm">
          <draw:text-box>
            <text:p text:style-name="P1"><text:span text:style-name="T2">+13</text:span></text:p>
          </draw:text-box>
        </draw:frame>
        <draw:line draw:style-name="gr30" draw:text-style-name="P4" draw:layer="layout" svg:x1="9.342cm" svg:y1="14.341cm" svg:x2="9.342cm" svg:y2="15.637cm">
          <text:p/>
        </draw:line>
        <draw:polygon draw:style-name="gr15" draw:text-style-name="P5" draw:layer="layout" svg:width="0.145cm" svg:height="0.271cm" svg:x="9.272cm" svg:y="15.588cm" svg:viewBox="0 0 146 272" draw:points="0,0 73,272 146,0">
          <text:p/>
        </draw:polygon>
        <draw:path draw:style-name="gr15" draw:text-style-name="P5" draw:layer="layout" svg:width="0.297cm" svg:height="0.297cm" svg:x="9.193cm" svg:y="14.662cm" svg:viewBox="0 0 298 298" svg:d="M298 148c0 83-67 150-149 150s-149-67-149-150c0-82 67-148 149-148s149 66 149 148z">
          <text:p/>
        </draw:path>
        <draw:path draw:style-name="gr16" draw:text-style-name="P6" draw:layer="layout" svg:width="0.119cm" svg:height="0.116cm" svg:x="9.229cm" svg:y="14.752cm" svg:viewBox="0 0 120 117" svg:d="M102 65c-1-16-2-36-2-50-4 13-9 28-15 44l-20 57h-12l-19-56c-5-16-10-31-13-45-1 14-1 34-2 51l-5 51h-14l8-117h20l20 56c5 14 9 27 12 40 3-12 8-25 13-40l20-56h20l7 117h-15z">
          <text:p/>
        </draw:path>
        <draw:polygon draw:style-name="gr16" draw:text-style-name="P6" draw:layer="layout" svg:width="0.089cm" svg:height="0.092cm" svg:x="9.365cm" svg:y="14.776cm" svg:viewBox="0 0 90 93" draw:points="50,0 50,41 90,41 90,51 50,51 50,93 39,93 39,51 0,51 0,41 39,41 39,0">
          <text:p/>
        </draw:polygon>
        <draw:path draw:style-name="gr15" draw:text-style-name="P5" draw:layer="layout" svg:width="0.297cm" svg:height="0.297cm" svg:x="9.193cm" svg:y="14.979cm" svg:viewBox="0 0 298 298" svg:d="M298 149c0 83-67 149-149 149s-149-66-149-149c0-82 67-149 149-149s149 67 149 149z">
          <text:p/>
        </draw:path>
        <draw:polygon draw:style-name="gr16" draw:text-style-name="P6" draw:layer="layout" svg:width="0.086cm" svg:height="0.117cm" svg:x="9.244cm" svg:y="15.069cm" svg:viewBox="0 0 87 118" draw:points="15,0 15,50 72,50 72,0 87,0 87,118 72,118 72,63 15,63 15,118 0,118 0,0">
          <text:p/>
        </draw:polygon>
        <draw:polygon draw:style-name="gr16" draw:text-style-name="P6" draw:layer="layout" svg:width="0.089cm" svg:height="0.092cm" svg:x="9.35cm" svg:y="15.094cm" svg:viewBox="0 0 90 93" draw:points="51,0 51,41 90,41 90,52 51,52 51,93 40,93 40,52 0,52 0,41 40,41 40,0">
          <text:p/>
        </draw:polygon>
        <draw:line draw:style-name="gr30" draw:text-style-name="P4" draw:layer="layout" svg:x1="11.192cm" svg:y1="14.341cm" svg:x2="11.192cm" svg:y2="15.637cm">
          <text:p/>
        </draw:line>
        <draw:polygon draw:style-name="gr15" draw:text-style-name="P5" draw:layer="layout" svg:width="0.145cm" svg:height="0.271cm" svg:x="11.122cm" svg:y="15.588cm" svg:viewBox="0 0 146 272" draw:points="0,0 74,272 146,0">
          <text:p/>
        </draw:polygon>
        <draw:path draw:style-name="gr15" draw:text-style-name="P5" draw:layer="layout" svg:width="0.297cm" svg:height="0.297cm" svg:x="11.043cm" svg:y="14.662cm" svg:viewBox="0 0 298 298" svg:d="M298 148c0 83-66 150-149 150-82 0-149-67-149-150 0-82 67-148 149-148 83 0 149 66 149 148z">
          <text:p/>
        </draw:path>
        <draw:path draw:style-name="gr16" draw:text-style-name="P6" draw:layer="layout" svg:width="0.119cm" svg:height="0.116cm" svg:x="11.079cm" svg:y="14.752cm" svg:viewBox="0 0 120 117" svg:d="M102 65c0-16-1-36-1-50h-1c-4 13-9 28-14 44l-21 57h-11l-20-56c-6-16-10-31-14-45 0 14-1 34-2 51l-3 51h-15l8-117h20l20 56c4 14 9 27 12 40h1c3-12 7-25 12-40l21-56h19l7 117h-15z">
          <text:p/>
        </draw:path>
        <draw:polygon draw:style-name="gr16" draw:text-style-name="P6" draw:layer="layout" svg:width="0.089cm" svg:height="0.092cm" svg:x="11.215cm" svg:y="14.776cm" svg:viewBox="0 0 90 93" draw:points="51,0 51,41 90,41 90,51 51,51 51,93 40,93 40,51 0,51 0,41 40,41 40,0">
          <text:p/>
        </draw:polygon>
        <draw:path draw:style-name="gr15" draw:text-style-name="P5" draw:layer="layout" svg:width="0.297cm" svg:height="0.297cm" svg:x="11.043cm" svg:y="14.979cm" svg:viewBox="0 0 298 298" svg:d="M298 149c0 83-66 149-149 149-82 0-149-66-149-149 0-82 67-149 149-149 83 0 149 67 149 149z">
          <text:p/>
        </draw:path>
        <draw:polygon draw:style-name="gr16" draw:text-style-name="P6" draw:layer="layout" svg:width="0.087cm" svg:height="0.117cm" svg:x="11.094cm" svg:y="15.069cm" svg:viewBox="0 0 88 118" draw:points="15,0 15,50 72,50 72,0 88,0 88,118 72,118 72,63 15,63 15,118 0,118 0,0">
          <text:p/>
        </draw:polygon>
        <draw:polygon draw:style-name="gr16" draw:text-style-name="P6" draw:layer="layout" svg:width="0.09cm" svg:height="0.092cm" svg:x="11.2cm" svg:y="15.094cm" svg:viewBox="0 0 91 93" draw:points="52,0 52,41 91,41 91,52 52,52 52,93 40,93 40,52 0,52 0,41 40,41 40,0">
          <text:p/>
        </draw:polygon>
        <draw:line draw:style-name="gr30" draw:text-style-name="P4" draw:layer="layout" svg:x1="12.985cm" svg:y1="14.341cm" svg:x2="12.985cm" svg:y2="15.637cm">
          <text:p/>
        </draw:line>
        <draw:polygon draw:style-name="gr15" draw:text-style-name="P5" draw:layer="layout" svg:width="0.145cm" svg:height="0.271cm" svg:x="12.915cm" svg:y="15.588cm" svg:viewBox="0 0 146 272" draw:points="0,0 72,272 146,0">
          <text:p/>
        </draw:polygon>
        <draw:path draw:style-name="gr15" draw:text-style-name="P5" draw:layer="layout" svg:width="0.297cm" svg:height="0.297cm" svg:x="12.836cm" svg:y="14.662cm" svg:viewBox="0 0 298 298" svg:d="M298 148c0 83-67 150-149 150s-149-67-149-150c0-82 67-148 149-148s149 66 149 148z">
          <text:p/>
        </draw:path>
        <draw:path draw:style-name="gr16" draw:text-style-name="P6" draw:layer="layout" svg:width="0.119cm" svg:height="0.116cm" svg:x="12.872cm" svg:y="14.752cm" svg:viewBox="0 0 120 117" svg:d="M102 65c-1-16-2-36-2-50-4 13-9 28-15 44l-20 57h-12l-19-56c-6-16-11-31-14-45-1 14-1 34-2 51l-4 51h-14l8-117h19l21 56c5 14 9 27 12 40 3-12 8-25 13-40l20-56h20l7 117h-15z">
          <text:p/>
        </draw:path>
        <draw:polygon draw:style-name="gr16" draw:text-style-name="P6" draw:layer="layout" svg:width="0.089cm" svg:height="0.092cm" svg:x="13.008cm" svg:y="14.776cm" svg:viewBox="0 0 90 93" draw:points="50,0 50,41 90,41 90,51 50,51 50,93 39,93 39,51 0,51 0,41 39,41 39,0">
          <text:p/>
        </draw:polygon>
        <draw:path draw:style-name="gr15" draw:text-style-name="P5" draw:layer="layout" svg:width="0.297cm" svg:height="0.297cm" svg:x="12.836cm" svg:y="14.979cm" svg:viewBox="0 0 298 298" svg:d="M298 149c0 83-67 149-149 149-83 0-149-66-149-149 0-82 66-149 149-149 82 0 149 67 149 149z">
          <text:p/>
        </draw:path>
        <draw:polygon draw:style-name="gr16" draw:text-style-name="P6" draw:layer="layout" svg:width="0.086cm" svg:height="0.117cm" svg:x="12.887cm" svg:y="15.069cm" svg:viewBox="0 0 87 118" draw:points="15,0 15,50 72,50 72,0 87,0 87,118 72,118 72,63 15,63 15,118 0,118 0,0">
          <text:p/>
        </draw:polygon>
        <draw:polygon draw:style-name="gr16" draw:text-style-name="P6" draw:layer="layout" svg:width="0.089cm" svg:height="0.092cm" svg:x="12.993cm" svg:y="15.094cm" svg:viewBox="0 0 90 93" draw:points="51,0 51,41 90,41 90,52 51,52 51,93 40,93 40,52 0,52 0,41 40,41 40,0">
          <text:p/>
        </draw:polygon>
        <draw:line draw:style-name="gr30" draw:text-style-name="P4" draw:layer="layout" svg:x1="15.407cm" svg:y1="13.883cm" svg:x2="16.099cm" svg:y2="13.883cm">
          <text:p/>
        </draw:line>
        <draw:polygon draw:style-name="gr15" draw:text-style-name="P5" draw:layer="layout" svg:width="0.271cm" svg:height="0.146cm" svg:x="16.049cm" svg:y="13.807cm" svg:viewBox="0 0 272 147" draw:points="0,147 272,74 0,0">
          <text:p/>
        </draw:polygon>
        <draw:path draw:style-name="gr15" draw:text-style-name="P5" draw:layer="layout" svg:width="0.355cm" svg:height="0.356cm" svg:x="15.564cm" svg:y="13.705cm" svg:viewBox="0 0 356 357" svg:d="M356 178c0 98-79 179-179 179-98 0-177-81-177-179s79-178 177-178c100 0 179 80 179 178z">
          <text:p/>
        </draw:path>
        <draw:path draw:style-name="gr16" draw:text-style-name="P6" draw:layer="layout" svg:width="0.173cm" svg:height="0.17cm" svg:x="15.655cm" svg:y="13.798cm" svg:viewBox="0 0 174 171" svg:d="M148 96c-1-23-2-52-2-73h-1c-6 20-13 41-21 65l-30 82h-17l-28-81c-9-24-15-46-20-66h-1c0 21-1 49-3 75l-4 73h-21l12-171h27l30 83c8 21 13 40 18 57 5-17 11-35 18-57l31-83h27l11 171h-22z">
          <text:p/>
        </draw:path>
        <draw:frame draw:style-name="gr105" draw:text-style-name="P3" draw:layer="layout" svg:width="0.468cm" svg:height="0.331cm" svg:x="5.897cm" svg:y="16.163cm">
          <draw:text-box>
            <text:p text:style-name="P1"><text:span text:style-name="T2">-13</text:span></text:p>
          </draw:text-box>
        </draw:frame>
        <draw:frame draw:style-name="gr42" draw:text-style-name="P3" draw:layer="layout" svg:width="0.281cm" svg:height="0.331cm" svg:x="14.709cm" svg:y="9.492cm">
          <draw:text-box>
            <text:p text:style-name="P1"><text:span text:style-name="T2">C</text:span></text:p>
          </draw:text-box>
        </draw:frame>
        <draw:frame draw:style-name="gr108" draw:text-style-name="P3" draw:layer="layout" svg:width="0.48cm" svg:height="0.331cm" svg:x="14.588cm" svg:y="9.831cm">
          <draw:text-box>
            <text:p text:style-name="P1"><text:span text:style-name="T2">CW</text:span></text:p>
          </draw:text-box>
        </draw:frame>
        <draw:line draw:style-name="gr30" draw:text-style-name="P4" draw:layer="layout" svg:x1="17.313cm" svg:y1="3.472cm" svg:x2="17.685cm" svg:y2="3.472cm">
          <text:p/>
        </draw:line>
        <draw:polygon draw:style-name="gr15" draw:text-style-name="P5" draw:layer="layout" svg:width="0.271cm" svg:height="0.146cm" svg:x="17.636cm" svg:y="3.402cm" svg:viewBox="0 0 272 147" draw:points="0,0 272,73 0,147">
          <text:p/>
        </draw:polygon>
        <draw:line draw:style-name="gr30" draw:text-style-name="P4" draw:layer="layout" svg:x1="17.313cm" svg:y1="4.1cm" svg:x2="17.685cm" svg:y2="4.1cm">
          <text:p/>
        </draw:line>
        <draw:polygon draw:style-name="gr15" draw:text-style-name="P5" draw:layer="layout" svg:width="0.271cm" svg:height="0.146cm" svg:x="17.636cm" svg:y="4.03cm" svg:viewBox="0 0 272 147" draw:points="0,0 272,74 0,147">
          <text:p/>
        </draw:polygon>
        <draw:line draw:style-name="gr30" draw:text-style-name="P4" draw:layer="layout" svg:x1="18.726cm" svg:y1="3.472cm" svg:x2="19.098cm" svg:y2="3.472cm">
          <text:p/>
        </draw:line>
        <draw:polygon draw:style-name="gr15" draw:text-style-name="P5" draw:layer="layout" svg:width="0.271cm" svg:height="0.146cm" svg:x="19.049cm" svg:y="3.402cm" svg:viewBox="0 0 272 147" draw:points="0,0 272,73 0,147">
          <text:p/>
        </draw:polygon>
        <draw:line draw:style-name="gr30" draw:text-style-name="P4" draw:layer="layout" svg:x1="18.726cm" svg:y1="4.1cm" svg:x2="19.098cm" svg:y2="4.1cm">
          <text:p/>
        </draw:line>
        <draw:polygon draw:style-name="gr15" draw:text-style-name="P5" draw:layer="layout" svg:width="0.271cm" svg:height="0.146cm" svg:x="19.049cm" svg:y="4.03cm" svg:viewBox="0 0 272 147" draw:points="0,0 272,74 0,147">
          <text:p/>
        </draw:polygon>
        <draw:frame draw:style-name="gr108" draw:text-style-name="P3" draw:layer="layout" svg:width="0.48cm" svg:height="0.331cm" svg:x="13.424cm" svg:y="9.662cm">
          <draw:text-box>
            <text:p text:style-name="P1"><text:span text:style-name="T2">CW</text:span></text:p>
          </draw:text-box>
        </draw:frame>
        <draw:line draw:style-name="gr30" draw:text-style-name="P4" draw:layer="layout" svg:x1="22.251cm" svg:y1="13.884cm" svg:x2="22.943cm" svg:y2="13.884cm">
          <text:p/>
        </draw:line>
        <draw:polygon draw:style-name="gr15" draw:text-style-name="P5" draw:layer="layout" svg:width="0.271cm" svg:height="0.146cm" svg:x="22.893cm" svg:y="13.808cm" svg:viewBox="0 0 272 147" draw:points="0,147 272,74 0,0">
          <text:p/>
        </draw:polygon>
        <draw:path draw:style-name="gr15" draw:text-style-name="P5" draw:layer="layout" svg:width="0.356cm" svg:height="0.356cm" svg:x="22.407cm" svg:y="13.706cm" svg:viewBox="0 0 357 357" svg:d="M357 178c0 98-80 179-178 179s-179-81-179-179 81-178 179-178 178 80 178 178z">
          <text:p/>
        </draw:path>
        <draw:path draw:style-name="gr16" draw:text-style-name="P6" draw:layer="layout" svg:width="0.174cm" svg:height="0.17cm" svg:x="22.498cm" svg:y="13.799cm" svg:viewBox="0 0 175 171" svg:d="M149 96c-1-23-3-52-3-73-6 20-13 41-22 65l-30 82h-16l-29-81c-8-24-15-46-19-66h-1c0 21-2 49-3 75l-5 73h-21l12-171h28l30 83c7 21 13 40 17 57h1c4-17 10-35 18-57l30-83h28l11 171h-22z">
          <text:p/>
        </draw:path>
        <draw:frame draw:style-name="gr109" draw:text-style-name="P15" draw:layer="layout" svg:width="0.641cm" svg:height="0.661cm" svg:x="23.251cm" svg:y="13.5cm">
          <draw:text-box>
            <text:p><text:span text:style-name="T13">12h/</text:span><text:span text:style-name="T13"><text:line-break/></text:span><text:span text:style-name="T13">24h</text:span></text:p>
          </draw:text-box>
        </draw:frame>
        <draw:line draw:style-name="gr30" draw:text-style-name="P4" draw:layer="layout" svg:x1="23.951cm" svg:y1="13.885cm" svg:x2="24.643cm" svg:y2="13.885cm">
          <text:p/>
        </draw:line>
        <draw:polygon draw:style-name="gr15" draw:text-style-name="P5" draw:layer="layout" svg:width="0.271cm" svg:height="0.146cm" svg:x="24.593cm" svg:y="13.809cm" svg:viewBox="0 0 272 147" draw:points="0,147 272,74 0,0">
          <text:p/>
        </draw:polygon>
        <draw:path draw:style-name="gr15" draw:text-style-name="P5" draw:layer="layout" svg:width="0.356cm" svg:height="0.356cm" svg:x="24.107cm" svg:y="13.707cm" svg:viewBox="0 0 357 357" svg:d="M357 178c0 98-80 179-178 179s-179-81-179-179 81-178 179-178 178 80 178 178z">
          <text:p/>
        </draw:path>
        <draw:path draw:style-name="gr16" draw:text-style-name="P6" draw:layer="layout" svg:width="0.174cm" svg:height="0.17cm" svg:x="24.198cm" svg:y="13.8cm" svg:viewBox="0 0 175 171" svg:d="M149 96c-1-23-3-52-3-73-6 20-13 41-22 65l-30 82h-16l-29-81c-8-24-15-46-19-66h-1c0 21-2 49-3 75l-5 73h-21l12-171h28l30 83c7 21 13 40 17 57h1c4-17 10-35 18-57l30-83h28l11 171h-22z">
          <text:p/>
        </draw:path>
        <draw:frame draw:style-name="gr110" draw:text-style-name="P15" draw:layer="layout" svg:width="1.2cm" svg:height="0.5cm" svg:x="24.951cm" svg:y="13.7cm">
          <draw:text-box>
            <text:p><text:span text:style-name="T13">Snooze</text:span></text:p>
          </draw:text-box>
        </draw:frame>
        <draw:line draw:style-name="gr30" draw:text-style-name="P4" draw:layer="layout" svg:x1="23.6cm" svg:y1="14.342cm" svg:x2="23.6cm" svg:y2="15.638cm">
          <text:p/>
        </draw:line>
        <draw:polygon draw:style-name="gr15" draw:text-style-name="P5" draw:layer="layout" svg:width="0.145cm" svg:height="0.271cm" svg:x="23.53cm" svg:y="15.589cm" svg:viewBox="0 0 146 272" draw:points="0,0 74,272 146,0">
          <text:p/>
        </draw:polygon>
        <draw:path draw:style-name="gr15" draw:text-style-name="P5" draw:layer="layout" svg:width="0.297cm" svg:height="0.297cm" svg:x="23.451cm" svg:y="14.663cm" svg:viewBox="0 0 298 298" svg:d="M298 148c0 83-66 150-149 150-82 0-149-67-149-150 0-82 67-148 149-148 83 0 149 66 149 148z">
          <text:p/>
        </draw:path>
        <draw:path draw:style-name="gr16" draw:text-style-name="P6" draw:layer="layout" svg:width="0.119cm" svg:height="0.116cm" svg:x="23.487cm" svg:y="14.753cm" svg:viewBox="0 0 120 117" svg:d="M102 65c0-16-1-36-1-50h-1c-4 13-9 28-14 44l-21 57h-11l-20-56c-6-16-10-31-14-45 0 14-1 34-2 51l-3 51h-15l8-117h20l20 56c4 14 9 27 12 40h1c3-12 7-25 12-40l21-56h19l7 117h-15z">
          <text:p/>
        </draw:path>
        <draw:polygon draw:style-name="gr16" draw:text-style-name="P6" draw:layer="layout" svg:width="0.089cm" svg:height="0.092cm" svg:x="23.623cm" svg:y="14.777cm" svg:viewBox="0 0 90 93" draw:points="51,0 51,41 90,41 90,51 51,51 51,93 40,93 40,51 0,51 0,41 40,41 40,0">
          <text:p/>
        </draw:polygon>
        <draw:path draw:style-name="gr15" draw:text-style-name="P5" draw:layer="layout" svg:width="0.297cm" svg:height="0.297cm" svg:x="23.451cm" svg:y="14.98cm" svg:viewBox="0 0 298 298" svg:d="M298 149c0 83-66 149-149 149-82 0-149-66-149-149 0-82 67-149 149-149 83 0 149 67 149 149z">
          <text:p/>
        </draw:path>
        <draw:polygon draw:style-name="gr16" draw:text-style-name="P6" draw:layer="layout" svg:width="0.087cm" svg:height="0.117cm" svg:x="23.502cm" svg:y="15.07cm" svg:viewBox="0 0 88 118" draw:points="15,0 15,50 72,50 72,0 88,0 88,118 72,118 72,63 15,63 15,118 0,118 0,0">
          <text:p/>
        </draw:polygon>
        <draw:polygon draw:style-name="gr16" draw:text-style-name="P6" draw:layer="layout" svg:width="0.09cm" svg:height="0.092cm" svg:x="23.608cm" svg:y="15.095cm" svg:viewBox="0 0 91 93" draw:points="52,0 52,41 91,41 91,52 52,52 52,93 40,93 40,52 0,52 0,41 40,41 40,0">
          <text:p/>
        </draw:polygon>
        <draw:line draw:style-name="gr30" draw:text-style-name="P4" draw:layer="layout" svg:x1="25.5cm" svg:y1="14.343cm" svg:x2="25.5cm" svg:y2="15.639cm">
          <text:p/>
        </draw:line>
        <draw:polygon draw:style-name="gr15" draw:text-style-name="P5" draw:layer="layout" svg:width="0.145cm" svg:height="0.271cm" svg:x="25.43cm" svg:y="15.59cm" svg:viewBox="0 0 146 272" draw:points="0,0 74,272 146,0">
          <text:p/>
        </draw:polygon>
        <draw:path draw:style-name="gr15" draw:text-style-name="P5" draw:layer="layout" svg:width="0.297cm" svg:height="0.297cm" svg:x="25.351cm" svg:y="14.664cm" svg:viewBox="0 0 298 298" svg:d="M298 148c0 83-66 150-149 150-82 0-149-67-149-150 0-82 67-148 149-148 83 0 149 66 149 148z">
          <text:p/>
        </draw:path>
        <draw:path draw:style-name="gr16" draw:text-style-name="P6" draw:layer="layout" svg:width="0.119cm" svg:height="0.116cm" svg:x="25.387cm" svg:y="14.754cm" svg:viewBox="0 0 120 117" svg:d="M102 65c0-16-1-36-1-50h-1c-4 13-9 28-14 44l-21 57h-11l-20-56c-6-16-10-31-14-45 0 14-1 34-2 51l-3 51h-15l8-117h20l20 56c4 14 9 27 12 40h1c3-12 7-25 12-40l21-56h19l7 117h-15z">
          <text:p/>
        </draw:path>
        <draw:polygon draw:style-name="gr16" draw:text-style-name="P6" draw:layer="layout" svg:width="0.089cm" svg:height="0.092cm" svg:x="25.523cm" svg:y="14.778cm" svg:viewBox="0 0 90 93" draw:points="51,0 51,41 90,41 90,51 51,51 51,93 40,93 40,51 0,51 0,41 40,41 40,0">
          <text:p/>
        </draw:polygon>
        <draw:path draw:style-name="gr15" draw:text-style-name="P5" draw:layer="layout" svg:width="0.297cm" svg:height="0.297cm" svg:x="25.351cm" svg:y="14.981cm" svg:viewBox="0 0 298 298" svg:d="M298 149c0 83-66 149-149 149-82 0-149-66-149-149 0-82 67-149 149-149 83 0 149 67 149 149z">
          <text:p/>
        </draw:path>
        <draw:polygon draw:style-name="gr16" draw:text-style-name="P6" draw:layer="layout" svg:width="0.087cm" svg:height="0.117cm" svg:x="25.402cm" svg:y="15.071cm" svg:viewBox="0 0 88 118" draw:points="15,0 15,50 72,50 72,0 88,0 88,118 72,118 72,63 15,63 15,118 0,118 0,0">
          <text:p/>
        </draw:polygon>
        <draw:polygon draw:style-name="gr16" draw:text-style-name="P6" draw:layer="layout" svg:width="0.09cm" svg:height="0.092cm" svg:x="25.508cm" svg:y="15.096cm" svg:viewBox="0 0 91 93" draw:points="52,0 52,41 91,41 91,52 52,52 52,93 40,93 40,52 0,52 0,41 40,41 40,0">
          <text:p/>
        </draw:polygon>
        <draw:path draw:style-name="gr15" draw:text-style-name="P5" draw:layer="layout" svg:width="0.484cm" svg:height="0.485cm" svg:x="14.651cm" svg:y="5.5cm" svg:viewBox="0 0 485 486" svg:d="M485 243c0 134-108 243-242 243-135 0-243-109-243-243s108-243 243-243c134 0 242 109 242 243z">
          <text:p/>
        </draw:path>
        <draw:frame draw:style-name="gr21" draw:text-style-name="P8" draw:layer="layout" svg:width="0.8cm" svg:height="0.6cm" svg:x="14.751cm" svg:y="5.575cm">
          <draw:text-box>
            <text:p><text:span text:style-name="T4"><text:s/></text:span><text:span text:style-name="T5">E</text:span></text:p>
          </draw:text-box>
        </draw:frame>
        <draw:frame draw:style-name="gr111" draw:text-style-name="P17" draw:layer="layout" svg:width="1.005cm" svg:height="0.331cm" svg:x="23.1cm" svg:y="16.1cm">
          <draw:text-box>
            <text:p text:style-name="P16"><text:span text:style-name="T13">1</text:span><text:span text:style-name="T13">2</text:span><text:span text:style-name="T13">h</text:span><text:span text:style-name="T13">/</text:span><text:span text:style-name="T13">2</text:span><text:span text:style-name="T13">4</text:span></text:p>
          </draw:text-box>
        </draw:frame>
        <draw:frame draw:style-name="gr111" draw:text-style-name="P17" draw:layer="layout" svg:width="1.839cm" svg:height="0.331cm" svg:x="24.5cm" svg:y="16.101cm">
          <draw:text-box>
            <text:p text:style-name="P16"><text:span text:style-name="T13">Aus (0) … 3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2" svg:font-family="'DejaVu Sans'"/>
    <style:font-face style:name="MyriadProular1" svg:font-family="MyriadProular"/>
    <style:font-face style:name="DejaVu Sans1" svg:font-family="'DejaVu Sans'" style:font-pitch="variable"/>
    <style:font-face style:name="Liberation Serif1" svg:font-family="'Liberation Serif'" style:font-pitch="variable"/>
    <style:font-face style:name="MyriadProular" svg:font-family="MyriadPr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30" draw:style="rect" draw:dots1="1" draw:dots1-length="0.171cm" draw:distance="0.1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6T16:57:01.935213044</dc:date>
    <meta:editing-duration>PT4H58M16S</meta:editing-duration>
    <meta:editing-cycles>4</meta:editing-cycles>
    <meta:generator>LibreOffice/6.4.7.2$Linux_X86_64 LibreOffice_project/40$Build-2</meta:generator>
    <meta:document-statistic meta:object-count="595"/>
  </office:meta>
</office:document-meta>
</file>